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5f07aa8"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0"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31"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33"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41"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42"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43" style:family="paragraph" style:parent-style-name="Standard">
      <style:text-properties style:font-name="Liberation Serif"/>
    </style:style>
    <style:style style:name="P44" style:family="paragraph" style:parent-style-name="Standard">
      <style:text-properties style:font-name="Liberation Serif" fo:font-size="12pt" fo:language="en" fo:country="US" officeooo:rsid="000cc339" officeooo:paragraph-rsid="021c9af2" style:font-size-asian="12pt" style:font-size-complex="12pt"/>
    </style:style>
    <style:style style:name="P45" style:family="paragraph" style:parent-style-name="Standard">
      <style:text-properties style:font-name="Liberation Serif" fo:font-size="12pt" fo:language="en" fo:country="US" officeooo:rsid="000d8958" officeooo:paragraph-rsid="0221e233" style:font-size-asian="12pt" style:font-size-complex="12pt"/>
    </style:style>
    <style:style style:name="P46" style:family="paragraph" style:parent-style-name="Standard">
      <style:text-properties style:font-name="Liberation Serif" fo:font-size="12pt" fo:language="en" fo:country="US" officeooo:rsid="000334c1" officeooo:paragraph-rsid="02c2beee" style:font-size-asian="12pt" style:font-size-complex="12pt"/>
    </style:style>
    <style:style style:name="P47" style:family="paragraph" style:parent-style-name="Standard">
      <style:text-properties style:font-name="Liberation Serif" fo:font-size="12pt" fo:language="en" fo:country="US" officeooo:rsid="000334c1" officeooo:paragraph-rsid="03784f4f" style:font-size-asian="12pt" style:font-size-complex="12pt"/>
    </style:style>
    <style:style style:name="P48"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49"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50"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51"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53"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54"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55"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5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5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5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6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62"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63"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64"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65"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66"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67"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68"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69"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70"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71"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72"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7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75" style:family="paragraph" style:parent-style-name="Standard">
      <style:text-properties style:font-name="Liberation Serif" fo:font-size="12pt" officeooo:paragraph-rsid="02716840" style:font-size-asian="12pt" style:font-size-complex="12pt"/>
    </style:style>
    <style:style style:name="P76" style:family="paragraph" style:parent-style-name="Standard">
      <style:text-properties style:font-name="Liberation Serif" fo:font-size="12pt" officeooo:paragraph-rsid="03561b95" style:font-size-asian="12pt" style:font-size-complex="12pt"/>
    </style:style>
    <style:style style:name="P77" style:family="paragraph" style:parent-style-name="Standard">
      <style:text-properties style:font-name="Liberation Serif" fo:font-size="12pt" officeooo:paragraph-rsid="02e32493" style:font-size-asian="12pt" style:font-size-complex="12pt"/>
    </style:style>
    <style:style style:name="P78" style:family="paragraph" style:parent-style-name="Standard">
      <style:text-properties style:font-name="Liberation Serif" fo:font-size="12pt" officeooo:paragraph-rsid="067c94b7" style:font-size-asian="12pt" style:font-size-complex="12pt"/>
    </style:style>
    <style:style style:name="P79" style:family="paragraph" style:parent-style-name="Standard">
      <style:text-properties style:font-name="Liberation Serif" fo:font-size="12pt" officeooo:paragraph-rsid="0682d6db" style:font-size-asian="12pt" style:font-size-complex="12pt"/>
    </style:style>
    <style:style style:name="P80"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81"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82"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83"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84"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85" style:family="paragraph" style:parent-style-name="Standard">
      <style:text-properties style:font-name="Liberation Serif" fo:font-size="12pt" officeooo:paragraph-rsid="025f1ffb"/>
    </style:style>
    <style:style style:name="P86" style:family="paragraph" style:parent-style-name="Standard">
      <style:text-properties style:font-name="Liberation Serif" fo:font-size="12pt" officeooo:paragraph-rsid="0224863e"/>
    </style:style>
    <style:style style:name="P87" style:family="paragraph" style:parent-style-name="Standard">
      <style:text-properties style:font-name="Liberation Serif" fo:font-size="12pt" officeooo:paragraph-rsid="02c1769f"/>
    </style:style>
    <style:style style:name="P88" style:family="paragraph" style:parent-style-name="Standard">
      <style:paragraph-properties fo:text-align="start" style:justify-single-word="false"/>
      <style:text-properties style:font-name="Liberation Serif" fo:font-size="12pt" officeooo:paragraph-rsid="030bf89e"/>
    </style:style>
    <style:style style:name="P89" style:family="paragraph" style:parent-style-name="Standard">
      <style:text-properties style:font-name="Liberation Serif" fo:font-size="12pt" officeooo:paragraph-rsid="039546a5"/>
    </style:style>
    <style:style style:name="P90" style:family="paragraph" style:parent-style-name="Standard">
      <style:text-properties style:font-name="Liberation Serif" fo:font-weight="bold" officeooo:paragraph-rsid="021c9af2" style:font-weight-asian="bold" style:font-weight-complex="bold"/>
    </style:style>
    <style:style style:name="P91" style:family="paragraph" style:parent-style-name="Standard">
      <style:text-properties style:font-name="Liberation Serif" officeooo:paragraph-rsid="021c9af2"/>
    </style:style>
    <style:style style:name="P92" style:family="paragraph" style:parent-style-name="Standard">
      <style:text-properties officeooo:paragraph-rsid="02e32493"/>
    </style:style>
    <style:style style:name="P93" style:family="paragraph" style:parent-style-name="Standard">
      <style:text-properties officeooo:paragraph-rsid="02f95d54"/>
    </style:style>
    <style:style style:name="P94" style:family="paragraph" style:parent-style-name="Standard">
      <style:text-properties officeooo:paragraph-rsid="03090dce"/>
    </style:style>
    <style:style style:name="P95" style:family="paragraph" style:parent-style-name="Standard">
      <style:text-properties officeooo:paragraph-rsid="03212c33"/>
    </style:style>
    <style:style style:name="P96" style:family="paragraph" style:parent-style-name="Standard">
      <style:text-properties officeooo:paragraph-rsid="0322ddae"/>
    </style:style>
    <style:style style:name="P97" style:family="paragraph" style:parent-style-name="Standard">
      <style:text-properties officeooo:rsid="0323d253" officeooo:paragraph-rsid="0323d253"/>
    </style:style>
    <style:style style:name="P98" style:family="paragraph" style:parent-style-name="Standard">
      <style:text-properties officeooo:paragraph-rsid="035d1163"/>
    </style:style>
    <style:style style:name="P99" style:family="paragraph" style:parent-style-name="Standard">
      <style:text-properties fo:color="#000007" style:font-name="Liberation Serif" fo:font-size="12pt" officeooo:paragraph-rsid="03aa6fe5" style:font-size-asian="12pt" style:font-size-complex="12pt"/>
    </style:style>
    <style:style style:name="P100"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02" style:family="paragraph" style:parent-style-name="Standard">
      <style:text-properties fo:color="#000007" officeooo:rsid="04600cf2" officeooo:paragraph-rsid="045d3fd5"/>
    </style:style>
    <style:style style:name="P103" style:family="paragraph" style:parent-style-name="Standard">
      <style:text-properties fo:color="#000007" officeooo:paragraph-rsid="0462e675"/>
    </style:style>
    <style:style style:name="P104" style:family="paragraph" style:parent-style-name="Standard">
      <style:text-properties fo:color="#000007" style:text-underline-style="none" fo:background-color="transparent"/>
    </style:style>
    <style:style style:name="P105" style:family="paragraph" style:parent-style-name="Standard">
      <style:text-properties fo:color="#000007" fo:font-weight="bold" officeooo:rsid="0462e675" officeooo:paragraph-rsid="0462e675" style:font-weight-asian="bold" style:font-weight-complex="bold"/>
    </style:style>
    <style:style style:name="P106" style:family="paragraph" style:parent-style-name="Standard">
      <style:text-properties fo:color="#000007" fo:font-weight="bold" officeooo:rsid="04968232" officeooo:paragraph-rsid="049479d7" style:font-weight-asian="bold" style:font-weight-complex="bold"/>
    </style:style>
    <style:style style:name="P107" style:family="paragraph" style:parent-style-name="Standard">
      <style:text-properties fo:color="#000007" fo:font-weight="normal" officeooo:rsid="049479d7" officeooo:paragraph-rsid="049479d7" style:font-weight-asian="normal" style:font-weight-complex="normal"/>
    </style:style>
    <style:style style:name="P108" style:family="paragraph" style:parent-style-name="Standard">
      <style:text-properties fo:color="#000007" fo:font-weight="normal" officeooo:rsid="049479d7" officeooo:paragraph-rsid="0558fe43" style:font-weight-asian="normal" style:font-weight-complex="normal"/>
    </style:style>
    <style:style style:name="P109" style:family="paragraph" style:parent-style-name="Standard">
      <style:text-properties fo:color="#000007" fo:font-weight="normal" officeooo:rsid="04906ef3" officeooo:paragraph-rsid="049479d7" style:font-weight-asian="normal" style:font-weight-complex="normal"/>
    </style:style>
    <style:style style:name="P110"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11"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12"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13"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14"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15"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16" style:family="paragraph" style:parent-style-name="Standard">
      <style:text-properties fo:color="#000007" fo:font-style="normal" officeooo:rsid="04c0ef0d" officeooo:paragraph-rsid="04a82c12" style:font-style-asian="normal" style:font-style-complex="normal"/>
    </style:style>
    <style:style style:name="P117" style:family="paragraph" style:parent-style-name="Standard">
      <style:text-properties officeooo:paragraph-rsid="047a719f"/>
    </style:style>
    <style:style style:name="P118" style:family="paragraph" style:parent-style-name="Standard">
      <style:text-properties fo:font-weight="bold" officeooo:rsid="0462e675" officeooo:paragraph-rsid="0462e675" style:font-weight-asian="bold" style:font-weight-complex="bold"/>
    </style:style>
    <style:style style:name="P119" style:family="paragraph" style:parent-style-name="Standard">
      <style:text-properties fo:font-weight="bold" officeooo:rsid="04e794fb" officeooo:paragraph-rsid="04e794fb" style:font-weight-asian="bold" style:font-weight-complex="bold"/>
    </style:style>
    <style:style style:name="P120" style:family="paragraph" style:parent-style-name="Standard">
      <style:text-properties fo:font-weight="bold" officeooo:rsid="05a0e937" officeooo:paragraph-rsid="05a0e937" style:font-weight-asian="bold" style:font-weight-complex="bold"/>
    </style:style>
    <style:style style:name="P121" style:family="paragraph" style:parent-style-name="Standard">
      <style:text-properties fo:font-weight="bold" officeooo:rsid="050ef93c" officeooo:paragraph-rsid="050ef93c" fo:background-color="transparent" style:font-weight-asian="bold" style:font-weight-complex="bold"/>
    </style:style>
    <style:style style:name="P122" style:family="paragraph" style:parent-style-name="Standard">
      <style:text-properties fo:font-weight="bold" officeooo:rsid="05415c74" officeooo:paragraph-rsid="05415c74" fo:background-color="transparent" style:font-weight-asian="bold" style:font-weight-complex="bold"/>
    </style:style>
    <style:style style:name="P123" style:family="paragraph" style:parent-style-name="Standard">
      <style:text-properties fo:font-weight="bold" officeooo:rsid="05530563" officeooo:paragraph-rsid="05530563" fo:background-color="transparent" style:font-weight-asian="bold" style:font-weight-complex="bold"/>
    </style:style>
    <style:style style:name="P124" style:family="paragraph" style:parent-style-name="Standard">
      <style:text-properties fo:font-weight="bold" officeooo:rsid="0553a1e1" officeooo:paragraph-rsid="0553a1e1" fo:background-color="transparent" style:font-weight-asian="bold" style:font-weight-complex="bold"/>
    </style:style>
    <style:style style:name="P125" style:family="paragraph" style:parent-style-name="Standard">
      <style:text-properties fo:font-weight="bold" officeooo:rsid="05650112" officeooo:paragraph-rsid="05650112" fo:background-color="transparent" style:font-weight-asian="bold" style:font-weight-complex="bold"/>
    </style:style>
    <style:style style:name="P126" style:family="paragraph" style:parent-style-name="Standard">
      <style:text-properties officeooo:rsid="045d3fd5" officeooo:paragraph-rsid="0483516f"/>
    </style:style>
    <style:style style:name="P127" style:family="paragraph" style:parent-style-name="Standard">
      <style:text-properties fo:font-weight="normal" officeooo:rsid="048925fd" officeooo:paragraph-rsid="04906ef3" style:font-weight-asian="normal" style:font-weight-complex="normal"/>
    </style:style>
    <style:style style:name="P128" style:family="paragraph" style:parent-style-name="Standard">
      <style:text-properties fo:font-weight="normal" officeooo:rsid="04906ef3" officeooo:paragraph-rsid="04906ef3" style:font-weight-asian="normal" style:font-weight-complex="normal"/>
    </style:style>
    <style:style style:name="P129" style:family="paragraph" style:parent-style-name="Standard">
      <style:text-properties fo:font-weight="normal" officeooo:rsid="04eb46bb" officeooo:paragraph-rsid="04eb46bb" style:font-weight-asian="normal" style:font-weight-complex="normal"/>
    </style:style>
    <style:style style:name="P130" style:family="paragraph" style:parent-style-name="Standard">
      <style:text-properties fo:font-weight="normal" officeooo:rsid="04f8db2b" officeooo:paragraph-rsid="04f8db2b" style:font-weight-asian="normal" style:font-weight-complex="normal"/>
    </style:style>
    <style:style style:name="P131" style:family="paragraph" style:parent-style-name="Standard">
      <style:text-properties fo:font-weight="normal" officeooo:rsid="0558fe43" officeooo:paragraph-rsid="0558fe43" style:font-weight-asian="normal" style:font-weight-complex="normal"/>
    </style:style>
    <style:style style:name="P132" style:family="paragraph" style:parent-style-name="Standard">
      <style:text-properties fo:font-weight="normal" officeooo:rsid="05a35cd9" officeooo:paragraph-rsid="05a35cd9" style:font-weight-asian="normal" style:font-weight-complex="normal"/>
    </style:style>
    <style:style style:name="P133" style:family="paragraph" style:parent-style-name="Standard">
      <style:text-properties fo:font-weight="normal" officeooo:rsid="0502e559" officeooo:paragraph-rsid="0502e559" fo:background-color="transparent" style:font-weight-asian="normal" style:font-weight-complex="normal"/>
    </style:style>
    <style:style style:name="P134" style:family="paragraph" style:parent-style-name="Standard">
      <style:text-properties fo:font-weight="normal" officeooo:rsid="0509efc8" officeooo:paragraph-rsid="0509efc8" fo:background-color="transparent" style:font-weight-asian="normal" style:font-weight-complex="normal"/>
    </style:style>
    <style:style style:name="P135" style:family="paragraph" style:parent-style-name="Standard">
      <style:text-properties fo:font-weight="normal" officeooo:rsid="051746a8" officeooo:paragraph-rsid="05530563" fo:background-color="transparent" style:font-weight-asian="normal" style:font-weight-complex="normal"/>
    </style:style>
    <style:style style:name="P136" style:family="paragraph" style:parent-style-name="Standard">
      <style:text-properties fo:font-weight="normal" officeooo:rsid="0526c2f0" officeooo:paragraph-rsid="0526c2f0" fo:background-color="transparent" style:font-weight-asian="normal" style:font-weight-complex="normal"/>
    </style:style>
    <style:style style:name="P137" style:family="paragraph" style:parent-style-name="Standard">
      <style:text-properties fo:font-weight="normal" officeooo:rsid="05278ec0" officeooo:paragraph-rsid="05278ec0" fo:background-color="transparent" style:font-weight-asian="normal" style:font-weight-complex="normal"/>
    </style:style>
    <style:style style:name="P138" style:family="paragraph" style:parent-style-name="Standard">
      <style:text-properties fo:font-weight="normal" officeooo:rsid="052b32c9" officeooo:paragraph-rsid="0536ad23" fo:background-color="transparent" style:font-weight-asian="normal" style:font-weight-complex="normal"/>
    </style:style>
    <style:style style:name="P139" style:family="paragraph" style:parent-style-name="Standard">
      <style:text-properties fo:font-weight="normal" officeooo:rsid="0541fdce" officeooo:paragraph-rsid="0541fdce" fo:background-color="transparent" style:font-weight-asian="normal" style:font-weight-complex="normal"/>
    </style:style>
    <style:style style:name="P140" style:family="paragraph" style:parent-style-name="Standard">
      <style:text-properties fo:font-weight="normal" officeooo:rsid="0568d739" officeooo:paragraph-rsid="05bf2f48" fo:background-color="transparent" style:font-weight-asian="normal" style:font-weight-complex="normal"/>
    </style:style>
    <style:style style:name="P141" style:family="paragraph" style:parent-style-name="Standard">
      <style:text-properties officeooo:rsid="04a82c12" officeooo:paragraph-rsid="04c557da"/>
    </style:style>
    <style:style style:name="P142" style:family="paragraph" style:parent-style-name="Standard">
      <style:text-properties officeooo:rsid="04a82c12" officeooo:paragraph-rsid="04d217f3"/>
    </style:style>
    <style:style style:name="P143" style:family="paragraph" style:parent-style-name="Standard">
      <style:text-properties officeooo:rsid="04a82c12" officeooo:paragraph-rsid="04e956d0"/>
    </style:style>
    <style:style style:name="P144" style:family="paragraph" style:parent-style-name="Standard">
      <style:text-properties officeooo:rsid="04a82c12" officeooo:paragraph-rsid="04f696de"/>
    </style:style>
    <style:style style:name="P145" style:family="paragraph" style:parent-style-name="Standard">
      <style:text-properties officeooo:rsid="04e3fdd0" officeooo:paragraph-rsid="04f696de"/>
    </style:style>
    <style:style style:name="P146"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47"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48"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49" style:family="paragraph" style:parent-style-name="Standard">
      <style:text-properties officeooo:paragraph-rsid="05933d2a"/>
    </style:style>
    <style:style style:name="P150" style:family="paragraph" style:parent-style-name="Standard">
      <style:text-properties officeooo:paragraph-rsid="06c83c4b"/>
    </style:style>
    <style:style style:name="P151" style:family="paragraph" style:parent-style-name="Standard">
      <style:text-properties officeooo:paragraph-rsid="047401fe"/>
    </style:style>
    <style:style style:name="P152" style:family="paragraph" style:parent-style-name="Standard">
      <style:text-properties officeooo:paragraph-rsid="06db6a9a"/>
    </style:style>
    <style:style style:name="P153" style:family="paragraph" style:parent-style-name="Standard">
      <style:text-properties officeooo:paragraph-rsid="06e98530"/>
    </style:style>
    <style:style style:name="P154" style:family="paragraph" style:parent-style-name="Footnote">
      <style:text-properties officeooo:rsid="0147d1ea" officeooo:paragraph-rsid="0147d1ea"/>
    </style:style>
    <style:style style:name="P155" style:family="paragraph" style:parent-style-name="Footnote">
      <style:text-properties officeooo:paragraph-rsid="006be1ff"/>
    </style:style>
    <style:style style:name="P156" style:family="paragraph" style:parent-style-name="Footnote">
      <style:text-properties officeooo:rsid="015fc4f0" officeooo:paragraph-rsid="015fc4f0"/>
    </style:style>
    <style:style style:name="P157" style:family="paragraph" style:parent-style-name="Footnote">
      <style:text-properties officeooo:rsid="019e6ba1" officeooo:paragraph-rsid="019e6ba1"/>
    </style:style>
    <style:style style:name="P158" style:family="paragraph" style:parent-style-name="Footnote">
      <style:text-properties officeooo:rsid="018b190c" officeooo:paragraph-rsid="018b190c"/>
    </style:style>
    <style:style style:name="P159" style:family="paragraph" style:parent-style-name="Footnote">
      <style:text-properties officeooo:rsid="0188b519" officeooo:paragraph-rsid="0188b519"/>
    </style:style>
    <style:style style:name="P160" style:family="paragraph" style:parent-style-name="Footnote">
      <style:text-properties officeooo:rsid="02713ecc" officeooo:paragraph-rsid="02713ecc"/>
    </style:style>
    <style:style style:name="P161" style:family="paragraph" style:parent-style-name="Footnote">
      <style:text-properties officeooo:rsid="02a1fffc" officeooo:paragraph-rsid="02a1fffc"/>
    </style:style>
    <style:style style:name="P162" style:family="paragraph" style:parent-style-name="Footnote">
      <style:text-properties officeooo:rsid="02c91e8b" officeooo:paragraph-rsid="02c91e8b"/>
    </style:style>
    <style:style style:name="P163" style:family="paragraph" style:parent-style-name="Footnote">
      <style:text-properties officeooo:rsid="02d284ea" officeooo:paragraph-rsid="02d284ea"/>
    </style:style>
    <style:style style:name="P164" style:family="paragraph" style:parent-style-name="Footnote">
      <style:text-properties officeooo:paragraph-rsid="02f7aa9c"/>
    </style:style>
    <style:style style:name="P165" style:family="paragraph" style:parent-style-name="Footnote">
      <style:text-properties officeooo:rsid="035dffea" officeooo:paragraph-rsid="035dffea"/>
    </style:style>
    <style:style style:name="P166" style:family="paragraph" style:parent-style-name="Footnote">
      <style:text-properties officeooo:rsid="038de87e" officeooo:paragraph-rsid="038de87e"/>
    </style:style>
    <style:style style:name="P167" style:family="paragraph" style:parent-style-name="Footnote">
      <style:text-properties officeooo:rsid="03d9d0bb" officeooo:paragraph-rsid="03d9d0bb"/>
    </style:style>
    <style:style style:name="P168" style:family="paragraph" style:parent-style-name="Footnote">
      <style:text-properties officeooo:rsid="03e383e9" officeooo:paragraph-rsid="03e383e9"/>
    </style:style>
    <style:style style:name="P169" style:family="paragraph" style:parent-style-name="Footnote">
      <style:text-properties officeooo:rsid="04270d30" officeooo:paragraph-rsid="04270d30"/>
    </style:style>
    <style:style style:name="P170" style:family="paragraph" style:parent-style-name="Footnote">
      <style:text-properties officeooo:rsid="042d4242" officeooo:paragraph-rsid="042d4242"/>
    </style:style>
    <style:style style:name="P171" style:family="paragraph" style:parent-style-name="Footnote">
      <style:text-properties officeooo:rsid="044b0040" officeooo:paragraph-rsid="044b0040"/>
    </style:style>
    <style:style style:name="P172" style:family="paragraph" style:parent-style-name="Footnote">
      <style:text-properties officeooo:rsid="044c60f8" officeooo:paragraph-rsid="044c60f8"/>
    </style:style>
    <style:style style:name="P173" style:family="paragraph" style:parent-style-name="Footnote">
      <style:text-properties officeooo:rsid="04600cf2" officeooo:paragraph-rsid="04600cf2"/>
    </style:style>
    <style:style style:name="P174" style:family="paragraph" style:parent-style-name="Footnote">
      <style:text-properties officeooo:rsid="046cfbd8" officeooo:paragraph-rsid="046cfbd8"/>
    </style:style>
    <style:style style:name="P175" style:family="paragraph" style:parent-style-name="Footnote">
      <style:text-properties officeooo:rsid="04d534b3" officeooo:paragraph-rsid="04d534b3"/>
    </style:style>
    <style:style style:name="P176" style:family="paragraph" style:parent-style-name="Footnote">
      <style:text-properties officeooo:rsid="04dbd3e5" officeooo:paragraph-rsid="04dbd3e5"/>
    </style:style>
    <style:style style:name="P177" style:family="paragraph" style:parent-style-name="Footnote">
      <style:text-properties officeooo:rsid="050b7a6a" officeooo:paragraph-rsid="050b7a6a"/>
    </style:style>
    <style:style style:name="P178" style:family="paragraph" style:parent-style-name="Footnote">
      <style:text-properties officeooo:rsid="054d2934" officeooo:paragraph-rsid="054d2934"/>
    </style:style>
    <style:style style:name="P179" style:family="paragraph" style:parent-style-name="Footnote">
      <style:text-properties officeooo:rsid="05852cdc" officeooo:paragraph-rsid="05852cdc"/>
    </style:style>
    <style:style style:name="P180" style:family="paragraph" style:parent-style-name="Footnote">
      <style:text-properties officeooo:rsid="05af1d78" officeooo:paragraph-rsid="05af1d78"/>
    </style:style>
    <style:style style:name="P181" style:family="paragraph" style:parent-style-name="Footnote">
      <style:text-properties officeooo:rsid="05bfcf73" officeooo:paragraph-rsid="05bfcf73"/>
    </style:style>
    <style:style style:name="P182" style:family="paragraph" style:parent-style-name="Footnote">
      <style:text-properties officeooo:rsid="05c6e3b7" officeooo:paragraph-rsid="05c6e3b7"/>
    </style:style>
    <style:style style:name="P183" style:family="paragraph" style:parent-style-name="Footnote">
      <style:text-properties officeooo:rsid="05da52a2" officeooo:paragraph-rsid="05da52a2" fo:background-color="#ff00cc"/>
    </style:style>
    <style:style style:name="P184" style:family="paragraph" style:parent-style-name="Footnote">
      <style:text-properties officeooo:rsid="03a7f4fc" officeooo:paragraph-rsid="03a7f4fc"/>
    </style:style>
    <style:style style:name="P185" style:family="paragraph" style:parent-style-name="Footnote">
      <style:text-properties officeooo:rsid="0523d432" officeooo:paragraph-rsid="06e321c1"/>
    </style:style>
    <style:style style:name="P186" style:family="paragraph" style:parent-style-name="Footnote">
      <style:text-properties officeooo:rsid="06f3ba6a" officeooo:paragraph-rsid="06f3ba6a"/>
    </style:style>
    <style:style style:name="P187"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88" style:family="paragraph" style:parent-style-name="Bibliography_20_Heading">
      <style:paragraph-properties fo:break-before="page"/>
    </style:style>
    <style:style style:name="P189" style:family="paragraph" style:parent-style-name="Bibliography_20_1">
      <style:paragraph-properties>
        <style:tab-stops/>
      </style:paragraph-properties>
    </style:style>
    <style:style style:name="P190" style:family="paragraph" style:parent-style-name="footnote_20_text" style:master-page-name="Converted4">
      <style:paragraph-properties style:page-number="auto"/>
    </style:style>
    <style:style style:name="P191" style:family="paragraph" style:parent-style-name="footnote_20_text" style:master-page-name="Converted32">
      <style:paragraph-properties style:page-number="auto"/>
    </style:style>
    <style:style style:name="P192" style:family="paragraph" style:parent-style-name="footnote_20_text" style:master-page-name="Converted42">
      <style:paragraph-properties style:page-number="auto"/>
    </style:style>
    <style:style style:name="P193"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94"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195"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196" style:family="paragraph" style:parent-style-name="Standard">
      <style:text-properties fo:color="#000007" officeooo:rsid="045d3fd5" officeooo:paragraph-rsid="047a719f"/>
    </style:style>
    <style:style style:name="P197" style:family="paragraph" style:parent-style-name="Standard">
      <style:text-properties officeooo:paragraph-rsid="06faf382"/>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09"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10" style:family="text">
      <style:text-properties fo:font-style="italic" fo:background-color="transparent" loext:char-shading-value="0" style:font-style-asian="italic" style:font-style-complex="italic"/>
    </style:style>
    <style:style style:name="T211" style:family="text">
      <style:text-properties fo:font-style="italic" officeooo:rsid="0070ec82" fo:background-color="transparent" loext:char-shading-value="0" style:font-style-asian="italic" style:font-style-complex="italic"/>
    </style:style>
    <style:style style:name="T212" style:family="text">
      <style:text-properties fo:font-style="italic" officeooo:rsid="0028d945" fo:background-color="transparent" loext:char-shading-value="0" style:font-style-asian="italic" style:font-style-complex="italic"/>
    </style:style>
    <style:style style:name="T213" style:family="text">
      <style:text-properties fo:font-style="italic" officeooo:rsid="0071cd17" fo:background-color="transparent" loext:char-shading-value="0" style:font-style-asian="italic" style:font-style-complex="italic"/>
    </style:style>
    <style:style style:name="T214" style:family="text">
      <style:text-properties fo:font-style="italic" officeooo:rsid="009cf2e5" fo:background-color="transparent" loext:char-shading-value="0" style:font-style-asian="italic" style:font-style-complex="italic"/>
    </style:style>
    <style:style style:name="T215" style:family="text">
      <style:text-properties fo:font-style="italic" officeooo:rsid="00a151fb" fo:background-color="transparent" loext:char-shading-value="0" style:font-style-asian="italic" style:font-style-complex="italic"/>
    </style:style>
    <style:style style:name="T216" style:family="text">
      <style:text-properties fo:font-style="italic" officeooo:rsid="007644b6" fo:background-color="transparent" loext:char-shading-value="0" style:font-style-asian="italic" style:font-style-complex="italic"/>
    </style:style>
    <style:style style:name="T217" style:family="text">
      <style:text-properties fo:font-style="italic" officeooo:rsid="035103c6" fo:background-color="transparent" loext:char-shading-value="0" style:font-style-asian="italic" style:font-style-complex="italic"/>
    </style:style>
    <style:style style:name="T218" style:family="text">
      <style:text-properties fo:font-style="italic" style:font-size-asian="12pt" style:font-style-asian="italic" style:font-size-complex="12pt" style:font-style-complex="italic"/>
    </style:style>
    <style:style style:name="T219" style:family="text">
      <style:text-properties fo:font-style="italic" officeooo:rsid="02366150" style:font-size-asian="12pt" style:font-style-asian="italic" style:font-size-complex="12pt" style:font-style-complex="italic"/>
    </style:style>
    <style:style style:name="T220" style:family="text">
      <style:text-properties fo:font-style="italic" officeooo:rsid="02492302" style:font-size-asian="12pt" style:font-style-asian="italic" style:font-size-complex="12pt" style:font-style-complex="italic"/>
    </style:style>
    <style:style style:name="T221" style:family="text">
      <style:text-properties fo:font-style="italic" officeooo:rsid="0164b0f7"/>
    </style:style>
    <style:style style:name="T222" style:family="text">
      <style:text-properties fo:font-style="normal" style:font-style-asian="normal" style:font-style-complex="normal"/>
    </style:style>
    <style:style style:name="T223" style:family="text">
      <style:text-properties fo:font-style="normal" officeooo:rsid="005b8d1b" style:font-style-asian="normal" style:font-style-complex="normal"/>
    </style:style>
    <style:style style:name="T224" style:family="text">
      <style:text-properties fo:font-style="normal" officeooo:rsid="019e6ba1" style:font-style-asian="normal" style:font-style-complex="normal"/>
    </style:style>
    <style:style style:name="T225" style:family="text">
      <style:text-properties fo:font-style="normal" officeooo:rsid="019e72d1" style:font-style-asian="normal" style:font-style-complex="normal"/>
    </style:style>
    <style:style style:name="T226" style:family="text">
      <style:text-properties fo:font-style="normal" officeooo:rsid="01a0859a" style:font-style-asian="normal" style:font-style-complex="normal"/>
    </style:style>
    <style:style style:name="T227" style:family="text">
      <style:text-properties fo:font-style="normal" officeooo:rsid="02cac8db" style:font-style-asian="normal" style:font-style-complex="normal"/>
    </style:style>
    <style:style style:name="T228" style:family="text">
      <style:text-properties fo:font-style="normal" officeooo:rsid="013d1e2d" style:font-style-asian="normal" style:font-style-complex="normal"/>
    </style:style>
    <style:style style:name="T229" style:family="text">
      <style:text-properties fo:font-style="normal" officeooo:rsid="02cd96d4" style:font-style-asian="normal" style:font-style-complex="normal"/>
    </style:style>
    <style:style style:name="T230" style:family="text">
      <style:text-properties fo:font-style="normal" officeooo:rsid="0316f018" style:font-style-asian="normal" style:font-style-complex="normal"/>
    </style:style>
    <style:style style:name="T231" style:family="text">
      <style:text-properties fo:font-style="normal" officeooo:rsid="0317b573" style:font-style-asian="normal" style:font-style-complex="normal"/>
    </style:style>
    <style:style style:name="T232" style:family="text">
      <style:text-properties fo:font-style="normal" officeooo:rsid="0319528e" style:font-style-asian="normal" style:font-style-complex="normal"/>
    </style:style>
    <style:style style:name="T233" style:family="text">
      <style:text-properties fo:font-style="normal" officeooo:rsid="0319e9ac" style:font-style-asian="normal" style:font-style-complex="normal"/>
    </style:style>
    <style:style style:name="T234" style:family="text">
      <style:text-properties fo:font-style="normal" officeooo:rsid="03268db0" style:font-style-asian="normal" style:font-style-complex="normal"/>
    </style:style>
    <style:style style:name="T235" style:family="text">
      <style:text-properties fo:font-style="normal" officeooo:rsid="0328f694" style:font-style-asian="normal" style:font-style-complex="normal"/>
    </style:style>
    <style:style style:name="T236" style:family="text">
      <style:text-properties fo:font-style="normal" officeooo:rsid="032a594f" style:font-style-asian="normal" style:font-style-complex="normal"/>
    </style:style>
    <style:style style:name="T237" style:family="text">
      <style:text-properties fo:font-style="normal" officeooo:rsid="032b996f" style:font-style-asian="normal" style:font-style-complex="normal"/>
    </style:style>
    <style:style style:name="T238" style:family="text">
      <style:text-properties fo:font-style="normal" officeooo:rsid="035a27ce" style:font-style-asian="normal" style:font-style-complex="normal"/>
    </style:style>
    <style:style style:name="T239" style:family="text">
      <style:text-properties fo:font-style="normal" officeooo:rsid="001a506d" style:font-style-asian="normal" style:font-style-complex="normal"/>
    </style:style>
    <style:style style:name="T240" style:family="text">
      <style:text-properties fo:font-style="normal" officeooo:rsid="0519c831" style:font-style-asian="normal" style:font-style-complex="normal"/>
    </style:style>
    <style:style style:name="T241" style:family="text">
      <style:text-properties fo:font-style="normal" officeooo:rsid="051b633b" style:font-style-asian="normal" style:font-style-complex="normal"/>
    </style:style>
    <style:style style:name="T242" style:family="text">
      <style:text-properties fo:font-style="normal" officeooo:rsid="051ce12f" style:font-style-asian="normal" style:font-style-complex="normal"/>
    </style:style>
    <style:style style:name="T243" style:family="text">
      <style:text-properties fo:font-style="normal" officeooo:rsid="051d5b6b" style:font-style-asian="normal" style:font-style-complex="normal"/>
    </style:style>
    <style:style style:name="T244" style:family="text">
      <style:text-properties fo:font-style="normal" officeooo:rsid="051eca5e" style:font-style-asian="normal" style:font-style-complex="normal"/>
    </style:style>
    <style:style style:name="T245" style:family="text">
      <style:text-properties fo:font-style="normal" officeooo:rsid="0520908d" style:font-style-asian="normal" style:font-style-complex="normal"/>
    </style:style>
    <style:style style:name="T246" style:family="text">
      <style:text-properties fo:font-style="normal" officeooo:rsid="05223ad2" style:font-style-asian="normal" style:font-style-complex="normal"/>
    </style:style>
    <style:style style:name="T247" style:family="text">
      <style:text-properties fo:font-style="normal" officeooo:rsid="0523d432" style:font-style-asian="normal" style:font-style-complex="normal"/>
    </style:style>
    <style:style style:name="T248" style:family="text">
      <style:text-properties fo:font-style="normal" officeooo:rsid="052de443" style:font-style-asian="normal" style:font-style-complex="normal"/>
    </style:style>
    <style:style style:name="T249" style:family="text">
      <style:text-properties fo:font-style="normal" officeooo:rsid="052e79d1" style:font-style-asian="normal" style:font-style-complex="normal"/>
    </style:style>
    <style:style style:name="T250" style:family="text">
      <style:text-properties fo:font-style="normal" officeooo:rsid="052ece63" style:font-style-asian="normal" style:font-style-complex="normal"/>
    </style:style>
    <style:style style:name="T251" style:family="text">
      <style:text-properties fo:font-style="normal" officeooo:rsid="05324e77" style:font-style-asian="normal" style:font-style-complex="normal"/>
    </style:style>
    <style:style style:name="T252" style:family="text">
      <style:text-properties fo:font-style="normal" officeooo:rsid="0534e4b4" style:font-style-asian="normal" style:font-style-complex="normal"/>
    </style:style>
    <style:style style:name="T253" style:family="text">
      <style:text-properties fo:font-style="normal" officeooo:rsid="0536ad23" style:font-style-asian="normal" style:font-style-complex="normal"/>
    </style:style>
    <style:style style:name="T254" style:family="text">
      <style:text-properties fo:font-style="normal" officeooo:rsid="05388e88" style:font-style-asian="normal" style:font-style-complex="normal"/>
    </style:style>
    <style:style style:name="T255" style:family="text">
      <style:text-properties fo:font-style="normal" officeooo:rsid="05388fa4" style:font-style-asian="normal" style:font-style-complex="normal"/>
    </style:style>
    <style:style style:name="T256" style:family="text">
      <style:text-properties fo:font-style="normal" officeooo:rsid="0539d965" style:font-style-asian="normal" style:font-style-complex="normal"/>
    </style:style>
    <style:style style:name="T257" style:family="text">
      <style:text-properties fo:font-style="normal" officeooo:rsid="053b5a9a" style:font-style-asian="normal" style:font-style-complex="normal"/>
    </style:style>
    <style:style style:name="T258" style:family="text">
      <style:text-properties fo:font-style="normal" officeooo:rsid="053e40f7" style:font-style-asian="normal" style:font-style-complex="normal"/>
    </style:style>
    <style:style style:name="T259" style:family="text">
      <style:text-properties fo:font-style="normal" officeooo:rsid="053ffcf0" style:font-style-asian="normal" style:font-style-complex="normal"/>
    </style:style>
    <style:style style:name="T260" style:family="text">
      <style:text-properties fo:font-style="normal" officeooo:rsid="05415c74" style:font-style-asian="normal" style:font-style-complex="normal"/>
    </style:style>
    <style:style style:name="T261" style:family="text">
      <style:text-properties fo:font-style="normal" officeooo:rsid="0553a1e1" style:font-style-asian="normal" style:font-style-complex="normal"/>
    </style:style>
    <style:style style:name="T262" style:family="text">
      <style:text-properties fo:font-style="normal" officeooo:rsid="05619b69" style:font-style-asian="normal" style:font-style-complex="normal"/>
    </style:style>
    <style:style style:name="T263" style:family="text">
      <style:text-properties fo:font-style="normal" officeooo:rsid="05621bd1" style:font-style-asian="normal" style:font-style-complex="normal"/>
    </style:style>
    <style:style style:name="T264" style:family="text">
      <style:text-properties fo:font-style="normal" officeooo:rsid="057db27c" style:font-style-asian="normal" style:font-style-complex="normal"/>
    </style:style>
    <style:style style:name="T265" style:family="text">
      <style:text-properties fo:font-style="normal" officeooo:rsid="057eb222" style:font-style-asian="normal" style:font-style-complex="normal"/>
    </style:style>
    <style:style style:name="T266" style:family="text">
      <style:text-properties fo:font-style="normal" officeooo:rsid="057ee7da" style:font-style-asian="normal" style:font-style-complex="normal"/>
    </style:style>
    <style:style style:name="T267" style:family="text">
      <style:text-properties fo:font-style="normal" officeooo:rsid="05a5c777" style:font-style-asian="normal" style:font-style-complex="normal"/>
    </style:style>
    <style:style style:name="T268" style:family="text">
      <style:text-properties fo:font-style="normal" officeooo:rsid="05a76f51" style:font-style-asian="normal" style:font-style-complex="normal"/>
    </style:style>
    <style:style style:name="T269" style:family="text">
      <style:text-properties fo:font-style="normal" officeooo:rsid="05a88f31" style:font-style-asian="normal" style:font-style-complex="normal"/>
    </style:style>
    <style:style style:name="T270" style:family="text">
      <style:text-properties fo:font-style="normal" officeooo:rsid="05a8ef9d" style:font-style-asian="normal" style:font-style-complex="normal"/>
    </style:style>
    <style:style style:name="T271" style:family="text">
      <style:text-properties fo:font-style="normal" officeooo:rsid="05a991b3" style:font-style-asian="normal" style:font-style-complex="normal"/>
    </style:style>
    <style:style style:name="T272" style:family="text">
      <style:text-properties fo:font-style="normal" officeooo:rsid="05ab092c" style:font-style-asian="normal" style:font-style-complex="normal"/>
    </style:style>
    <style:style style:name="T273" style:family="text">
      <style:text-properties fo:font-style="normal" officeooo:rsid="05ace795" style:font-style-asian="normal" style:font-style-complex="normal"/>
    </style:style>
    <style:style style:name="T274" style:family="text">
      <style:text-properties fo:font-style="normal" officeooo:rsid="05af8092" style:font-style-asian="normal" style:font-style-complex="normal"/>
    </style:style>
    <style:style style:name="T275" style:family="text">
      <style:text-properties fo:font-style="normal" officeooo:rsid="05b14346" style:font-style-asian="normal" style:font-style-complex="normal"/>
    </style:style>
    <style:style style:name="T276" style:family="text">
      <style:text-properties fo:font-style="normal" officeooo:rsid="05b1e64f" style:font-style-asian="normal" style:font-style-complex="normal"/>
    </style:style>
    <style:style style:name="T277" style:family="text">
      <style:text-properties fo:font-style="normal" officeooo:rsid="05bae418" style:font-style-asian="normal" style:font-style-complex="normal"/>
    </style:style>
    <style:style style:name="T278" style:family="text">
      <style:text-properties fo:font-style="normal" officeooo:rsid="05bcc945" style:font-style-asian="normal" style:font-style-complex="normal"/>
    </style:style>
    <style:style style:name="T279" style:family="text">
      <style:text-properties fo:font-style="normal" officeooo:rsid="05cadf5c" style:font-style-asian="normal" style:font-style-complex="normal"/>
    </style:style>
    <style:style style:name="T280" style:family="text">
      <style:text-properties fo:font-style="normal" officeooo:rsid="05ccd9be" style:font-style-asian="normal" style:font-style-complex="normal"/>
    </style:style>
    <style:style style:name="T281" style:family="text">
      <style:text-properties fo:font-style="normal" officeooo:rsid="06493d7d" style:font-style-asian="normal" style:font-style-complex="normal"/>
    </style:style>
    <style:style style:name="T282" style:family="text">
      <style:text-properties fo:font-style="normal" officeooo:rsid="06b405d8" style:font-style-asian="normal" style:font-style-complex="normal"/>
    </style:style>
    <style:style style:name="T283" style:family="text">
      <style:text-properties fo:font-style="normal" officeooo:rsid="06b811df" style:font-style-asian="normal" style:font-style-complex="normal"/>
    </style:style>
    <style:style style:name="T284" style:family="text">
      <style:text-properties fo:font-style="normal" officeooo:rsid="06e335f4" style:font-style-asian="normal" style:font-style-complex="normal"/>
    </style:style>
    <style:style style:name="T285" style:family="text">
      <style:text-properties fo:font-style="normal" officeooo:rsid="06f56d29" style:font-style-asian="normal" style:font-style-complex="normal"/>
    </style:style>
    <style:style style:name="T286" style:family="text">
      <style:text-properties fo:font-style="normal" fo:background-color="transparent" loext:char-shading-value="0" style:font-style-asian="normal" style:font-style-complex="normal"/>
    </style:style>
    <style:style style:name="T287" style:family="text">
      <style:text-properties fo:font-style="normal" officeooo:rsid="006e90c7" fo:background-color="transparent" loext:char-shading-value="0" style:font-style-asian="normal" style:font-style-complex="normal"/>
    </style:style>
    <style:style style:name="T288" style:family="text">
      <style:text-properties fo:font-style="normal" officeooo:rsid="006ff7ea" fo:background-color="transparent" loext:char-shading-value="0" style:font-style-asian="normal" style:font-style-complex="normal"/>
    </style:style>
    <style:style style:name="T289" style:family="text">
      <style:text-properties fo:font-style="normal" officeooo:rsid="007f079f" fo:background-color="transparent" loext:char-shading-value="0" style:font-style-asian="normal" style:font-style-complex="normal"/>
    </style:style>
    <style:style style:name="T290" style:family="text">
      <style:text-properties fo:font-style="normal" officeooo:rsid="0070ec82" fo:background-color="transparent" loext:char-shading-value="0" style:font-style-asian="normal" style:font-style-complex="normal"/>
    </style:style>
    <style:style style:name="T291" style:family="text">
      <style:text-properties fo:font-style="normal" officeooo:rsid="0071cd17" fo:background-color="transparent" loext:char-shading-value="0" style:font-style-asian="normal" style:font-style-complex="normal"/>
    </style:style>
    <style:style style:name="T292" style:family="text">
      <style:text-properties fo:font-style="normal" officeooo:rsid="00875a1b" fo:background-color="transparent" loext:char-shading-value="0" style:font-style-asian="normal" style:font-style-complex="normal"/>
    </style:style>
    <style:style style:name="T293" style:family="text">
      <style:text-properties fo:font-style="normal" officeooo:rsid="0074fe0a" fo:background-color="transparent" loext:char-shading-value="0" style:font-style-asian="normal" style:font-style-complex="normal"/>
    </style:style>
    <style:style style:name="T294" style:family="text">
      <style:text-properties fo:font-style="normal" officeooo:rsid="007644b6" fo:background-color="transparent" loext:char-shading-value="0" style:font-style-asian="normal" style:font-style-complex="normal"/>
    </style:style>
    <style:style style:name="T295" style:family="text">
      <style:text-properties fo:font-style="normal" officeooo:rsid="010d88a1" fo:background-color="transparent" loext:char-shading-value="0" style:font-style-asian="normal" style:font-style-complex="normal"/>
    </style:style>
    <style:style style:name="T296" style:family="text">
      <style:text-properties fo:font-style="normal" officeooo:rsid="010f828b" fo:background-color="transparent" loext:char-shading-value="0" style:font-style-asian="normal" style:font-style-complex="normal"/>
    </style:style>
    <style:style style:name="T297" style:family="text">
      <style:text-properties fo:font-style="normal" officeooo:rsid="0077d12b" fo:background-color="transparent" loext:char-shading-value="0" style:font-style-asian="normal" style:font-style-complex="normal"/>
    </style:style>
    <style:style style:name="T298" style:family="text">
      <style:text-properties fo:font-style="normal" officeooo:rsid="00891560" fo:background-color="transparent" loext:char-shading-value="0" style:font-style-asian="normal" style:font-style-complex="normal"/>
    </style:style>
    <style:style style:name="T299" style:family="text">
      <style:text-properties fo:font-style="normal" officeooo:rsid="00a08690" fo:background-color="transparent" loext:char-shading-value="0" style:font-style-asian="normal" style:font-style-complex="normal"/>
    </style:style>
    <style:style style:name="T300" style:family="text">
      <style:text-properties fo:font-style="normal" officeooo:rsid="015bfd77" fo:background-color="transparent" loext:char-shading-value="0" style:font-style-asian="normal" style:font-style-complex="normal"/>
    </style:style>
    <style:style style:name="T301" style:family="text">
      <style:text-properties fo:font-style="normal" officeooo:rsid="00816ecf" fo:background-color="transparent" loext:char-shading-value="0" style:font-style-asian="normal" style:font-style-complex="normal"/>
    </style:style>
    <style:style style:name="T302" style:family="text">
      <style:text-properties fo:font-style="normal" officeooo:rsid="0117f1a3" fo:background-color="transparent" loext:char-shading-value="0" style:font-style-asian="normal" style:font-style-complex="normal"/>
    </style:style>
    <style:style style:name="T303" style:family="text">
      <style:text-properties fo:font-style="normal" officeooo:rsid="0079e1bf" fo:background-color="transparent" loext:char-shading-value="0" style:font-style-asian="normal" style:font-style-complex="normal"/>
    </style:style>
    <style:style style:name="T304" style:family="text">
      <style:text-properties fo:font-style="normal" officeooo:rsid="00a0ed34" fo:background-color="transparent" loext:char-shading-value="0" style:font-style-asian="normal" style:font-style-complex="normal"/>
    </style:style>
    <style:style style:name="T305" style:family="text">
      <style:text-properties fo:font-style="normal" officeooo:rsid="00aaeb51" fo:background-color="transparent" loext:char-shading-value="0" style:font-style-asian="normal" style:font-style-complex="normal"/>
    </style:style>
    <style:style style:name="T306" style:family="text">
      <style:text-properties fo:font-style="normal" officeooo:rsid="00822e1a" fo:background-color="transparent" loext:char-shading-value="0" style:font-style-asian="normal" style:font-style-complex="normal"/>
    </style:style>
    <style:style style:name="T307" style:family="text">
      <style:text-properties fo:font-style="normal" officeooo:rsid="00863800" fo:background-color="transparent" loext:char-shading-value="0" style:font-style-asian="normal" style:font-style-complex="normal"/>
    </style:style>
    <style:style style:name="T308" style:family="text">
      <style:text-properties fo:font-style="normal" officeooo:rsid="0084fd63" fo:background-color="transparent" loext:char-shading-value="0" style:font-style-asian="normal" style:font-style-complex="normal"/>
    </style:style>
    <style:style style:name="T309" style:family="text">
      <style:text-properties fo:font-style="normal" officeooo:rsid="009a01b8" fo:background-color="transparent" loext:char-shading-value="0" style:font-style-asian="normal" style:font-style-complex="normal"/>
    </style:style>
    <style:style style:name="T310" style:family="text">
      <style:text-properties fo:font-style="normal" officeooo:rsid="01181feb" fo:background-color="transparent" loext:char-shading-value="0" style:font-style-asian="normal" style:font-style-complex="normal"/>
    </style:style>
    <style:style style:name="T311" style:family="text">
      <style:text-properties fo:font-style="normal" officeooo:rsid="00a178d7" fo:background-color="transparent" loext:char-shading-value="0" style:font-style-asian="normal" style:font-style-complex="normal"/>
    </style:style>
    <style:style style:name="T312" style:family="text">
      <style:text-properties fo:font-style="normal" officeooo:rsid="00868038" fo:background-color="transparent" loext:char-shading-value="0" style:font-style-asian="normal" style:font-style-complex="normal"/>
    </style:style>
    <style:style style:name="T313" style:family="text">
      <style:text-properties fo:font-style="normal" officeooo:rsid="00872ccf" fo:background-color="transparent" loext:char-shading-value="0" style:font-style-asian="normal" style:font-style-complex="normal"/>
    </style:style>
    <style:style style:name="T314" style:family="text">
      <style:text-properties fo:font-style="normal" officeooo:rsid="02614356" fo:background-color="transparent" loext:char-shading-value="0" style:font-style-asian="normal" style:font-style-complex="normal"/>
    </style:style>
    <style:style style:name="T315" style:family="text">
      <style:text-properties fo:font-style="normal" officeooo:rsid="02624c1f" fo:background-color="transparent" loext:char-shading-value="0" style:font-style-asian="normal" style:font-style-complex="normal"/>
    </style:style>
    <style:style style:name="T316" style:family="text">
      <style:text-properties fo:font-style="normal" officeooo:rsid="026ecfb7" fo:background-color="transparent" loext:char-shading-value="0" style:font-style-asian="normal" style:font-style-complex="normal"/>
    </style:style>
    <style:style style:name="T317" style:family="text">
      <style:text-properties fo:font-style="normal" officeooo:rsid="0270b90e" fo:background-color="transparent" loext:char-shading-value="0" style:font-style-asian="normal" style:font-style-complex="normal"/>
    </style:style>
    <style:style style:name="T318" style:family="text">
      <style:text-properties fo:font-style="normal" officeooo:rsid="02716840" fo:background-color="transparent" loext:char-shading-value="0" style:font-style-asian="normal" style:font-style-complex="normal"/>
    </style:style>
    <style:style style:name="T319" style:family="text">
      <style:text-properties fo:font-style="normal" officeooo:rsid="028674cc" fo:background-color="transparent" loext:char-shading-value="0" style:font-style-asian="normal" style:font-style-complex="normal"/>
    </style:style>
    <style:style style:name="T320" style:family="text">
      <style:text-properties fo:font-style="normal" officeooo:rsid="02b9792c" fo:background-color="transparent" loext:char-shading-value="0" style:font-style-asian="normal" style:font-style-complex="normal"/>
    </style:style>
    <style:style style:name="T321" style:family="text">
      <style:text-properties fo:font-style="normal" officeooo:rsid="02bc18d3" fo:background-color="transparent" loext:char-shading-value="0" style:font-style-asian="normal" style:font-style-complex="normal"/>
    </style:style>
    <style:style style:name="T322" style:family="text">
      <style:text-properties fo:font-style="normal" officeooo:rsid="05ccd9be" fo:background-color="transparent" loext:char-shading-value="0" style:font-style-asian="normal" style:font-style-complex="normal"/>
    </style:style>
    <style:style style:name="T323" style:family="text">
      <style:text-properties fo:font-style="normal" officeooo:rsid="06989f40" fo:background-color="transparent" loext:char-shading-value="0" style:font-style-asian="normal" style:font-style-complex="normal"/>
    </style:style>
    <style:style style:name="T324" style:family="text">
      <style:text-properties fo:font-style="normal" officeooo:rsid="024e41db" fo:background-color="transparent" loext:char-shading-value="0" style:font-size-asian="12pt" style:font-style-asian="normal" style:font-size-complex="12pt" style:font-style-complex="normal"/>
    </style:style>
    <style:style style:name="T325" style:family="text">
      <style:text-properties fo:font-style="normal" officeooo:rsid="01169ec5" fo:background-color="transparent" loext:char-shading-value="0" style:font-size-asian="12pt" style:font-style-asian="normal" style:font-size-complex="12pt" style:font-style-complex="normal"/>
    </style:style>
    <style:style style:name="T326" style:family="text">
      <style:text-properties fo:font-style="normal" officeooo:rsid="01552b74" fo:background-color="transparent" loext:char-shading-value="0" style:font-size-asian="12pt" style:font-style-asian="normal" style:font-size-complex="12pt" style:font-style-complex="normal"/>
    </style:style>
    <style:style style:name="T327" style:family="text">
      <style:text-properties fo:font-style="normal" officeooo:rsid="0256e0b8" fo:background-color="transparent" loext:char-shading-value="0" style:font-size-asian="12pt" style:font-style-asian="normal" style:font-size-complex="12pt" style:font-style-complex="normal"/>
    </style:style>
    <style:style style:name="T328" style:family="text">
      <style:text-properties fo:font-style="normal" officeooo:rsid="06961aa1" fo:background-color="transparent" loext:char-shading-value="0" style:font-size-asian="12pt" style:font-style-asian="normal" style:font-size-complex="12pt" style:font-style-complex="normal"/>
    </style:style>
    <style:style style:name="T329"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32"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33"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34"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35"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36"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39"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41"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44" style:family="text">
      <style:text-properties fo:font-style="normal" style:font-size-asian="12pt" style:font-style-asian="normal" style:font-size-complex="12pt" style:font-style-complex="normal"/>
    </style:style>
    <style:style style:name="T345" style:family="text">
      <style:text-properties fo:font-style="normal" officeooo:rsid="02366150" style:font-size-asian="12pt" style:font-style-asian="normal" style:font-size-complex="12pt" style:font-style-complex="normal"/>
    </style:style>
    <style:style style:name="T346" style:family="text">
      <style:text-properties fo:font-style="normal" officeooo:rsid="00c7be76" style:font-size-asian="12pt" style:font-style-asian="normal" style:font-size-complex="12pt" style:font-style-complex="normal"/>
    </style:style>
    <style:style style:name="T347" style:family="text">
      <style:text-properties fo:font-style="normal" officeooo:rsid="010a61ed" style:font-size-asian="12pt" style:font-style-asian="normal" style:font-size-complex="12pt" style:font-style-complex="normal"/>
    </style:style>
    <style:style style:name="T348" style:family="text">
      <style:text-properties fo:font-style="normal" officeooo:rsid="02492302" style:font-size-asian="12pt" style:font-style-asian="normal" style:font-size-complex="12pt" style:font-style-complex="normal"/>
    </style:style>
    <style:style style:name="T349" style:family="text">
      <style:text-properties fo:font-style="normal" officeooo:rsid="002cf114" style:font-size-asian="12pt" style:font-style-asian="normal" style:font-size-complex="12pt" style:font-style-complex="normal"/>
    </style:style>
    <style:style style:name="T350" style:family="text">
      <style:text-properties fo:font-style="normal" officeooo:rsid="00ce7a23" style:font-size-asian="12pt" style:font-style-asian="normal" style:font-size-complex="12pt" style:font-style-complex="normal"/>
    </style:style>
    <style:style style:name="T351" style:family="text">
      <style:text-properties fo:font-style="normal" officeooo:rsid="00cdabe8" style:font-size-asian="12pt" style:font-style-asian="normal" style:font-size-complex="12pt" style:font-style-complex="normal"/>
    </style:style>
    <style:style style:name="T352" style:family="text">
      <style:text-properties fo:font-style="normal" officeooo:rsid="00b20602" style:font-size-asian="12pt" style:font-style-asian="normal" style:font-size-complex="12pt" style:font-style-complex="normal"/>
    </style:style>
    <style:style style:name="T353" style:family="text">
      <style:text-properties fo:font-style="normal" officeooo:rsid="00d7fad8" style:font-size-asian="12pt" style:font-style-asian="normal" style:font-size-complex="12pt" style:font-style-complex="normal"/>
    </style:style>
    <style:style style:name="T354" style:family="text">
      <style:text-properties fo:font-style="normal" officeooo:rsid="024e41db" style:font-size-asian="12pt" style:font-style-asian="normal" style:font-size-complex="12pt" style:font-style-complex="normal"/>
    </style:style>
    <style:style style:name="T355" style:family="text">
      <style:text-properties fo:font-style="normal" officeooo:rsid="0256a322" style:font-size-asian="12pt" style:font-style-asian="normal" style:font-size-complex="12pt" style:font-style-complex="normal"/>
    </style:style>
    <style:style style:name="T356" style:family="text">
      <style:text-properties fo:font-style="normal" officeooo:rsid="025290cf" style:font-size-asian="12pt" style:font-style-asian="normal" style:font-size-complex="12pt" style:font-style-complex="normal"/>
    </style:style>
    <style:style style:name="T357" style:family="text">
      <style:text-properties fo:font-style="normal" officeooo:rsid="025f1ffb" style:font-size-asian="12pt" style:font-style-asian="normal" style:font-size-complex="12pt" style:font-style-complex="normal"/>
    </style:style>
    <style:style style:name="T358" style:family="text">
      <style:text-properties fo:font-style="normal" officeooo:rsid="05415c74" fo:background-color="#ff00cc" loext:char-shading-value="0" style:font-style-asian="normal" style:font-style-complex="normal"/>
    </style:style>
    <style:style style:name="T359" style:family="text">
      <style:text-properties fo:font-style="normal" officeooo:rsid="05619b69" fo:background-color="#ff00cc" loext:char-shading-value="0" style:font-style-asian="normal" style:font-style-complex="normal"/>
    </style:style>
    <style:style style:name="T360" style:family="text">
      <style:text-properties fo:font-style="normal" officeooo:rsid="057ee7da" fo:background-color="#ff00cc" loext:char-shading-value="0" style:font-style-asian="normal" style:font-style-complex="normal"/>
    </style:style>
    <style:style style:name="T361" style:family="text">
      <style:text-properties officeooo:rsid="001e40dd"/>
    </style:style>
    <style:style style:name="T362" style:family="text">
      <style:text-properties officeooo:rsid="001ebce8"/>
    </style:style>
    <style:style style:name="T363" style:family="text">
      <style:text-properties style:text-underline-style="none" fo:font-weight="normal" officeooo:rsid="000334c1" style:font-weight-asian="normal" style:font-weight-complex="normal"/>
    </style:style>
    <style:style style:name="T364" style:family="text">
      <style:text-properties style:text-underline-style="none" fo:font-weight="normal" officeooo:rsid="01989aad" style:font-weight-asian="normal" style:font-weight-complex="normal"/>
    </style:style>
    <style:style style:name="T365" style:family="text">
      <style:text-properties style:text-underline-style="none" fo:font-weight="normal" officeooo:rsid="019a8a10" style:font-weight-asian="normal" style:font-weight-complex="normal"/>
    </style:style>
    <style:style style:name="T366" style:family="text">
      <style:text-properties style:text-underline-style="none" fo:font-weight="normal" officeooo:rsid="005befb7" style:font-weight-asian="normal" style:font-weight-complex="normal"/>
    </style:style>
    <style:style style:name="T367" style:family="text">
      <style:text-properties style:text-underline-style="none" fo:font-weight="normal" officeooo:rsid="000334c1" fo:background-color="transparent" loext:char-shading-value="0" style:font-weight-asian="normal" style:font-weight-complex="normal"/>
    </style:style>
    <style:style style:name="T368" style:family="text">
      <style:text-properties style:text-underline-style="none" fo:font-weight="normal" officeooo:rsid="019a8a10" fo:background-color="transparent" loext:char-shading-value="0" style:font-weight-asian="normal" style:font-weight-complex="normal"/>
    </style:style>
    <style:style style:name="T369" style:family="text">
      <style:text-properties style:text-underline-style="none" fo:font-weight="normal" officeooo:rsid="00366d42" fo:background-color="transparent" loext:char-shading-value="0" style:font-weight-asian="normal" style:font-weight-complex="normal"/>
    </style:style>
    <style:style style:name="T370" style:family="text">
      <style:text-properties style:text-underline-style="none" fo:font-weight="normal" officeooo:rsid="00391215" fo:background-color="transparent" loext:char-shading-value="0" style:font-weight-asian="normal" style:font-weight-complex="normal"/>
    </style:style>
    <style:style style:name="T371" style:family="text">
      <style:text-properties style:text-underline-style="none" fo:font-weight="normal" officeooo:rsid="003f1541" fo:background-color="transparent" loext:char-shading-value="0" style:font-weight-asian="normal" style:font-weight-complex="normal"/>
    </style:style>
    <style:style style:name="T372" style:family="text">
      <style:text-properties style:text-underline-style="none" officeooo:rsid="001eb72e"/>
    </style:style>
    <style:style style:name="T373" style:family="text">
      <style:text-properties style:text-underline-style="none" officeooo:rsid="00366d42"/>
    </style:style>
    <style:style style:name="T374" style:family="text">
      <style:text-properties style:text-underline-style="none" officeooo:rsid="00592451"/>
    </style:style>
    <style:style style:name="T375" style:family="text">
      <style:text-properties style:text-underline-style="none" officeooo:rsid="003cd64e"/>
    </style:style>
    <style:style style:name="T376" style:family="text">
      <style:text-properties style:text-underline-style="none" officeooo:rsid="003be2b1"/>
    </style:style>
    <style:style style:name="T377" style:family="text">
      <style:text-properties style:text-underline-style="none" officeooo:rsid="003803e2"/>
    </style:style>
    <style:style style:name="T378" style:family="text">
      <style:text-properties style:text-underline-style="none" officeooo:rsid="00422ac5"/>
    </style:style>
    <style:style style:name="T379" style:family="text">
      <style:text-properties style:text-underline-style="none" officeooo:rsid="003667a4"/>
    </style:style>
    <style:style style:name="T380" style:family="text">
      <style:text-properties style:text-underline-style="none" officeooo:rsid="00454ad8"/>
    </style:style>
    <style:style style:name="T381" style:family="text">
      <style:text-properties style:text-underline-style="none" officeooo:rsid="002b95fd"/>
    </style:style>
    <style:style style:name="T382" style:family="text">
      <style:text-properties style:text-underline-style="none" officeooo:rsid="002cf114"/>
    </style:style>
    <style:style style:name="T383" style:family="text">
      <style:text-properties style:text-underline-style="none" officeooo:rsid="00473237"/>
    </style:style>
    <style:style style:name="T384" style:family="text">
      <style:text-properties style:text-underline-style="none" officeooo:rsid="00442921"/>
    </style:style>
    <style:style style:name="T385" style:family="text">
      <style:text-properties style:text-underline-style="none" officeooo:rsid="0049e6d7"/>
    </style:style>
    <style:style style:name="T386" style:family="text">
      <style:text-properties style:text-underline-style="none" officeooo:rsid="0048543d"/>
    </style:style>
    <style:style style:name="T387" style:family="text">
      <style:text-properties style:text-underline-style="none" officeooo:rsid="005a4928"/>
    </style:style>
    <style:style style:name="T388" style:family="text">
      <style:text-properties style:text-underline-style="none" officeooo:rsid="004b9289"/>
    </style:style>
    <style:style style:name="T389" style:family="text">
      <style:text-properties style:text-underline-style="none" officeooo:rsid="004d73c3"/>
    </style:style>
    <style:style style:name="T390" style:family="text">
      <style:text-properties style:text-underline-style="none" officeooo:rsid="00507e01"/>
    </style:style>
    <style:style style:name="T391" style:family="text">
      <style:text-properties style:text-underline-style="none" officeooo:rsid="005debb0"/>
    </style:style>
    <style:style style:name="T392" style:family="text">
      <style:text-properties style:text-underline-style="none" officeooo:rsid="004dcd8d"/>
    </style:style>
    <style:style style:name="T393" style:family="text">
      <style:text-properties style:text-underline-style="none" officeooo:rsid="011338bc"/>
    </style:style>
    <style:style style:name="T394" style:family="text">
      <style:text-properties style:text-underline-style="none" officeooo:rsid="025da7c0"/>
    </style:style>
    <style:style style:name="T395" style:family="text">
      <style:text-properties fo:letter-spacing="-0.0043in" style:font-size-complex="9pt"/>
    </style:style>
    <style:style style:name="T396" style:family="text">
      <style:text-properties fo:letter-spacing="-0.0043in" officeooo:rsid="01b02246" style:font-size-complex="9pt"/>
    </style:style>
    <style:style style:name="T397" style:family="text">
      <style:text-properties fo:letter-spacing="-0.0043in" style:text-underline-style="none" fo:font-weight="normal" officeooo:rsid="005befb7" style:font-weight-asian="normal" style:font-size-complex="9pt" style:font-weight-complex="normal"/>
    </style:style>
    <style:style style:name="T398" style:family="text">
      <style:text-properties fo:letter-spacing="-0.0043in" style:text-underline-style="none" fo:font-weight="normal" officeooo:rsid="025da7c0" style:font-weight-asian="normal" style:font-size-complex="9pt" style:font-weight-complex="normal"/>
    </style:style>
    <style:style style:name="T399" style:family="text">
      <style:text-properties fo:letter-spacing="-0.0043in" fo:language="en" fo:country="US" officeooo:rsid="00363b3f" fo:background-color="transparent" loext:char-shading-value="0" style:font-size-asian="12pt" style:font-size-complex="9pt"/>
    </style:style>
    <style:style style:name="T400"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01"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02"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03"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04" style:family="text">
      <style:text-properties officeooo:rsid="003a28b9"/>
    </style:style>
    <style:style style:name="T405" style:family="text">
      <style:text-properties fo:language="en" fo:country="US"/>
    </style:style>
    <style:style style:name="T406" style:family="text">
      <style:text-properties fo:language="en" fo:country="US" officeooo:rsid="00e04a13" fo:background-color="transparent" loext:char-shading-value="0" style:font-size-asian="12pt" style:font-size-complex="12pt"/>
    </style:style>
    <style:style style:name="T407" style:family="text">
      <style:text-properties fo:language="en" fo:country="US" officeooo:rsid="00363b3f" fo:background-color="transparent" loext:char-shading-value="0" style:font-size-asian="12pt" style:font-size-complex="12pt"/>
    </style:style>
    <style:style style:name="T408" style:family="text">
      <style:text-properties fo:language="en" fo:country="US" officeooo:rsid="000abcb0" fo:background-color="transparent" loext:char-shading-value="0" style:font-size-asian="12pt" style:font-size-complex="12pt"/>
    </style:style>
    <style:style style:name="T409" style:family="text">
      <style:text-properties fo:language="en" fo:country="US" officeooo:rsid="0033bb29" fo:background-color="transparent" loext:char-shading-value="0" style:font-size-asian="12pt" style:font-size-complex="12pt"/>
    </style:style>
    <style:style style:name="T410" style:family="text">
      <style:text-properties fo:language="en" fo:country="US" officeooo:rsid="000f2cd0" fo:background-color="transparent" loext:char-shading-value="0" style:font-size-asian="12pt" style:font-size-complex="12pt"/>
    </style:style>
    <style:style style:name="T411" style:family="text">
      <style:text-properties fo:language="en" fo:country="US" officeooo:rsid="000f6351" fo:background-color="transparent" loext:char-shading-value="0" style:font-size-asian="12pt" style:font-size-complex="12pt"/>
    </style:style>
    <style:style style:name="T412" style:family="text">
      <style:text-properties fo:language="en" fo:country="US" officeooo:rsid="00dc27bf" fo:background-color="transparent" loext:char-shading-value="0" style:font-size-asian="12pt" style:font-size-complex="12pt"/>
    </style:style>
    <style:style style:name="T413" style:family="text">
      <style:text-properties fo:language="en" fo:country="US" officeooo:rsid="00dd13af" fo:background-color="transparent" loext:char-shading-value="0" style:font-size-asian="12pt" style:font-size-complex="12pt"/>
    </style:style>
    <style:style style:name="T414" style:family="text">
      <style:text-properties fo:language="en" fo:country="US" officeooo:rsid="00e5daf8" fo:background-color="transparent" loext:char-shading-value="0" style:font-size-asian="12pt" style:font-size-complex="12pt"/>
    </style:style>
    <style:style style:name="T415" style:family="text">
      <style:text-properties fo:language="en" fo:country="US" officeooo:rsid="00e03d22" fo:background-color="transparent" loext:char-shading-value="0" style:font-size-asian="12pt" style:font-size-complex="12pt"/>
    </style:style>
    <style:style style:name="T416" style:family="text">
      <style:text-properties fo:language="en" fo:country="US" officeooo:rsid="00d8c164" fo:background-color="transparent" loext:char-shading-value="0" style:font-size-asian="12pt" style:font-size-complex="12pt"/>
    </style:style>
    <style:style style:name="T417" style:family="text">
      <style:text-properties fo:language="en" fo:country="US" officeooo:rsid="00dbecfc" fo:background-color="transparent" loext:char-shading-value="0" style:font-size-asian="12pt" style:font-size-complex="12pt"/>
    </style:style>
    <style:style style:name="T418" style:family="text">
      <style:text-properties fo:language="en" fo:country="US" officeooo:rsid="01549b53" fo:background-color="transparent" loext:char-shading-value="0" style:font-size-asian="12pt" style:font-size-complex="12pt"/>
    </style:style>
    <style:style style:name="T419" style:family="text">
      <style:text-properties fo:language="en" fo:country="US" officeooo:rsid="00de9983" fo:background-color="transparent" loext:char-shading-value="0" style:font-size-asian="12pt" style:font-size-complex="12pt"/>
    </style:style>
    <style:style style:name="T420" style:family="text">
      <style:text-properties fo:language="en" fo:country="US" officeooo:rsid="01027b32" fo:background-color="transparent" loext:char-shading-value="0" style:font-size-asian="12pt" style:font-size-complex="12pt"/>
    </style:style>
    <style:style style:name="T421" style:family="text">
      <style:text-properties fo:language="en" fo:country="US" officeooo:rsid="01072681" fo:background-color="transparent" loext:char-shading-value="0" style:font-size-asian="12pt" style:font-size-complex="12pt"/>
    </style:style>
    <style:style style:name="T422" style:family="text">
      <style:text-properties fo:language="en" fo:country="US" officeooo:rsid="00df7904" fo:background-color="transparent" loext:char-shading-value="0" style:font-size-asian="12pt" style:font-size-complex="12pt"/>
    </style:style>
    <style:style style:name="T423" style:family="text">
      <style:text-properties fo:language="en" fo:country="US" officeooo:rsid="0103ac1c" fo:background-color="transparent" loext:char-shading-value="0" style:font-size-asian="12pt" style:font-size-complex="12pt"/>
    </style:style>
    <style:style style:name="T424" style:family="text">
      <style:text-properties fo:language="en" fo:country="US" officeooo:rsid="01521d95" fo:background-color="transparent" loext:char-shading-value="0" style:font-size-asian="12pt" style:font-size-complex="12pt"/>
    </style:style>
    <style:style style:name="T425" style:family="text">
      <style:text-properties fo:language="en" fo:country="US" officeooo:rsid="025f1ffb" fo:background-color="transparent" loext:char-shading-value="0" style:font-size-asian="12pt" style:font-size-complex="12pt"/>
    </style:style>
    <style:style style:name="T426" style:family="text">
      <style:text-properties fo:language="en" fo:country="US" officeooo:rsid="010472cc" fo:background-color="transparent" loext:char-shading-value="0" style:font-size-asian="12pt" style:font-size-complex="12pt"/>
    </style:style>
    <style:style style:name="T427" style:family="text">
      <style:text-properties fo:language="en" fo:country="US" officeooo:rsid="0012cfe2" fo:background-color="transparent" loext:char-shading-value="0" style:font-size-asian="12pt" style:font-size-complex="12pt"/>
    </style:style>
    <style:style style:name="T428" style:family="text">
      <style:text-properties fo:language="en" fo:country="US" officeooo:rsid="024ae90b" fo:background-color="transparent" loext:char-shading-value="0" style:font-size-asian="12pt" style:font-size-complex="9pt"/>
    </style:style>
    <style:style style:name="T429" style:family="text">
      <style:text-properties fo:language="en" fo:country="US" officeooo:rsid="00e04a13" fo:background-color="transparent" loext:char-shading-value="0" style:font-size-asian="12pt" style:font-size-complex="9pt"/>
    </style:style>
    <style:style style:name="T430" style:family="text">
      <style:text-properties fo:language="en" fo:country="US" officeooo:rsid="0247e4c0" fo:background-color="transparent" loext:char-shading-value="0" style:font-size-asian="12pt" style:font-size-complex="9pt"/>
    </style:style>
    <style:style style:name="T431" style:family="text">
      <style:text-properties fo:language="en" fo:country="US" officeooo:rsid="023e8312" fo:background-color="transparent" loext:char-shading-value="0" style:font-size-asian="12pt" style:font-size-complex="9pt"/>
    </style:style>
    <style:style style:name="T432" style:family="text">
      <style:text-properties fo:language="en" fo:country="US" officeooo:rsid="02519a5b" fo:background-color="transparent" loext:char-shading-value="0" style:font-size-asian="12pt" style:font-size-complex="9pt"/>
    </style:style>
    <style:style style:name="T433" style:family="text">
      <style:text-properties fo:language="en" fo:country="US" officeooo:rsid="00363b3f" fo:background-color="transparent" loext:char-shading-value="0" style:font-size-asian="12pt" style:font-size-complex="9pt"/>
    </style:style>
    <style:style style:name="T434" style:family="text">
      <style:text-properties fo:language="en" fo:country="US" officeooo:rsid="0012cfe2" fo:background-color="transparent" loext:char-shading-value="0" style:font-size-asian="12pt" style:font-size-complex="9pt"/>
    </style:style>
    <style:style style:name="T435" style:family="text">
      <style:text-properties fo:language="en" fo:country="US" officeooo:rsid="0224863e" fo:background-color="transparent" loext:char-shading-value="0" style:font-size-asian="12pt" style:font-size-complex="9pt"/>
    </style:style>
    <style:style style:name="T436"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37"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38"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39"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40"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41"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42"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43"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44"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45"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46"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47"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48"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49"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50"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51"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52" style:family="text">
      <style:text-properties fo:language="en" fo:country="US" fo:font-style="italic" style:font-style-asian="italic" style:font-style-complex="italic"/>
    </style:style>
    <style:style style:name="T453"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5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92" style:family="text">
      <style:text-properties fo:language="en" fo:country="US" fo:font-style="normal" style:font-style-asian="normal" style:font-style-complex="normal"/>
    </style:style>
    <style:style style:name="T493" style:family="text">
      <style:text-properties fo:language="en" fo:country="US" fo:font-style="normal" officeooo:rsid="00b62a0b" style:font-style-asian="normal" style:font-style-complex="normal"/>
    </style:style>
    <style:style style:name="T494" style:family="text">
      <style:text-properties fo:language="en" fo:country="US" fo:font-style="normal" officeooo:rsid="009a01b8" style:font-style-asian="normal" style:font-style-complex="normal"/>
    </style:style>
    <style:style style:name="T495" style:family="text">
      <style:text-properties fo:language="en" fo:country="US" fo:font-style="normal" officeooo:rsid="0130177a" style:font-style-asian="normal" style:font-style-complex="normal"/>
    </style:style>
    <style:style style:name="T496" style:family="text">
      <style:text-properties fo:language="en" fo:country="US" fo:font-style="normal" officeooo:rsid="011cfe02" style:font-style-asian="normal" style:font-style-complex="normal"/>
    </style:style>
    <style:style style:name="T497" style:family="text">
      <style:text-properties fo:language="en" fo:country="US" fo:font-style="normal" officeooo:rsid="008afd43" style:font-style-asian="normal" style:font-style-complex="normal"/>
    </style:style>
    <style:style style:name="T498" style:family="text">
      <style:text-properties fo:language="en" fo:country="US" fo:font-style="normal" officeooo:rsid="02aa648d" style:font-style-asian="normal" style:font-style-complex="normal"/>
    </style:style>
    <style:style style:name="T499" style:family="text">
      <style:text-properties fo:language="en" fo:country="US" fo:font-style="normal" officeooo:rsid="02ab6794" style:font-style-asian="normal" style:font-style-complex="normal"/>
    </style:style>
    <style:style style:name="T500" style:family="text">
      <style:text-properties fo:language="en" fo:country="US" fo:font-style="normal" officeooo:rsid="02ad4f54" style:font-style-asian="normal" style:font-style-complex="normal"/>
    </style:style>
    <style:style style:name="T501" style:family="text">
      <style:text-properties fo:language="en" fo:country="US" fo:font-style="normal" officeooo:rsid="02ad8795" style:font-style-asian="normal" style:font-style-complex="normal"/>
    </style:style>
    <style:style style:name="T502" style:family="text">
      <style:text-properties fo:language="en" fo:country="US" fo:font-style="normal" officeooo:rsid="02aeb0b2" style:font-style-asian="normal" style:font-style-complex="normal"/>
    </style:style>
    <style:style style:name="T503" style:family="text">
      <style:text-properties fo:language="en" fo:country="US" fo:font-style="normal" officeooo:rsid="02af6a2e" style:font-style-asian="normal" style:font-style-complex="normal"/>
    </style:style>
    <style:style style:name="T504" style:family="text">
      <style:text-properties fo:language="en" fo:country="US" fo:font-style="normal" officeooo:rsid="02b1d4ab" style:font-style-asian="normal" style:font-style-complex="normal"/>
    </style:style>
    <style:style style:name="T505" style:family="text">
      <style:text-properties fo:language="en" fo:country="US" fo:font-style="normal" officeooo:rsid="02b348ab" style:font-style-asian="normal" style:font-style-complex="normal"/>
    </style:style>
    <style:style style:name="T506" style:family="text">
      <style:text-properties fo:language="en" fo:country="US" fo:font-style="normal" officeooo:rsid="02b8ee32" style:font-style-asian="normal" style:font-style-complex="normal"/>
    </style:style>
    <style:style style:name="T507" style:family="text">
      <style:text-properties fo:language="en" fo:country="US" fo:font-style="normal" officeooo:rsid="006b1bec" style:font-style-asian="normal" style:font-style-complex="normal"/>
    </style:style>
    <style:style style:name="T508" style:family="text">
      <style:text-properties fo:language="en" fo:country="US" fo:font-style="normal" officeooo:rsid="02b9792c" style:font-style-asian="normal" style:font-style-complex="normal"/>
    </style:style>
    <style:style style:name="T509" style:family="text">
      <style:text-properties fo:language="en" fo:country="US" fo:font-style="normal" officeooo:rsid="02c13319" style:font-style-asian="normal" style:font-style-complex="normal"/>
    </style:style>
    <style:style style:name="T510" style:family="text">
      <style:text-properties fo:language="en" fo:country="US" fo:font-style="normal" officeooo:rsid="03552bac" style:font-style-asian="normal" style:font-style-complex="normal"/>
    </style:style>
    <style:style style:name="T511" style:family="text">
      <style:text-properties fo:language="en" fo:country="US" fo:font-style="normal" officeooo:rsid="04bf18a3" style:font-style-asian="normal" style:font-style-complex="normal"/>
    </style:style>
    <style:style style:name="T512"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13"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14"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15"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16"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17"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18"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19"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20"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21"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22"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23"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24"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25"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26"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27"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28"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30" style:family="text">
      <style:text-properties fo:language="en" fo:country="US" fo:font-style="normal" officeooo:rsid="000d8958" style:font-size-asian="12pt" style:font-style-asian="normal" style:font-size-complex="12pt" style:font-style-complex="normal"/>
    </style:style>
    <style:style style:name="T531" style:family="text">
      <style:text-properties fo:language="en" fo:country="US" officeooo:rsid="011cfe02"/>
    </style:style>
    <style:style style:name="T532" style:family="text">
      <style:text-properties fo:language="en" fo:country="US" officeooo:rsid="006b1bec"/>
    </style:style>
    <style:style style:name="T533" style:family="text">
      <style:text-properties fo:language="en" fo:country="US" officeooo:rsid="009e3a9f"/>
    </style:style>
    <style:style style:name="T534" style:family="text">
      <style:text-properties fo:language="en" fo:country="US" officeooo:rsid="000d8958" style:font-size-asian="12pt" style:font-size-complex="12pt"/>
    </style:style>
    <style:style style:name="T535" style:family="text">
      <style:text-properties fo:language="en" fo:country="US" officeooo:rsid="00c716e7" style:font-size-asian="12pt" style:font-size-complex="12pt"/>
    </style:style>
    <style:style style:name="T536" style:family="text">
      <style:text-properties fo:language="en" fo:country="US" officeooo:rsid="02366150" style:font-size-asian="12pt" style:font-size-complex="12pt"/>
    </style:style>
    <style:style style:name="T537" style:family="text">
      <style:text-properties fo:language="en" fo:country="US" officeooo:rsid="02b7a652"/>
    </style:style>
    <style:style style:name="T538" style:family="text">
      <style:text-properties fo:language="en" fo:country="US" officeooo:rsid="02b9792c"/>
    </style:style>
    <style:style style:name="T539" style:family="text">
      <style:text-properties fo:language="en" fo:country="US" officeooo:rsid="02c13319"/>
    </style:style>
    <style:style style:name="T540" style:family="text">
      <style:text-properties fo:language="en" fo:country="US" officeooo:rsid="02c484e1"/>
    </style:style>
    <style:style style:name="T541" style:family="text">
      <style:text-properties fo:language="en" fo:country="US" officeooo:rsid="03561b95"/>
    </style:style>
    <style:style style:name="T542" style:family="text">
      <style:text-properties officeooo:rsid="0037e73b"/>
    </style:style>
    <style:style style:name="T543" style:family="text">
      <style:text-properties officeooo:rsid="0036f129"/>
    </style:style>
    <style:style style:name="T544" style:family="text">
      <style:text-properties officeooo:rsid="001a506d"/>
    </style:style>
    <style:style style:name="T545" style:family="text">
      <style:text-properties officeooo:rsid="013d1e2d"/>
    </style:style>
    <style:style style:name="T546" style:family="text">
      <style:text-properties style:font-name="Liberation Serif"/>
    </style:style>
    <style:style style:name="T547" style:family="text">
      <style:text-properties style:font-name="Liberation Serif" officeooo:rsid="01490017"/>
    </style:style>
    <style:style style:name="T548" style:family="text">
      <style:text-properties style:font-name="Liberation Serif" officeooo:rsid="003a753e"/>
    </style:style>
    <style:style style:name="T549" style:family="text">
      <style:text-properties style:font-name="Liberation Serif" officeooo:rsid="01a480c6"/>
    </style:style>
    <style:style style:name="T550" style:family="text">
      <style:text-properties style:font-name="Liberation Serif" fo:font-size="12pt" style:font-size-asian="12pt" style:font-size-complex="12pt"/>
    </style:style>
    <style:style style:name="T551" style:family="text">
      <style:text-properties style:font-name="Liberation Serif" fo:font-size="12pt" officeooo:rsid="016103cf" style:font-size-asian="12pt" style:font-size-complex="12pt"/>
    </style:style>
    <style:style style:name="T552" style:family="text">
      <style:text-properties style:font-name="Liberation Serif" fo:font-size="12pt" officeooo:rsid="01623a12" style:font-size-asian="12pt" style:font-size-complex="12pt"/>
    </style:style>
    <style:style style:name="T553" style:family="text">
      <style:text-properties style:font-name="Liberation Serif" fo:font-size="12pt" officeooo:rsid="01623455" style:font-size-asian="12pt" style:font-size-complex="12pt"/>
    </style:style>
    <style:style style:name="T554" style:family="text">
      <style:text-properties style:font-name="Liberation Serif" fo:font-size="12pt" officeooo:rsid="0164b0f7" style:font-size-asian="12pt" style:font-size-complex="12pt"/>
    </style:style>
    <style:style style:name="T555" style:family="text">
      <style:text-properties style:font-name="Liberation Serif" fo:font-size="12pt" officeooo:rsid="0162d8ed" style:font-size-asian="12pt" style:font-size-complex="12pt"/>
    </style:style>
    <style:style style:name="T556" style:family="text">
      <style:text-properties style:font-name="Liberation Serif" fo:font-size="12pt" officeooo:rsid="017aa1f9" style:font-size-asian="12pt" style:font-size-complex="12pt"/>
    </style:style>
    <style:style style:name="T557" style:family="text">
      <style:text-properties style:font-name="Liberation Serif" fo:font-size="12pt" officeooo:rsid="017a1c67" style:font-size-asian="12pt" style:font-size-complex="12pt"/>
    </style:style>
    <style:style style:name="T558" style:family="text">
      <style:text-properties style:font-name="Liberation Serif" fo:font-size="12pt" officeooo:rsid="017df319" style:font-size-asian="12pt" style:font-size-complex="12pt"/>
    </style:style>
    <style:style style:name="T559" style:family="text">
      <style:text-properties style:font-name="Liberation Serif" fo:font-size="12pt" officeooo:rsid="019138d7" style:font-size-asian="12pt" style:font-size-complex="12pt"/>
    </style:style>
    <style:style style:name="T560" style:family="text">
      <style:text-properties style:font-name="Liberation Serif" fo:font-size="12pt" officeooo:rsid="017fd7fd" style:font-size-asian="12pt" style:font-size-complex="12pt"/>
    </style:style>
    <style:style style:name="T561" style:family="text">
      <style:text-properties style:font-name="Liberation Serif" fo:font-size="12pt" officeooo:rsid="017c118a" style:font-size-asian="12pt" style:font-size-complex="12pt"/>
    </style:style>
    <style:style style:name="T562" style:family="text">
      <style:text-properties style:font-name="Liberation Serif" fo:font-size="12pt" officeooo:rsid="017d9c53" style:font-size-asian="12pt" style:font-size-complex="12pt"/>
    </style:style>
    <style:style style:name="T563" style:family="text">
      <style:text-properties style:font-name="Liberation Serif" fo:font-size="12pt" officeooo:rsid="003f7bb2" style:font-size-asian="12pt" style:font-size-complex="12pt"/>
    </style:style>
    <style:style style:name="T564" style:family="text">
      <style:text-properties style:font-name="Liberation Serif" fo:font-size="12pt" officeooo:rsid="00bc7e0b" style:font-size-asian="12pt" style:font-size-complex="12pt"/>
    </style:style>
    <style:style style:name="T565" style:family="text">
      <style:text-properties style:font-name="Liberation Serif" fo:font-size="12pt" officeooo:rsid="02e89a38" style:font-size-asian="12pt" style:font-size-complex="12pt"/>
    </style:style>
    <style:style style:name="T566" style:family="text">
      <style:text-properties style:font-name="Liberation Serif" fo:font-size="12pt" officeooo:rsid="02e974a8" style:font-size-asian="12pt" style:font-size-complex="12pt"/>
    </style:style>
    <style:style style:name="T567" style:family="text">
      <style:text-properties style:font-name="Liberation Serif" fo:font-size="12pt" officeooo:rsid="02eb2cfa" style:font-size-asian="12pt" style:font-size-complex="12pt"/>
    </style:style>
    <style:style style:name="T568" style:family="text">
      <style:text-properties style:font-name="Liberation Serif" fo:font-size="12pt" officeooo:rsid="01a16019" style:font-size-asian="12pt" style:font-size-complex="12pt"/>
    </style:style>
    <style:style style:name="T569" style:family="text">
      <style:text-properties style:font-name="Liberation Serif" fo:font-size="12pt" officeooo:rsid="013d1e2d" style:font-size-asian="12pt" style:font-size-complex="12pt"/>
    </style:style>
    <style:style style:name="T570" style:family="text">
      <style:text-properties style:font-name="Liberation Serif" fo:font-size="12pt" officeooo:rsid="02f1b240" style:font-size-asian="12pt" style:font-size-complex="12pt"/>
    </style:style>
    <style:style style:name="T571" style:family="text">
      <style:text-properties style:font-name="Liberation Serif" fo:font-size="12pt" officeooo:rsid="02f38953" style:font-size-asian="12pt" style:font-size-complex="12pt"/>
    </style:style>
    <style:style style:name="T572" style:family="text">
      <style:text-properties style:font-name="Liberation Serif" fo:font-size="12pt" officeooo:rsid="02f41f5f" style:font-size-asian="12pt" style:font-size-complex="12pt"/>
    </style:style>
    <style:style style:name="T573" style:family="text">
      <style:text-properties style:font-name="Liberation Serif" fo:font-size="12pt" officeooo:rsid="0305dfd5" style:font-size-asian="12pt" style:font-size-complex="12pt"/>
    </style:style>
    <style:style style:name="T574" style:family="text">
      <style:text-properties style:font-name="Liberation Serif" fo:font-size="12pt" officeooo:rsid="03067e0a" style:font-size-asian="12pt" style:font-size-complex="12pt"/>
    </style:style>
    <style:style style:name="T575" style:family="text">
      <style:text-properties style:font-name="Liberation Serif" fo:font-size="12pt" officeooo:rsid="035a27ce" style:font-size-asian="12pt" style:font-size-complex="12pt"/>
    </style:style>
    <style:style style:name="T576" style:family="text">
      <style:text-properties style:font-name="Liberation Serif" fo:font-size="12pt" officeooo:rsid="05ccd9be" style:font-size-asian="12pt" style:font-size-complex="12pt"/>
    </style:style>
    <style:style style:name="T577" style:family="text">
      <style:text-properties style:font-name="Liberation Serif" fo:font-size="12pt" fo:font-style="italic" style:font-size-asian="12pt" style:font-style-asian="italic" style:font-size-complex="12pt" style:font-style-complex="italic"/>
    </style:style>
    <style:style style:name="T578" style:family="text">
      <style:text-properties style:font-name="Liberation Serif" fo:font-size="12pt" fo:font-style="italic" officeooo:rsid="01623a12" style:font-size-asian="12pt" style:font-style-asian="italic" style:font-size-complex="12pt" style:font-style-complex="italic"/>
    </style:style>
    <style:style style:name="T579" style:family="text">
      <style:text-properties style:font-name="Liberation Serif" fo:font-size="12pt" fo:font-style="italic" officeooo:rsid="0162d8ed" style:font-size-asian="12pt" style:font-style-asian="italic" style:font-size-complex="12pt" style:font-style-complex="italic"/>
    </style:style>
    <style:style style:name="T580" style:family="text">
      <style:text-properties style:font-name="Liberation Serif" fo:font-size="12pt" fo:font-style="italic" officeooo:rsid="017fd7fd" style:font-size-asian="12pt" style:font-style-asian="italic" style:font-size-complex="12pt" style:font-style-complex="italic"/>
    </style:style>
    <style:style style:name="T581" style:family="text">
      <style:text-properties style:font-name="Liberation Serif" fo:font-size="12pt" fo:font-style="italic" officeooo:rsid="02ed733e" style:font-size-asian="12pt" style:font-style-asian="italic" style:font-size-complex="12pt" style:font-style-complex="italic"/>
    </style:style>
    <style:style style:name="T582" style:family="text">
      <style:text-properties style:font-name="Liberation Serif" fo:font-size="12pt" fo:font-style="italic" officeooo:rsid="01a16019" style:font-size-asian="12pt" style:font-style-asian="italic" style:font-size-complex="12pt" style:font-style-complex="italic"/>
    </style:style>
    <style:style style:name="T583" style:family="text">
      <style:text-properties style:font-name="Liberation Serif" fo:font-size="12pt" fo:font-style="italic" officeooo:rsid="018b190c" style:font-size-asian="12pt" style:font-style-asian="italic" style:font-size-complex="12pt" style:font-style-complex="italic"/>
    </style:style>
    <style:style style:name="T584" style:family="text">
      <style:text-properties style:font-name="Liberation Serif" fo:font-size="12pt" fo:font-style="normal" officeooo:rsid="017fd7fd" style:font-size-asian="12pt" style:font-style-asian="normal" style:font-size-complex="12pt" style:font-style-complex="normal"/>
    </style:style>
    <style:style style:name="T585" style:family="text">
      <style:text-properties style:font-name="Liberation Serif" fo:font-size="12pt" fo:font-style="normal" officeooo:rsid="0181d61d" style:font-size-asian="12pt" style:font-style-asian="normal" style:font-size-complex="12pt" style:font-style-complex="normal"/>
    </style:style>
    <style:style style:name="T586" style:family="text">
      <style:text-properties style:font-name="Liberation Serif" fo:font-size="12pt" fo:font-style="normal" officeooo:rsid="01837bbe" style:font-size-asian="12pt" style:font-style-asian="normal" style:font-size-complex="12pt" style:font-style-complex="normal"/>
    </style:style>
    <style:style style:name="T587" style:family="text">
      <style:text-properties style:font-name="Liberation Serif" fo:font-size="12pt" fo:font-style="normal" officeooo:rsid="01841f8d" style:font-size-asian="12pt" style:font-style-asian="normal" style:font-size-complex="12pt" style:font-style-complex="normal"/>
    </style:style>
    <style:style style:name="T588" style:family="text">
      <style:text-properties style:font-name="Liberation Serif" fo:font-size="12pt" fo:font-style="normal" officeooo:rsid="0191e896" style:font-size-asian="12pt" style:font-style-asian="normal" style:font-size-complex="12pt" style:font-style-complex="normal"/>
    </style:style>
    <style:style style:name="T589" style:family="text">
      <style:text-properties style:font-name="Liberation Serif" fo:font-size="12pt" fo:font-style="normal" officeooo:rsid="0188b519" style:font-size-asian="12pt" style:font-style-asian="normal" style:font-size-complex="12pt" style:font-style-complex="normal"/>
    </style:style>
    <style:style style:name="T590" style:family="text">
      <style:text-properties style:font-name="Liberation Serif" fo:font-size="12pt" fo:font-style="normal" officeooo:rsid="01898ba0" style:font-size-asian="12pt" style:font-style-asian="normal" style:font-size-complex="12pt" style:font-style-complex="normal"/>
    </style:style>
    <style:style style:name="T591" style:family="text">
      <style:text-properties style:font-name="Liberation Serif" fo:font-size="12pt" fo:font-style="normal" officeooo:rsid="018b190c" style:font-size-asian="12pt" style:font-style-asian="normal" style:font-size-complex="12pt" style:font-style-complex="normal"/>
    </style:style>
    <style:style style:name="T592" style:family="text">
      <style:text-properties style:font-name="Liberation Serif" fo:font-size="12pt" fo:font-style="normal" officeooo:rsid="018cc386" style:font-size-asian="12pt" style:font-style-asian="normal" style:font-size-complex="12pt" style:font-style-complex="normal"/>
    </style:style>
    <style:style style:name="T593" style:family="text">
      <style:text-properties style:font-name="Liberation Serif" fo:font-size="12pt" fo:font-style="normal" officeooo:rsid="02ed733e" style:font-size-asian="12pt" style:font-style-asian="normal" style:font-size-complex="12pt" style:font-style-complex="normal"/>
    </style:style>
    <style:style style:name="T594" style:family="text">
      <style:text-properties style:font-name="Liberation Serif" fo:font-size="12pt" fo:font-style="normal" officeooo:rsid="02f48a27" style:font-size-asian="12pt" style:font-style-asian="normal" style:font-size-complex="12pt" style:font-style-complex="normal"/>
    </style:style>
    <style:style style:name="T595" style:family="text">
      <style:text-properties style:font-name="Liberation Serif" fo:font-size="12pt" fo:font-style="normal" officeooo:rsid="02f5adbd" style:font-size-asian="12pt" style:font-style-asian="normal" style:font-size-complex="12pt" style:font-style-complex="normal"/>
    </style:style>
    <style:style style:name="T596" style:family="text">
      <style:text-properties style:font-name="Liberation Serif" fo:font-size="12pt" fo:font-style="normal" officeooo:rsid="02f7aa9c" style:font-size-asian="12pt" style:font-style-asian="normal" style:font-size-complex="12pt" style:font-style-complex="normal"/>
    </style:style>
    <style:style style:name="T597" style:family="text">
      <style:text-properties style:font-name="Liberation Serif" fo:font-size="12pt" fo:font-style="normal" officeooo:rsid="02f95d54" style:font-size-asian="12pt" style:font-style-asian="normal" style:font-size-complex="12pt" style:font-style-complex="normal"/>
    </style:style>
    <style:style style:name="T598" style:family="text">
      <style:text-properties style:font-name="Liberation Serif" fo:font-size="12pt" fo:font-style="normal" officeooo:rsid="02fae963" style:font-size-asian="12pt" style:font-style-asian="normal" style:font-size-complex="12pt" style:font-style-complex="normal"/>
    </style:style>
    <style:style style:name="T599" style:family="text">
      <style:text-properties style:font-name="Liberation Serif" fo:font-size="12pt" fo:font-style="normal" officeooo:rsid="02fd0f01" style:font-size-asian="12pt" style:font-style-asian="normal" style:font-size-complex="12pt" style:font-style-complex="normal"/>
    </style:style>
    <style:style style:name="T600" style:family="text">
      <style:text-properties style:font-name="Liberation Serif" fo:font-size="12pt" fo:font-style="normal" officeooo:rsid="0300fa5a" style:font-size-asian="12pt" style:font-style-asian="normal" style:font-size-complex="12pt" style:font-style-complex="normal"/>
    </style:style>
    <style:style style:name="T601" style:family="text">
      <style:text-properties style:font-name="Liberation Serif" fo:font-size="12pt" fo:font-style="normal" officeooo:rsid="03026e1d" style:font-size-asian="12pt" style:font-style-asian="normal" style:font-size-complex="12pt" style:font-style-complex="normal"/>
    </style:style>
    <style:style style:name="T602" style:family="text">
      <style:text-properties style:font-name="Liberation Serif" fo:font-size="12pt" fo:font-style="normal" officeooo:rsid="0304f8ae" style:font-size-asian="12pt" style:font-style-asian="normal" style:font-size-complex="12pt" style:font-style-complex="normal"/>
    </style:style>
    <style:style style:name="T603" style:family="text">
      <style:text-properties style:font-name="Liberation Serif" fo:font-size="12pt" fo:font-style="normal" officeooo:rsid="0305cadf" style:font-size-asian="12pt" style:font-style-asian="normal" style:font-size-complex="12pt" style:font-style-complex="normal"/>
    </style:style>
    <style:style style:name="T604" style:family="text">
      <style:text-properties style:font-name="Liberation Serif" fo:font-size="12pt" fo:font-style="normal" officeooo:rsid="0164b0f7" style:font-size-asian="12pt" style:font-style-asian="normal" style:font-size-complex="12pt" style:font-style-complex="normal"/>
    </style:style>
    <style:style style:name="T605"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06"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07"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08"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09"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10"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11" style:family="text">
      <style:text-properties style:font-name="Liberation Serif" fo:font-size="12pt" fo:font-weight="normal" style:font-size-asian="12pt" style:font-weight-asian="normal" style:font-size-complex="12pt" style:font-weight-complex="normal"/>
    </style:style>
    <style:style style:name="T612" style:family="text">
      <style:text-properties style:font-name="Liberation Serif" fo:font-size="12pt" fo:font-weight="normal" officeooo:rsid="00bcf524" style:font-size-asian="12pt" style:font-weight-asian="normal" style:font-size-complex="12pt" style:font-weight-complex="normal"/>
    </style:style>
    <style:style style:name="T613" style:family="text">
      <style:text-properties style:font-name="Liberation Serif" fo:font-size="12pt" fo:font-weight="normal" officeooo:rsid="0305dfd5" style:font-size-asian="12pt" style:font-weight-asian="normal" style:font-size-complex="12pt" style:font-weight-complex="normal"/>
    </style:style>
    <style:style style:name="T614" style:family="text">
      <style:text-properties style:font-name="Liberation Serif" fo:font-size="12pt" fo:font-weight="normal" officeooo:rsid="03067e0a" style:font-size-asian="12pt" style:font-weight-asian="normal" style:font-size-complex="12pt" style:font-weight-complex="normal"/>
    </style:style>
    <style:style style:name="T615" style:family="text">
      <style:text-properties style:font-name="Liberation Serif" fo:font-size="12pt" fo:font-weight="normal" officeooo:rsid="05ccd9be" style:font-size-asian="12pt" style:font-weight-asian="normal" style:font-size-complex="12pt" style:font-weight-complex="normal"/>
    </style:style>
    <style:style style:name="T616"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17"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18"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19"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20"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21" style:family="text">
      <style:text-properties style:font-name="Liberation Serif" fo:font-size="12pt" fo:language="en" fo:country="US" fo:font-style="italic" style:font-size-asian="12pt" style:font-style-asian="italic" style:font-size-complex="12pt" style:font-style-complex="italic"/>
    </style:style>
    <style:style style:name="T622"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23"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24"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25"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26"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27"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28"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29"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30"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31"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32"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33"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34"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35"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36"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37"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38"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39"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40"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41"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42"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43"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44"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45"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46"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47"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48"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49" style:family="text">
      <style:text-properties style:font-name="Liberation Serif" fo:font-size="12pt" fo:language="en" fo:country="US" fo:font-style="normal" style:font-size-asian="12pt" style:font-style-asian="normal" style:font-size-complex="12pt" style:font-style-complex="normal"/>
    </style:style>
    <style:style style:name="T650"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51"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52"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53"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54"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55"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56"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57"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58"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59"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60"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61"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62"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63"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64"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65"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66"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67"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68"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69"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70"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71"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72"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73"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74"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75"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76"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77"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78"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79"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80"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81"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82"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83"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84"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85"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86"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87"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88"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89"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90"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91"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692"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style:font-size-asian="12pt" style:font-size-complex="12pt"/>
    </style:style>
    <style:style style:name="T721" style:family="text">
      <style:text-properties style:font-name="Liberation Serif" fo:font-size="12pt" fo:language="en" fo:country="US" officeooo:rsid="00b3d37f" style:font-size-asian="12pt" style:font-size-complex="12pt"/>
    </style:style>
    <style:style style:name="T722" style:family="text">
      <style:text-properties style:font-name="Liberation Serif" fo:font-size="12pt" fo:language="en" fo:country="US" officeooo:rsid="01181feb" style:font-size-asian="12pt" style:font-size-complex="12pt"/>
    </style:style>
    <style:style style:name="T723" style:family="text">
      <style:text-properties style:font-name="Liberation Serif" fo:font-size="12pt" fo:language="en" fo:country="US" officeooo:rsid="027ee4ae" style:font-size-asian="12pt" style:font-size-complex="12pt"/>
    </style:style>
    <style:style style:name="T724" style:family="text">
      <style:text-properties style:font-name="Liberation Serif" fo:font-size="12pt" fo:language="en" fo:country="US" officeooo:rsid="0289a355" style:font-size-asian="12pt" style:font-size-complex="12pt"/>
    </style:style>
    <style:style style:name="T725" style:family="text">
      <style:text-properties style:font-name="Liberation Serif" fo:font-size="12pt" fo:language="en" fo:country="US" officeooo:rsid="028b7689" style:font-size-asian="12pt" style:font-size-complex="12pt"/>
    </style:style>
    <style:style style:name="T726"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27"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28" style:family="text">
      <style:text-properties style:font-name="Liberation Serif" officeooo:rsid="02e89a38"/>
    </style:style>
    <style:style style:name="T729" style:family="text">
      <style:text-properties style:font-name="Liberation Serif" fo:language="en" fo:country="US" officeooo:rsid="0012cfe2" fo:background-color="transparent" loext:char-shading-value="0" style:font-size-asian="12pt" style:font-size-complex="12pt"/>
    </style:style>
    <style:style style:name="T730" style:family="text">
      <style:text-properties style:font-name="Liberation Serif" officeooo:rsid="013d1e2d"/>
    </style:style>
    <style:style style:name="T731" style:family="text">
      <style:text-properties style:font-name="Liberation Serif" fo:font-size="10pt" style:font-size-asian="10pt" style:font-size-complex="10pt"/>
    </style:style>
    <style:style style:name="T732" style:family="text">
      <style:text-properties style:font-name="Liberation Serif" fo:font-size="10pt" officeooo:rsid="01837bbe" style:font-size-asian="10pt" style:font-size-complex="10pt"/>
    </style:style>
    <style:style style:name="T733" style:family="text">
      <style:text-properties style:font-name="Liberation Serif" officeooo:rsid="035eea78"/>
    </style:style>
    <style:style style:name="T734" style:family="text">
      <style:text-properties officeooo:rsid="01a16019"/>
    </style:style>
    <style:style style:name="T735" style:family="text">
      <style:text-properties officeooo:rsid="014b3358"/>
    </style:style>
    <style:style style:name="T736" style:family="text">
      <style:text-properties officeooo:rsid="01a480c6"/>
    </style:style>
    <style:style style:name="T737" style:family="text">
      <style:text-properties officeooo:rsid="016103cf"/>
    </style:style>
    <style:style style:name="T738" style:family="text">
      <style:text-properties officeooo:rsid="0164b0f7"/>
    </style:style>
    <style:style style:name="T739" style:family="text">
      <style:text-properties officeooo:rsid="0194521d"/>
    </style:style>
    <style:style style:name="T740" style:family="text">
      <style:text-properties officeooo:rsid="010ce66a"/>
    </style:style>
    <style:style style:name="T741" style:family="text">
      <style:text-properties officeooo:rsid="002cf114" fo:background-color="transparent" loext:char-shading-value="0" style:font-size-asian="12pt" style:font-size-complex="12pt"/>
    </style:style>
    <style:style style:name="T742" style:family="text">
      <style:text-properties officeooo:rsid="02492302" fo:background-color="transparent" loext:char-shading-value="0" style:font-size-asian="12pt" style:font-size-complex="12pt"/>
    </style:style>
    <style:style style:name="T743" style:family="text">
      <style:text-properties officeooo:rsid="002cf114" style:font-size-asian="12pt" style:font-size-complex="12pt"/>
    </style:style>
    <style:style style:name="T744" style:family="text">
      <style:text-properties officeooo:rsid="02a30779"/>
    </style:style>
    <style:style style:name="T745" style:family="text">
      <style:text-properties fo:color="#000007"/>
    </style:style>
    <style:style style:name="T746" style:family="text">
      <style:text-properties fo:color="#000007" style:font-name="Liberation Serif" fo:language="en" fo:country="US" officeooo:rsid="0012cfe2" fo:background-color="transparent" loext:char-shading-value="0" style:font-size-asian="12pt" style:font-size-complex="12pt"/>
    </style:style>
    <style:style style:name="T747" style:family="text">
      <style:text-properties fo:color="#000007" style:font-name="Liberation Serif" fo:font-size="12pt" style:font-size-asian="12pt" style:font-size-complex="12pt"/>
    </style:style>
    <style:style style:name="T748" style:family="text">
      <style:text-properties fo:color="#000007" style:font-name="Liberation Serif" fo:font-size="12pt" officeooo:rsid="013d1e2d" style:font-size-asian="12pt" style:font-size-complex="12pt"/>
    </style:style>
    <style:style style:name="T749" style:family="text">
      <style:text-properties fo:color="#000007" style:font-name="Liberation Serif" fo:font-size="12pt" officeooo:rsid="03a61984" style:font-size-asian="12pt" style:font-size-complex="12pt"/>
    </style:style>
    <style:style style:name="T750" style:family="text">
      <style:text-properties fo:color="#000007" style:font-name="Liberation Serif" fo:font-size="12pt" officeooo:rsid="03a9330c" style:font-size-asian="12pt" style:font-size-complex="12pt"/>
    </style:style>
    <style:style style:name="T751" style:family="text">
      <style:text-properties fo:color="#000007" style:font-name="Liberation Serif" fo:font-size="12pt" officeooo:rsid="03aa6fe5" style:font-size-asian="12pt" style:font-size-complex="12pt"/>
    </style:style>
    <style:style style:name="T752" style:family="text">
      <style:text-properties fo:color="#000007" style:font-name="Liberation Serif" fo:font-size="12pt" officeooo:rsid="03aaeb31" style:font-size-asian="12pt" style:font-size-complex="12pt"/>
    </style:style>
    <style:style style:name="T753" style:family="text">
      <style:text-properties fo:color="#000007" style:font-name="Liberation Serif" fo:font-size="12pt" officeooo:rsid="03ad4e3f" style:font-size-asian="12pt" style:font-size-complex="12pt"/>
    </style:style>
    <style:style style:name="T754" style:family="text">
      <style:text-properties fo:color="#000007" style:font-name="Liberation Serif" fo:font-size="12pt" officeooo:rsid="046bf1a0" style:font-size-asian="12pt" style:font-size-complex="12pt"/>
    </style:style>
    <style:style style:name="T755" style:family="text">
      <style:text-properties fo:color="#000007" style:font-name="Liberation Serif" fo:font-size="12pt" officeooo:rsid="06c78ee1" style:font-size-asian="12pt" style:font-size-complex="12pt"/>
    </style:style>
    <style:style style:name="T756" style:family="text">
      <style:text-properties fo:color="#000007" style:font-name="Liberation Serif" fo:font-size="12pt" officeooo:rsid="06c83c4b" style:font-size-asian="12pt" style:font-size-complex="12pt"/>
    </style:style>
    <style:style style:name="T757" style:family="text">
      <style:text-properties fo:color="#000007" style:font-name="Liberation Serif" fo:font-size="12pt" fo:font-style="italic" style:font-size-asian="12pt" style:font-size-complex="12pt"/>
    </style:style>
    <style:style style:name="T758" style:family="text">
      <style:text-properties fo:color="#000007" style:font-name="Liberation Serif" fo:font-size="12pt" fo:font-style="italic" fo:font-weight="normal" style:font-size-asian="12pt" style:font-weight-asian="normal" style:font-size-complex="12pt" style:font-weight-complex="normal"/>
    </style:style>
    <style:style style:name="T759"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60"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61"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62" style:family="text">
      <style:text-properties fo:color="#000007" style:font-name="Liberation Serif" fo:font-size="12pt" fo:font-weight="bold" style:font-size-asian="12pt" style:font-size-complex="12pt"/>
    </style:style>
    <style:style style:name="T763"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64"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65"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66" style:family="text">
      <style:text-properties fo:color="#000007" style:font-name="Liberation Serif" fo:font-size="12pt" fo:font-weight="normal" style:font-size-asian="12pt" style:font-weight-asian="normal" style:font-size-complex="12pt" style:font-weight-complex="normal"/>
    </style:style>
    <style:style style:name="T767" style:family="text">
      <style:text-properties fo:color="#000007" style:font-name="Liberation Serif" fo:font-size="12pt" fo:font-weight="normal" officeooo:rsid="05820ebc" style:font-size-asian="12pt" style:font-weight-asian="normal" style:font-size-complex="12pt" style:font-weight-complex="normal"/>
    </style:style>
    <style:style style:name="T768" style:family="text">
      <style:text-properties fo:color="#000007" style:font-name="Liberation Serif" fo:font-size="12pt" fo:font-weight="normal" officeooo:rsid="0583e4d7" style:font-size-asian="12pt" style:font-weight-asian="normal" style:font-size-complex="12pt" style:font-weight-complex="normal"/>
    </style:style>
    <style:style style:name="T769"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70"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71"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72"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73"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74"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75"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76"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77"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78"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779"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80"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81"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82"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783"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784"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785"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786"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787"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788"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789"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790"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791"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792"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794"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795"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796"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00"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01"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02"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03"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04" style:family="text">
      <style:text-properties fo:color="#000007" officeooo:rsid="043a3f1d"/>
    </style:style>
    <style:style style:name="T805" style:family="text">
      <style:text-properties fo:color="#000007" officeooo:rsid="043a5067"/>
    </style:style>
    <style:style style:name="T806" style:family="text">
      <style:text-properties fo:color="#000007" officeooo:rsid="043b5a77"/>
    </style:style>
    <style:style style:name="T807" style:family="text">
      <style:text-properties fo:color="#000007" officeooo:rsid="043bd1c3"/>
    </style:style>
    <style:style style:name="T808" style:family="text">
      <style:text-properties fo:color="#000007" fo:background-color="#ffff00" loext:char-shading-value="0"/>
    </style:style>
    <style:style style:name="T809" style:family="text">
      <style:text-properties fo:color="#000007" officeooo:rsid="043bd1c3" fo:background-color="#ffff00" loext:char-shading-value="0"/>
    </style:style>
    <style:style style:name="T810" style:family="text">
      <style:text-properties fo:color="#000007" officeooo:rsid="043b5a77" fo:background-color="#ffff00" loext:char-shading-value="0"/>
    </style:style>
    <style:style style:name="T811" style:family="text">
      <style:text-properties fo:color="#000007" officeooo:rsid="043b5a77" fo:background-color="transparent" loext:char-shading-value="0"/>
    </style:style>
    <style:style style:name="T812" style:family="text">
      <style:text-properties fo:color="#000007" officeooo:rsid="043bd1c3" fo:background-color="transparent" loext:char-shading-value="0"/>
    </style:style>
    <style:style style:name="T813" style:family="text">
      <style:text-properties fo:color="#000007" officeooo:rsid="043c549e"/>
    </style:style>
    <style:style style:name="T814" style:family="text">
      <style:text-properties fo:color="#000007" officeooo:rsid="043cafb0"/>
    </style:style>
    <style:style style:name="T815" style:family="text">
      <style:text-properties fo:color="#000007" officeooo:rsid="043df6e2"/>
    </style:style>
    <style:style style:name="T816" style:family="text">
      <style:text-properties fo:color="#000007" officeooo:rsid="043e1773"/>
    </style:style>
    <style:style style:name="T817" style:family="text">
      <style:text-properties fo:color="#000007" officeooo:rsid="043ff9af"/>
    </style:style>
    <style:style style:name="T818" style:family="text">
      <style:text-properties fo:color="#000007" officeooo:rsid="04412773"/>
    </style:style>
    <style:style style:name="T819" style:family="text">
      <style:text-properties fo:color="#000007" officeooo:rsid="04446b3b"/>
    </style:style>
    <style:style style:name="T820" style:family="text">
      <style:text-properties fo:color="#000007" officeooo:rsid="04448a44"/>
    </style:style>
    <style:style style:name="T821" style:family="text">
      <style:text-properties fo:color="#000007" officeooo:rsid="04465872"/>
    </style:style>
    <style:style style:name="T822" style:family="text">
      <style:text-properties fo:color="#000007" officeooo:rsid="04474a40"/>
    </style:style>
    <style:style style:name="T823" style:family="text">
      <style:text-properties fo:color="#000007" style:text-position="super 58%" officeooo:rsid="04474a40"/>
    </style:style>
    <style:style style:name="T824" style:family="text">
      <style:text-properties fo:color="#000007" officeooo:rsid="044768c3"/>
    </style:style>
    <style:style style:name="T825" style:family="text">
      <style:text-properties fo:color="#000007" officeooo:rsid="044a6c5c"/>
    </style:style>
    <style:style style:name="T826" style:family="text">
      <style:text-properties fo:color="#000007" officeooo:rsid="044ad412"/>
    </style:style>
    <style:style style:name="T827" style:family="text">
      <style:text-properties fo:color="#000007" officeooo:rsid="044b0040"/>
    </style:style>
    <style:style style:name="T828" style:family="text">
      <style:text-properties fo:color="#000007" officeooo:rsid="044bf682"/>
    </style:style>
    <style:style style:name="T829" style:family="text">
      <style:text-properties fo:color="#000007" officeooo:rsid="044dd4bc"/>
    </style:style>
    <style:style style:name="T830" style:family="text">
      <style:text-properties fo:color="#000007" officeooo:rsid="044fd63a"/>
    </style:style>
    <style:style style:name="T831" style:family="text">
      <style:text-properties fo:color="#000007" officeooo:rsid="04519f73"/>
    </style:style>
    <style:style style:name="T832" style:family="text">
      <style:text-properties fo:color="#000007" officeooo:rsid="0451ac9e"/>
    </style:style>
    <style:style style:name="T833" style:family="text">
      <style:text-properties fo:color="#000007" officeooo:rsid="0452f37c"/>
    </style:style>
    <style:style style:name="T834" style:family="text">
      <style:text-properties fo:color="#000007" officeooo:rsid="04542cb6"/>
    </style:style>
    <style:style style:name="T835" style:family="text">
      <style:text-properties fo:color="#000007" officeooo:rsid="0454a7b1"/>
    </style:style>
    <style:style style:name="T836" style:family="text">
      <style:text-properties fo:color="#000007" officeooo:rsid="0459f70b"/>
    </style:style>
    <style:style style:name="T837" style:family="text">
      <style:text-properties fo:color="#000007" officeooo:rsid="045d3fd5"/>
    </style:style>
    <style:style style:name="T838" style:family="text">
      <style:text-properties fo:color="#000007" officeooo:rsid="045da85c"/>
    </style:style>
    <style:style style:name="T839" style:family="text">
      <style:text-properties fo:color="#000007" officeooo:rsid="045fe323"/>
    </style:style>
    <style:style style:name="T840" style:family="text">
      <style:text-properties fo:color="#000007" officeooo:rsid="045fe323" fo:background-color="#ffff99" loext:char-shading-value="0"/>
    </style:style>
    <style:style style:name="T841" style:family="text">
      <style:text-properties fo:color="#000007" officeooo:rsid="04600cf2"/>
    </style:style>
    <style:style style:name="T842" style:family="text">
      <style:text-properties fo:color="#000007" officeooo:rsid="0462199a"/>
    </style:style>
    <style:style style:name="T843" style:family="text">
      <style:text-properties fo:color="#000007" officeooo:rsid="0462e675"/>
    </style:style>
    <style:style style:name="T844" style:family="text">
      <style:text-properties fo:color="#000007" officeooo:rsid="04766001"/>
    </style:style>
    <style:style style:name="T845" style:family="text">
      <style:text-properties fo:color="#000007" officeooo:rsid="0477b446"/>
    </style:style>
    <style:style style:name="T846" style:family="text">
      <style:text-properties fo:color="#000007" officeooo:rsid="0477f2ad"/>
    </style:style>
    <style:style style:name="T847" style:family="text">
      <style:text-properties fo:color="#000007" officeooo:rsid="0479976b"/>
    </style:style>
    <style:style style:name="T848" style:family="text">
      <style:text-properties fo:color="#000007" officeooo:rsid="047a719f"/>
    </style:style>
    <style:style style:name="T849" style:family="text">
      <style:text-properties fo:color="#000007" officeooo:rsid="045b4294"/>
    </style:style>
    <style:style style:name="T850" style:family="text">
      <style:text-properties fo:color="#000007" officeooo:rsid="047ad55d"/>
    </style:style>
    <style:style style:name="T851" style:family="text">
      <style:text-properties fo:color="#000007" officeooo:rsid="04825167"/>
    </style:style>
    <style:style style:name="T852" style:family="text">
      <style:text-properties fo:color="#000007" fo:font-style="italic"/>
    </style:style>
    <style:style style:name="T853" style:family="text">
      <style:text-properties fo:color="#000007" fo:font-style="italic" style:font-style-asian="italic" style:font-style-complex="italic"/>
    </style:style>
    <style:style style:name="T854" style:family="text">
      <style:text-properties fo:color="#000007" fo:font-style="italic" officeooo:rsid="048c51ab" style:font-style-asian="italic" style:font-style-complex="italic"/>
    </style:style>
    <style:style style:name="T855" style:family="text">
      <style:text-properties fo:color="#000007" fo:font-style="italic" officeooo:rsid="049a8879" style:font-style-asian="italic" style:font-style-complex="italic"/>
    </style:style>
    <style:style style:name="T856" style:family="text">
      <style:text-properties fo:color="#000007" fo:font-style="italic" officeooo:rsid="04ab97e2" style:font-style-asian="italic" style:font-style-complex="italic"/>
    </style:style>
    <style:style style:name="T857" style:family="text">
      <style:text-properties fo:color="#000007" fo:font-style="italic" officeooo:rsid="04ad9b53" style:font-style-asian="italic" style:font-style-complex="italic"/>
    </style:style>
    <style:style style:name="T858" style:family="text">
      <style:text-properties fo:color="#000007" fo:font-style="italic" officeooo:rsid="04b6bfa7" style:font-style-asian="italic" style:font-style-complex="italic"/>
    </style:style>
    <style:style style:name="T859" style:family="text">
      <style:text-properties fo:color="#000007" fo:font-style="italic" officeooo:rsid="04ba23e9" style:font-style-asian="italic" style:font-style-complex="italic"/>
    </style:style>
    <style:style style:name="T860" style:family="text">
      <style:text-properties fo:color="#000007" fo:font-style="italic" officeooo:rsid="04bf18a3" style:font-style-asian="italic" style:font-style-complex="italic"/>
    </style:style>
    <style:style style:name="T861" style:family="text">
      <style:text-properties fo:color="#000007" fo:font-style="italic" officeooo:rsid="04d7ca98" style:font-style-asian="italic" style:font-style-complex="italic"/>
    </style:style>
    <style:style style:name="T862" style:family="text">
      <style:text-properties fo:color="#000007" fo:font-style="italic" officeooo:rsid="05518da8" style:font-style-asian="italic" style:font-style-complex="italic"/>
    </style:style>
    <style:style style:name="T863" style:family="text">
      <style:text-properties fo:color="#000007" fo:font-style="italic" officeooo:rsid="067f5c6c" style:font-style-asian="italic" style:font-style-complex="italic"/>
    </style:style>
    <style:style style:name="T864" style:family="text">
      <style:text-properties fo:color="#000007" fo:font-style="italic" fo:background-color="#ffffff" loext:char-shading-value="0" style:font-style-asian="italic" style:font-style-complex="italic"/>
    </style:style>
    <style:style style:name="T865" style:family="text">
      <style:text-properties fo:color="#000007" fo:font-style="italic" officeooo:rsid="050d0b39" fo:background-color="#ffffff" loext:char-shading-value="0" style:font-style-asian="italic" style:font-style-complex="italic"/>
    </style:style>
    <style:style style:name="T866" style:family="text">
      <style:text-properties fo:color="#000007" fo:font-style="italic" officeooo:rsid="054551b1" fo:background-color="#ffffff" loext:char-shading-value="0" style:font-style-asian="italic" style:font-style-complex="italic"/>
    </style:style>
    <style:style style:name="T867" style:family="text">
      <style:text-properties fo:color="#000007" fo:font-style="italic" officeooo:rsid="054d2934" fo:background-color="#ffffff" loext:char-shading-value="0" style:font-style-asian="italic" style:font-style-complex="italic"/>
    </style:style>
    <style:style style:name="T868" style:family="text">
      <style:text-properties fo:color="#000007" fo:font-style="italic" fo:font-weight="normal" officeooo:rsid="049a7fd2" style:font-style-asian="italic" style:font-weight-asian="normal" style:font-style-complex="italic" style:font-weight-complex="normal"/>
    </style:style>
    <style:style style:name="T869" style:family="text">
      <style:text-properties fo:color="#000007" fo:font-style="italic" fo:font-weight="normal" officeooo:rsid="049a8879" style:font-style-asian="italic" style:font-weight-asian="normal" style:font-style-complex="italic" style:font-weight-complex="normal"/>
    </style:style>
    <style:style style:name="T870" style:family="text">
      <style:text-properties fo:color="#000007" fo:font-style="italic" fo:background-color="transparent" loext:char-shading-value="0" style:font-style-asian="italic" style:font-style-complex="italic"/>
    </style:style>
    <style:style style:name="T871" style:family="text">
      <style:text-properties fo:color="#000007" fo:font-style="italic" officeooo:rsid="04e6eb5b" fo:background-color="transparent" loext:char-shading-value="0" style:font-style-asian="italic" style:font-style-complex="italic"/>
    </style:style>
    <style:style style:name="T872" style:family="text">
      <style:text-properties fo:color="#000007" fo:font-style="italic" officeooo:rsid="04fc14aa" fo:background-color="transparent" loext:char-shading-value="0" style:font-style-asian="italic" style:font-style-complex="italic"/>
    </style:style>
    <style:style style:name="T873" style:family="text">
      <style:text-properties fo:color="#000007" fo:font-style="italic" officeooo:rsid="0502e4f6" fo:background-color="transparent" loext:char-shading-value="0" style:font-style-asian="italic" style:font-style-complex="italic"/>
    </style:style>
    <style:style style:name="T874" style:family="text">
      <style:text-properties fo:color="#000007" fo:font-style="italic" officeooo:rsid="06e0cc0c" fo:background-color="transparent" loext:char-shading-value="0" style:font-style-asian="italic" style:font-style-complex="italic"/>
    </style:style>
    <style:style style:name="T875" style:family="text">
      <style:text-properties fo:color="#000007" fo:font-style="normal" style:font-style-asian="normal" style:font-style-complex="normal"/>
    </style:style>
    <style:style style:name="T876" style:family="text">
      <style:text-properties fo:color="#000007" fo:font-style="normal" officeooo:rsid="048a43bd" style:font-style-asian="normal" style:font-style-complex="normal"/>
    </style:style>
    <style:style style:name="T877" style:family="text">
      <style:text-properties fo:color="#000007" fo:font-style="normal" officeooo:rsid="048b5832" style:font-style-asian="normal" style:font-style-complex="normal"/>
    </style:style>
    <style:style style:name="T878" style:family="text">
      <style:text-properties fo:color="#000007" fo:font-style="normal" officeooo:rsid="048c51ab" style:font-style-asian="normal" style:font-style-complex="normal"/>
    </style:style>
    <style:style style:name="T879" style:family="text">
      <style:text-properties fo:color="#000007" fo:font-style="normal" officeooo:rsid="048defce" style:font-style-asian="normal" style:font-style-complex="normal"/>
    </style:style>
    <style:style style:name="T880" style:family="text">
      <style:text-properties fo:color="#000007" fo:font-style="normal" officeooo:rsid="048df875" style:font-style-asian="normal" style:font-style-complex="normal"/>
    </style:style>
    <style:style style:name="T881" style:family="text">
      <style:text-properties fo:color="#000007" fo:font-style="normal" officeooo:rsid="04906ef3" style:font-style-asian="normal" style:font-style-complex="normal"/>
    </style:style>
    <style:style style:name="T882" style:family="text">
      <style:text-properties fo:color="#000007" fo:font-style="normal" officeooo:rsid="049a7fd2" style:font-style-asian="normal" style:font-style-complex="normal"/>
    </style:style>
    <style:style style:name="T883" style:family="text">
      <style:text-properties fo:color="#000007" fo:font-style="normal" officeooo:rsid="049a8879" style:font-style-asian="normal" style:font-style-complex="normal"/>
    </style:style>
    <style:style style:name="T884" style:family="text">
      <style:text-properties fo:color="#000007" fo:font-style="normal" officeooo:rsid="049c7d32" style:font-style-asian="normal" style:font-style-complex="normal"/>
    </style:style>
    <style:style style:name="T885" style:family="text">
      <style:text-properties fo:color="#000007" fo:font-style="normal" officeooo:rsid="049c86d2" style:font-style-asian="normal" style:font-style-complex="normal"/>
    </style:style>
    <style:style style:name="T886" style:family="text">
      <style:text-properties fo:color="#000007" fo:font-style="normal" officeooo:rsid="049dfa94" style:font-style-asian="normal" style:font-style-complex="normal"/>
    </style:style>
    <style:style style:name="T887" style:family="text">
      <style:text-properties fo:color="#000007" fo:font-style="normal" officeooo:rsid="049fca3b" style:font-style-asian="normal" style:font-style-complex="normal"/>
    </style:style>
    <style:style style:name="T888" style:family="text">
      <style:text-properties fo:color="#000007" fo:font-style="normal" officeooo:rsid="04a1173d" style:font-style-asian="normal" style:font-style-complex="normal"/>
    </style:style>
    <style:style style:name="T889" style:family="text">
      <style:text-properties fo:color="#000007" fo:font-style="normal" officeooo:rsid="04a25cc3" style:font-style-asian="normal" style:font-style-complex="normal"/>
    </style:style>
    <style:style style:name="T890" style:family="text">
      <style:text-properties fo:color="#000007" fo:font-style="normal" officeooo:rsid="04a4d58e" style:font-style-asian="normal" style:font-style-complex="normal"/>
    </style:style>
    <style:style style:name="T891" style:family="text">
      <style:text-properties fo:color="#000007" fo:font-style="normal" officeooo:rsid="04aaa6a0" style:font-style-asian="normal" style:font-style-complex="normal"/>
    </style:style>
    <style:style style:name="T892" style:family="text">
      <style:text-properties fo:color="#000007" fo:font-style="normal" officeooo:rsid="04ab97e2" style:font-style-asian="normal" style:font-style-complex="normal"/>
    </style:style>
    <style:style style:name="T893" style:family="text">
      <style:text-properties fo:color="#000007" fo:font-style="normal" officeooo:rsid="04ac89f1" style:font-style-asian="normal" style:font-style-complex="normal"/>
    </style:style>
    <style:style style:name="T894" style:family="text">
      <style:text-properties fo:color="#000007" fo:font-style="normal" officeooo:rsid="04acbb44" style:font-style-asian="normal" style:font-style-complex="normal"/>
    </style:style>
    <style:style style:name="T895" style:family="text">
      <style:text-properties fo:color="#000007" fo:font-style="normal" officeooo:rsid="04ad9b53" style:font-style-asian="normal" style:font-style-complex="normal"/>
    </style:style>
    <style:style style:name="T896" style:family="text">
      <style:text-properties fo:color="#000007" fo:font-style="normal" officeooo:rsid="04af4fea" style:font-style-asian="normal" style:font-style-complex="normal"/>
    </style:style>
    <style:style style:name="T897" style:family="text">
      <style:text-properties fo:color="#000007" fo:font-style="normal" officeooo:rsid="04b229d9" style:font-style-asian="normal" style:font-style-complex="normal"/>
    </style:style>
    <style:style style:name="T898" style:family="text">
      <style:text-properties fo:color="#000007" fo:font-style="normal" officeooo:rsid="04b33af4" style:font-style-asian="normal" style:font-style-complex="normal"/>
    </style:style>
    <style:style style:name="T899" style:family="text">
      <style:text-properties fo:color="#000007" fo:font-style="normal" officeooo:rsid="04b6bfa7" style:font-style-asian="normal" style:font-style-complex="normal"/>
    </style:style>
    <style:style style:name="T900" style:family="text">
      <style:text-properties fo:color="#000007" fo:font-style="normal" officeooo:rsid="04b829aa" style:font-style-asian="normal" style:font-style-complex="normal"/>
    </style:style>
    <style:style style:name="T901" style:family="text">
      <style:text-properties fo:color="#000007" fo:font-style="normal" officeooo:rsid="04b90015" style:font-style-asian="normal" style:font-style-complex="normal"/>
    </style:style>
    <style:style style:name="T902" style:family="text">
      <style:text-properties fo:color="#000007" fo:font-style="normal" officeooo:rsid="04ba23e9" style:font-style-asian="normal" style:font-style-complex="normal"/>
    </style:style>
    <style:style style:name="T903" style:family="text">
      <style:text-properties fo:color="#000007" fo:font-style="normal" officeooo:rsid="04bbc3cb" style:font-style-asian="normal" style:font-style-complex="normal"/>
    </style:style>
    <style:style style:name="T904" style:family="text">
      <style:text-properties fo:color="#000007" fo:font-style="normal" officeooo:rsid="04be07ac" style:font-style-asian="normal" style:font-style-complex="normal"/>
    </style:style>
    <style:style style:name="T905" style:family="text">
      <style:text-properties fo:color="#000007" fo:font-style="normal" officeooo:rsid="04bf18a3" style:font-style-asian="normal" style:font-style-complex="normal"/>
    </style:style>
    <style:style style:name="T906" style:family="text">
      <style:text-properties fo:color="#000007" fo:font-style="normal" officeooo:rsid="04bff928" style:font-style-asian="normal" style:font-style-complex="normal"/>
    </style:style>
    <style:style style:name="T907" style:family="text">
      <style:text-properties fo:color="#000007" fo:font-style="normal" officeooo:rsid="04c0ef0d" style:font-style-asian="normal" style:font-style-complex="normal"/>
    </style:style>
    <style:style style:name="T908" style:family="text">
      <style:text-properties fo:color="#000007" fo:font-style="normal" officeooo:rsid="04c29272" style:font-style-asian="normal" style:font-style-complex="normal"/>
    </style:style>
    <style:style style:name="T909" style:family="text">
      <style:text-properties fo:color="#000007" fo:font-style="normal" officeooo:rsid="04c29455" style:font-style-asian="normal" style:font-style-complex="normal"/>
    </style:style>
    <style:style style:name="T910" style:family="text">
      <style:text-properties fo:color="#000007" fo:font-style="normal" officeooo:rsid="04c557da" style:font-style-asian="normal" style:font-style-complex="normal"/>
    </style:style>
    <style:style style:name="T911" style:family="text">
      <style:text-properties fo:color="#000007" fo:font-style="normal" officeooo:rsid="04c6fd03" style:font-style-asian="normal" style:font-style-complex="normal"/>
    </style:style>
    <style:style style:name="T912" style:family="text">
      <style:text-properties fo:color="#000007" fo:font-style="normal" officeooo:rsid="04c97b07" style:font-style-asian="normal" style:font-style-complex="normal"/>
    </style:style>
    <style:style style:name="T913" style:family="text">
      <style:text-properties fo:color="#000007" fo:font-style="normal" officeooo:rsid="04d07f97" style:font-style-asian="normal" style:font-style-complex="normal"/>
    </style:style>
    <style:style style:name="T914" style:family="text">
      <style:text-properties fo:color="#000007" fo:font-style="normal" officeooo:rsid="04d214e9" style:font-style-asian="normal" style:font-style-complex="normal"/>
    </style:style>
    <style:style style:name="T915" style:family="text">
      <style:text-properties fo:color="#000007" fo:font-style="normal" officeooo:rsid="04d534b3" style:font-style-asian="normal" style:font-style-complex="normal"/>
    </style:style>
    <style:style style:name="T916" style:family="text">
      <style:text-properties fo:color="#000007" fo:font-style="normal" officeooo:rsid="04d69555" style:font-style-asian="normal" style:font-style-complex="normal"/>
    </style:style>
    <style:style style:name="T917" style:family="text">
      <style:text-properties fo:color="#000007" fo:font-style="normal" officeooo:rsid="04d7ca98" style:font-style-asian="normal" style:font-style-complex="normal"/>
    </style:style>
    <style:style style:name="T918" style:family="text">
      <style:text-properties fo:color="#000007" fo:font-style="normal" officeooo:rsid="04d9563f" style:font-style-asian="normal" style:font-style-complex="normal"/>
    </style:style>
    <style:style style:name="T919" style:family="text">
      <style:text-properties fo:color="#000007" fo:font-style="normal" officeooo:rsid="04dabd0a" style:font-style-asian="normal" style:font-style-complex="normal"/>
    </style:style>
    <style:style style:name="T920" style:family="text">
      <style:text-properties fo:color="#000007" fo:font-style="normal" officeooo:rsid="04dbd3e5" style:font-style-asian="normal" style:font-style-complex="normal"/>
    </style:style>
    <style:style style:name="T921" style:family="text">
      <style:text-properties fo:color="#000007" fo:font-style="normal" officeooo:rsid="04df7ba3" style:font-style-asian="normal" style:font-style-complex="normal"/>
    </style:style>
    <style:style style:name="T922" style:family="text">
      <style:text-properties fo:color="#000007" fo:font-style="normal" officeooo:rsid="04ef14ee" style:font-style-asian="normal" style:font-style-complex="normal"/>
    </style:style>
    <style:style style:name="T923" style:family="text">
      <style:text-properties fo:color="#000007" fo:font-style="normal" officeooo:rsid="04ef34ea" style:font-style-asian="normal" style:font-style-complex="normal"/>
    </style:style>
    <style:style style:name="T924" style:family="text">
      <style:text-properties fo:color="#000007" fo:font-style="normal" officeooo:rsid="04f0a4cf" style:font-style-asian="normal" style:font-style-complex="normal"/>
    </style:style>
    <style:style style:name="T925" style:family="text">
      <style:text-properties fo:color="#000007" fo:font-style="normal" officeooo:rsid="05530563" style:font-style-asian="normal" style:font-style-complex="normal"/>
    </style:style>
    <style:style style:name="T926" style:family="text">
      <style:text-properties fo:color="#000007" fo:font-style="normal" officeooo:rsid="055701e6" style:font-style-asian="normal" style:font-style-complex="normal"/>
    </style:style>
    <style:style style:name="T927" style:family="text">
      <style:text-properties fo:color="#000007" fo:font-style="normal" officeooo:rsid="055f02d6" style:font-style-asian="normal" style:font-style-complex="normal"/>
    </style:style>
    <style:style style:name="T928" style:family="text">
      <style:text-properties fo:color="#000007" fo:font-style="normal" officeooo:rsid="056049f5" style:font-style-asian="normal" style:font-style-complex="normal"/>
    </style:style>
    <style:style style:name="T929" style:family="text">
      <style:text-properties fo:color="#000007" fo:font-style="normal" officeooo:rsid="0560c590" style:font-style-asian="normal" style:font-style-complex="normal"/>
    </style:style>
    <style:style style:name="T930" style:family="text">
      <style:text-properties fo:color="#000007" fo:font-style="normal" officeooo:rsid="05b7e3a9" style:font-style-asian="normal" style:font-style-complex="normal"/>
    </style:style>
    <style:style style:name="T931" style:family="text">
      <style:text-properties fo:color="#000007" fo:font-style="normal" officeooo:rsid="05b7f48c" style:font-style-asian="normal" style:font-style-complex="normal"/>
    </style:style>
    <style:style style:name="T932" style:family="text">
      <style:text-properties fo:color="#000007" fo:font-style="normal" officeooo:rsid="05518da8" style:font-style-asian="normal" style:font-style-complex="normal"/>
    </style:style>
    <style:style style:name="T933" style:family="text">
      <style:text-properties fo:color="#000007" fo:font-style="normal" officeooo:rsid="05b80fb6" style:font-style-asian="normal" style:font-style-complex="normal"/>
    </style:style>
    <style:style style:name="T934" style:family="text">
      <style:text-properties fo:color="#000007" fo:font-style="normal" officeooo:rsid="05b92887" style:font-style-asian="normal" style:font-style-complex="normal"/>
    </style:style>
    <style:style style:name="T935" style:family="text">
      <style:text-properties fo:color="#000007" fo:font-style="normal" officeooo:rsid="06ad3b4f" style:font-style-asian="normal" style:font-style-complex="normal"/>
    </style:style>
    <style:style style:name="T936" style:family="text">
      <style:text-properties fo:color="#000007" fo:font-style="normal" officeooo:rsid="06ae4b09" style:font-style-asian="normal" style:font-style-complex="normal"/>
    </style:style>
    <style:style style:name="T937" style:family="text">
      <style:text-properties fo:color="#000007" fo:font-style="normal" officeooo:rsid="06ae92bb" style:font-style-asian="normal" style:font-style-complex="normal"/>
    </style:style>
    <style:style style:name="T938" style:family="text">
      <style:text-properties fo:color="#000007" fo:font-style="normal" officeooo:rsid="06da1fc6" style:font-style-asian="normal" style:font-style-complex="normal"/>
    </style:style>
    <style:style style:name="T939" style:family="text">
      <style:text-properties fo:color="#000007" fo:font-style="normal" officeooo:rsid="06da4b99" style:font-style-asian="normal" style:font-style-complex="normal"/>
    </style:style>
    <style:style style:name="T940" style:family="text">
      <style:text-properties fo:color="#000007" fo:font-style="normal" officeooo:rsid="06db6a9a" style:font-style-asian="normal" style:font-style-complex="normal"/>
    </style:style>
    <style:style style:name="T941" style:family="text">
      <style:text-properties fo:color="#000007" fo:font-style="normal" officeooo:rsid="06dc84d3" style:font-style-asian="normal" style:font-style-complex="normal"/>
    </style:style>
    <style:style style:name="T942" style:family="text">
      <style:text-properties fo:color="#000007" fo:font-style="normal" fo:background-color="#ffffff" loext:char-shading-value="0" style:font-style-asian="normal" style:font-style-complex="normal"/>
    </style:style>
    <style:style style:name="T943" style:family="text">
      <style:text-properties fo:color="#000007" fo:font-style="normal" officeooo:rsid="050ef93c" fo:background-color="#ffffff" loext:char-shading-value="0" style:font-style-asian="normal" style:font-style-complex="normal"/>
    </style:style>
    <style:style style:name="T944" style:family="text">
      <style:text-properties fo:color="#000007" fo:font-style="normal" officeooo:rsid="050b7a6a" fo:background-color="#ffffff" loext:char-shading-value="0" style:font-style-asian="normal" style:font-style-complex="normal"/>
    </style:style>
    <style:style style:name="T945" style:family="text">
      <style:text-properties fo:color="#000007" fo:font-style="normal" officeooo:rsid="050d0b39" fo:background-color="#ffffff" loext:char-shading-value="0" style:font-style-asian="normal" style:font-style-complex="normal"/>
    </style:style>
    <style:style style:name="T946" style:family="text">
      <style:text-properties fo:color="#000007" fo:font-style="normal" officeooo:rsid="050de5c5" fo:background-color="#ffffff" loext:char-shading-value="0" style:font-style-asian="normal" style:font-style-complex="normal"/>
    </style:style>
    <style:style style:name="T947" style:family="text">
      <style:text-properties fo:color="#000007" fo:font-style="normal" officeooo:rsid="05105cd3" fo:background-color="#ffffff" loext:char-shading-value="0" style:font-style-asian="normal" style:font-style-complex="normal"/>
    </style:style>
    <style:style style:name="T948" style:family="text">
      <style:text-properties fo:color="#000007" fo:font-style="normal" officeooo:rsid="0515c494" fo:background-color="#ffffff" loext:char-shading-value="0" style:font-style-asian="normal" style:font-style-complex="normal"/>
    </style:style>
    <style:style style:name="T949" style:family="text">
      <style:text-properties fo:color="#000007" fo:font-style="normal" officeooo:rsid="05174158" fo:background-color="#ffffff" loext:char-shading-value="0" style:font-style-asian="normal" style:font-style-complex="normal"/>
    </style:style>
    <style:style style:name="T950" style:family="text">
      <style:text-properties fo:color="#000007" fo:font-style="normal" officeooo:rsid="052de443" fo:background-color="#ffffff" loext:char-shading-value="0" style:font-style-asian="normal" style:font-style-complex="normal"/>
    </style:style>
    <style:style style:name="T951" style:family="text">
      <style:text-properties fo:color="#000007" fo:font-style="normal" officeooo:rsid="0543a560" fo:background-color="#ffffff" loext:char-shading-value="0" style:font-style-asian="normal" style:font-style-complex="normal"/>
    </style:style>
    <style:style style:name="T952" style:family="text">
      <style:text-properties fo:color="#000007" fo:font-style="normal" officeooo:rsid="054551b1" fo:background-color="#ffffff" loext:char-shading-value="0" style:font-style-asian="normal" style:font-style-complex="normal"/>
    </style:style>
    <style:style style:name="T953" style:family="text">
      <style:text-properties fo:color="#000007" fo:font-style="normal" officeooo:rsid="0545801b" fo:background-color="#ffffff" loext:char-shading-value="0" style:font-style-asian="normal" style:font-style-complex="normal"/>
    </style:style>
    <style:style style:name="T954" style:family="text">
      <style:text-properties fo:color="#000007" fo:font-style="normal" officeooo:rsid="05480bc0" fo:background-color="#ffffff" loext:char-shading-value="0" style:font-style-asian="normal" style:font-style-complex="normal"/>
    </style:style>
    <style:style style:name="T955" style:family="text">
      <style:text-properties fo:color="#000007" fo:font-style="normal" officeooo:rsid="054a5a2c" fo:background-color="#ffffff" loext:char-shading-value="0" style:font-style-asian="normal" style:font-style-complex="normal"/>
    </style:style>
    <style:style style:name="T956" style:family="text">
      <style:text-properties fo:color="#000007" fo:font-style="normal" officeooo:rsid="054b66c0" fo:background-color="#ffffff" loext:char-shading-value="0" style:font-style-asian="normal" style:font-style-complex="normal"/>
    </style:style>
    <style:style style:name="T957" style:family="text">
      <style:text-properties fo:color="#000007" fo:font-style="normal" officeooo:rsid="054b78af" fo:background-color="#ffffff" loext:char-shading-value="0" style:font-style-asian="normal" style:font-style-complex="normal"/>
    </style:style>
    <style:style style:name="T958" style:family="text">
      <style:text-properties fo:color="#000007" fo:font-style="normal" officeooo:rsid="054d2934" fo:background-color="#ffffff" loext:char-shading-value="0" style:font-style-asian="normal" style:font-style-complex="normal"/>
    </style:style>
    <style:style style:name="T959" style:family="text">
      <style:text-properties fo:color="#000007" fo:font-style="normal" officeooo:rsid="0553a1e1" fo:background-color="#ffffff" loext:char-shading-value="0" style:font-style-asian="normal" style:font-style-complex="normal"/>
    </style:style>
    <style:style style:name="T960" style:family="text">
      <style:text-properties fo:color="#000007" fo:font-style="normal" officeooo:rsid="055418b8" fo:background-color="#ffffff" loext:char-shading-value="0" style:font-style-asian="normal" style:font-style-complex="normal"/>
    </style:style>
    <style:style style:name="T961" style:family="text">
      <style:text-properties fo:color="#000007" fo:font-style="normal" officeooo:rsid="05619b69" fo:background-color="#ffffff" loext:char-shading-value="0" style:font-style-asian="normal" style:font-style-complex="normal"/>
    </style:style>
    <style:style style:name="T962" style:family="text">
      <style:text-properties fo:color="#000007" fo:font-style="normal" officeooo:rsid="05621bd1" fo:background-color="#ffffff" loext:char-shading-value="0" style:font-style-asian="normal" style:font-style-complex="normal"/>
    </style:style>
    <style:style style:name="T963" style:family="text">
      <style:text-properties fo:color="#000007" fo:font-style="normal" officeooo:rsid="05bd2325" fo:background-color="#ffffff" loext:char-shading-value="0" style:font-style-asian="normal" style:font-style-complex="normal"/>
    </style:style>
    <style:style style:name="T964" style:family="text">
      <style:text-properties fo:color="#000007" fo:font-style="normal" officeooo:rsid="06b03b24" fo:background-color="#ffffff" loext:char-shading-value="0" style:font-style-asian="normal" style:font-style-complex="normal"/>
    </style:style>
    <style:style style:name="T965" style:family="text">
      <style:text-properties fo:color="#000007" fo:font-style="normal" officeooo:rsid="06e0cc0c" fo:background-color="#ffffff" loext:char-shading-value="0" style:font-style-asian="normal" style:font-style-complex="normal"/>
    </style:style>
    <style:style style:name="T966" style:family="text">
      <style:text-properties fo:color="#000007" fo:font-style="normal" fo:font-weight="normal" officeooo:rsid="049a7fd2" style:font-style-asian="normal" style:font-weight-asian="normal" style:font-style-complex="normal" style:font-weight-complex="normal"/>
    </style:style>
    <style:style style:name="T967" style:family="text">
      <style:text-properties fo:color="#000007" fo:font-style="normal" fo:font-weight="normal" officeooo:rsid="049a8879" style:font-style-asian="normal" style:font-weight-asian="normal" style:font-style-complex="normal" style:font-weight-complex="normal"/>
    </style:style>
    <style:style style:name="T968" style:family="text">
      <style:text-properties fo:color="#000007" fo:font-style="normal" fo:font-weight="normal" officeooo:rsid="055f02d6" style:font-style-asian="normal" style:font-weight-asian="normal" style:font-style-complex="normal" style:font-weight-complex="normal"/>
    </style:style>
    <style:style style:name="T969" style:family="text">
      <style:text-properties fo:color="#000007" fo:font-style="normal" fo:background-color="#ff00cc" loext:char-shading-value="0" style:font-style-asian="normal" style:font-style-complex="normal"/>
    </style:style>
    <style:style style:name="T970" style:family="text">
      <style:text-properties fo:color="#000007" fo:font-style="normal" officeooo:rsid="04c6fd03" fo:background-color="#ff00cc" loext:char-shading-value="0" style:font-style-asian="normal" style:font-style-complex="normal"/>
    </style:style>
    <style:style style:name="T971" style:family="text">
      <style:text-properties fo:color="#000007" fo:font-style="normal" officeooo:rsid="04df7ba3" fo:background-color="#ff00cc" loext:char-shading-value="0" style:font-style-asian="normal" style:font-style-complex="normal"/>
    </style:style>
    <style:style style:name="T972" style:family="text">
      <style:text-properties fo:color="#000007" fo:font-style="normal" officeooo:rsid="04e794fb" fo:background-color="#ff00cc" loext:char-shading-value="0" style:font-style-asian="normal" style:font-style-complex="normal"/>
    </style:style>
    <style:style style:name="T973" style:family="text">
      <style:text-properties fo:color="#000007" fo:font-style="normal" officeooo:rsid="050ef93c" fo:background-color="#ff00cc" loext:char-shading-value="0" style:font-style-asian="normal" style:font-style-complex="normal"/>
    </style:style>
    <style:style style:name="T974" style:family="text">
      <style:text-properties fo:color="#000007" fo:font-style="normal" fo:background-color="transparent" loext:char-shading-value="0" style:font-style-asian="normal" style:font-style-complex="normal"/>
    </style:style>
    <style:style style:name="T975" style:family="text">
      <style:text-properties fo:color="#000007" fo:font-style="normal" officeooo:rsid="04c6fd03" fo:background-color="transparent" loext:char-shading-value="0" style:font-style-asian="normal" style:font-style-complex="normal"/>
    </style:style>
    <style:style style:name="T976" style:family="text">
      <style:text-properties fo:color="#000007" fo:font-style="normal" officeooo:rsid="04df7ba3" fo:background-color="transparent" loext:char-shading-value="0" style:font-style-asian="normal" style:font-style-complex="normal"/>
    </style:style>
    <style:style style:name="T977" style:family="text">
      <style:text-properties fo:color="#000007" fo:font-style="normal" officeooo:rsid="04e53e8d" fo:background-color="transparent" loext:char-shading-value="0" style:font-style-asian="normal" style:font-style-complex="normal"/>
    </style:style>
    <style:style style:name="T978" style:family="text">
      <style:text-properties fo:color="#000007" fo:font-style="normal" officeooo:rsid="04e6eb5b" fo:background-color="transparent" loext:char-shading-value="0" style:font-style-asian="normal" style:font-style-complex="normal"/>
    </style:style>
    <style:style style:name="T979" style:family="text">
      <style:text-properties fo:color="#000007" fo:font-style="normal" officeooo:rsid="04e78f76" fo:background-color="transparent" loext:char-shading-value="0" style:font-style-asian="normal" style:font-style-complex="normal"/>
    </style:style>
    <style:style style:name="T980" style:family="text">
      <style:text-properties fo:color="#000007" fo:font-style="normal" officeooo:rsid="04e794fb" fo:background-color="transparent" loext:char-shading-value="0" style:font-style-asian="normal" style:font-style-complex="normal"/>
    </style:style>
    <style:style style:name="T981" style:family="text">
      <style:text-properties fo:color="#000007" fo:font-style="normal" officeooo:rsid="04e94545" fo:background-color="transparent" loext:char-shading-value="0" style:font-style-asian="normal" style:font-style-complex="normal"/>
    </style:style>
    <style:style style:name="T982" style:family="text">
      <style:text-properties fo:color="#000007" fo:font-style="normal" officeooo:rsid="04ee14c1" fo:background-color="transparent" loext:char-shading-value="0" style:font-style-asian="normal" style:font-style-complex="normal"/>
    </style:style>
    <style:style style:name="T983" style:family="text">
      <style:text-properties fo:color="#000007" fo:font-style="normal" officeooo:rsid="04ee5402" fo:background-color="transparent" loext:char-shading-value="0" style:font-style-asian="normal" style:font-style-complex="normal"/>
    </style:style>
    <style:style style:name="T984" style:family="text">
      <style:text-properties fo:color="#000007" fo:font-style="normal" officeooo:rsid="04f696de" fo:background-color="transparent" loext:char-shading-value="0" style:font-style-asian="normal" style:font-style-complex="normal"/>
    </style:style>
    <style:style style:name="T985" style:family="text">
      <style:text-properties fo:color="#000007" fo:font-style="normal" officeooo:rsid="04fa97df" fo:background-color="transparent" loext:char-shading-value="0" style:font-style-asian="normal" style:font-style-complex="normal"/>
    </style:style>
    <style:style style:name="T986" style:family="text">
      <style:text-properties fo:color="#000007" fo:font-style="normal" officeooo:rsid="04fc14aa" fo:background-color="transparent" loext:char-shading-value="0" style:font-style-asian="normal" style:font-style-complex="normal"/>
    </style:style>
    <style:style style:name="T987" style:family="text">
      <style:text-properties fo:color="#000007" fo:font-style="normal" officeooo:rsid="04fd8510" fo:background-color="transparent" loext:char-shading-value="0" style:font-style-asian="normal" style:font-style-complex="normal"/>
    </style:style>
    <style:style style:name="T988" style:family="text">
      <style:text-properties fo:color="#000007" fo:font-style="normal" officeooo:rsid="04ff7dfa" fo:background-color="transparent" loext:char-shading-value="0" style:font-style-asian="normal" style:font-style-complex="normal"/>
    </style:style>
    <style:style style:name="T989" style:family="text">
      <style:text-properties fo:color="#000007" fo:font-style="normal" officeooo:rsid="050154a2" fo:background-color="transparent" loext:char-shading-value="0" style:font-style-asian="normal" style:font-style-complex="normal"/>
    </style:style>
    <style:style style:name="T990" style:family="text">
      <style:text-properties fo:color="#000007" fo:font-style="normal" officeooo:rsid="0502a70f" fo:background-color="transparent" loext:char-shading-value="0" style:font-style-asian="normal" style:font-style-complex="normal"/>
    </style:style>
    <style:style style:name="T991" style:family="text">
      <style:text-properties fo:color="#000007" fo:font-style="normal" officeooo:rsid="0502e4f6" fo:background-color="transparent" loext:char-shading-value="0" style:font-style-asian="normal" style:font-style-complex="normal"/>
    </style:style>
    <style:style style:name="T992" style:family="text">
      <style:text-properties fo:color="#000007" fo:font-style="normal" officeooo:rsid="050d0b39" fo:background-color="transparent" loext:char-shading-value="0" style:font-style-asian="normal" style:font-style-complex="normal"/>
    </style:style>
    <style:style style:name="T993" style:family="text">
      <style:text-properties fo:color="#000007" fo:font-style="normal" officeooo:rsid="0515352f" fo:background-color="transparent" loext:char-shading-value="0" style:font-style-asian="normal" style:font-style-complex="normal"/>
    </style:style>
    <style:style style:name="T994" style:family="text">
      <style:text-properties fo:color="#000007" fo:font-style="normal" officeooo:rsid="05530563" fo:background-color="transparent" loext:char-shading-value="0" style:font-style-asian="normal" style:font-style-complex="normal"/>
    </style:style>
    <style:style style:name="T995" style:family="text">
      <style:text-properties fo:color="#000007" fo:font-style="normal" officeooo:rsid="05b80fb6" fo:background-color="transparent" loext:char-shading-value="0" style:font-style-asian="normal" style:font-style-complex="normal"/>
    </style:style>
    <style:style style:name="T996" style:family="text">
      <style:text-properties fo:color="#000007" fo:font-style="normal" officeooo:rsid="05b92887" fo:background-color="transparent" loext:char-shading-value="0" style:font-style-asian="normal" style:font-style-complex="normal"/>
    </style:style>
    <style:style style:name="T997" style:family="text">
      <style:text-properties fo:color="#000007" fo:font-style="normal" officeooo:rsid="06de1b3f" fo:background-color="transparent" loext:char-shading-value="0" style:font-style-asian="normal" style:font-style-complex="normal"/>
    </style:style>
    <style:style style:name="T998" style:family="text">
      <style:text-properties fo:color="#000007" fo:font-style="normal" officeooo:rsid="06de95e5" fo:background-color="transparent" loext:char-shading-value="0" style:font-style-asian="normal" style:font-style-complex="normal"/>
    </style:style>
    <style:style style:name="T999" style:family="text">
      <style:text-properties fo:color="#000007" fo:font-style="normal" officeooo:rsid="06e0cc0c" fo:background-color="transparent" loext:char-shading-value="0" style:font-style-asian="normal" style:font-style-complex="normal"/>
    </style:style>
    <style:style style:name="T1000"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01"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02"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03"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04"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05" style:family="text">
      <style:text-properties fo:color="#000007" officeooo:rsid="048a43bd"/>
    </style:style>
    <style:style style:name="T1006" style:family="text">
      <style:text-properties fo:color="#000007" fo:font-weight="normal" officeooo:rsid="0496a59a" style:font-weight-asian="normal" style:font-weight-complex="normal"/>
    </style:style>
    <style:style style:name="T1007" style:family="text">
      <style:text-properties fo:color="#000007" fo:font-weight="normal" officeooo:rsid="04988a12" style:font-weight-asian="normal" style:font-weight-complex="normal"/>
    </style:style>
    <style:style style:name="T1008" style:family="text">
      <style:text-properties fo:color="#000007" fo:font-weight="normal" officeooo:rsid="049906d0" style:font-weight-asian="normal" style:font-weight-complex="normal"/>
    </style:style>
    <style:style style:name="T1009" style:family="text">
      <style:text-properties fo:color="#000007" fo:font-weight="normal" officeooo:rsid="049a7fd2" style:font-weight-asian="normal" style:font-weight-complex="normal"/>
    </style:style>
    <style:style style:name="T1010" style:family="text">
      <style:text-properties fo:color="#000007" fo:font-weight="normal" officeooo:rsid="05b7f48c" style:font-weight-asian="normal" style:font-weight-complex="normal"/>
    </style:style>
    <style:style style:name="T1011" style:family="text">
      <style:text-properties fo:color="#000007" fo:font-weight="normal" officeooo:rsid="06d9f419" style:font-weight-asian="normal" style:font-weight-complex="normal"/>
    </style:style>
    <style:style style:name="T1012" style:family="text">
      <style:text-properties fo:color="#000007" officeooo:rsid="04bff928"/>
    </style:style>
    <style:style style:name="T1013" style:family="text">
      <style:text-properties fo:color="#000007" officeooo:rsid="04ef14ee"/>
    </style:style>
    <style:style style:name="T1014" style:family="text">
      <style:text-properties fo:color="#000007" officeooo:rsid="055701e6"/>
    </style:style>
    <style:style style:name="T1015" style:family="text">
      <style:text-properties fo:color="#000007" officeooo:rsid="055a7b15"/>
    </style:style>
    <style:style style:name="T1016" style:family="text">
      <style:text-properties fo:color="#000007" officeooo:rsid="055c285a"/>
    </style:style>
    <style:style style:name="T1017" style:family="text">
      <style:text-properties fo:color="#000007" officeooo:rsid="0679d9db"/>
    </style:style>
    <style:style style:name="T1018" style:family="text">
      <style:text-properties fo:color="#000007" officeooo:rsid="0679d9db" fo:background-color="#ff00cc" loext:char-shading-value="0"/>
    </style:style>
    <style:style style:name="T1019" style:family="text">
      <style:text-properties fo:color="#000007" officeooo:rsid="067af6e0"/>
    </style:style>
    <style:style style:name="T1020" style:family="text">
      <style:text-properties fo:color="#000007" officeooo:rsid="067c94b7"/>
    </style:style>
    <style:style style:name="T1021" style:family="text">
      <style:text-properties fo:color="#000007" officeooo:rsid="067cdeab"/>
    </style:style>
    <style:style style:name="T1022" style:family="text">
      <style:text-properties fo:color="#000007" officeooo:rsid="067e9f4d"/>
    </style:style>
    <style:style style:name="T1023" style:family="text">
      <style:text-properties fo:color="#000007" officeooo:rsid="067f5c6c"/>
    </style:style>
    <style:style style:name="T1024" style:family="text">
      <style:text-properties fo:color="#000007" officeooo:rsid="0682d6db"/>
    </style:style>
    <style:style style:name="T1025" style:family="text">
      <style:text-properties fo:color="#000007" officeooo:rsid="0684af86"/>
    </style:style>
    <style:style style:name="T1026" style:family="text">
      <style:text-properties fo:color="#000007" officeooo:rsid="0685a587"/>
    </style:style>
    <style:style style:name="T1027" style:family="text">
      <style:text-properties fo:color="#000007" officeooo:rsid="0685bdd3"/>
    </style:style>
    <style:style style:name="T1028" style:family="text">
      <style:text-properties fo:color="#000007" officeooo:rsid="06871619"/>
    </style:style>
    <style:style style:name="T1029" style:family="text">
      <style:text-properties fo:color="#000007" officeooo:rsid="068913a3"/>
    </style:style>
    <style:style style:name="T1030" style:family="text">
      <style:text-properties fo:color="#000007" officeooo:rsid="068e6b2f"/>
    </style:style>
    <style:style style:name="T1031" style:family="text">
      <style:text-properties fo:color="#000007" officeooo:rsid="06a4a83a"/>
    </style:style>
    <style:style style:name="T1032" style:family="text">
      <style:text-properties fo:color="#000007" officeooo:rsid="06a61b65"/>
    </style:style>
    <style:style style:name="T1033" style:family="text">
      <style:text-properties fo:color="#000007" officeooo:rsid="06a651c2"/>
    </style:style>
    <style:style style:name="T1034" style:family="text">
      <style:text-properties fo:color="#000007" officeooo:rsid="06ab2f12"/>
    </style:style>
    <style:style style:name="T1035" style:family="text">
      <style:text-properties fo:color="#000007" officeooo:rsid="06d612ce"/>
    </style:style>
    <style:style style:name="T1036" style:family="text">
      <style:text-properties fo:color="#000007" officeooo:rsid="070fb570"/>
    </style:style>
    <style:style style:name="T1037" style:family="text">
      <style:text-properties fo:color="#000007" officeooo:rsid="0710258e"/>
    </style:style>
    <style:style style:name="T1038" style:family="text">
      <style:text-properties officeooo:rsid="0305cadf"/>
    </style:style>
    <style:style style:name="T1039" style:family="text">
      <style:text-properties officeooo:rsid="033b44d5"/>
    </style:style>
    <style:style style:name="T1040" style:family="text">
      <style:text-properties fo:font-weight="bold" style:font-weight-asian="bold" style:font-weight-complex="bold"/>
    </style:style>
    <style:style style:name="T1041" style:family="text">
      <style:text-properties fo:font-weight="bold" officeooo:rsid="033e2b6b" style:font-weight-asian="bold" style:font-weight-complex="bold"/>
    </style:style>
    <style:style style:name="T1042" style:family="text">
      <style:text-properties fo:font-weight="bold" officeooo:rsid="033fc5eb" style:font-weight-asian="bold" style:font-weight-complex="bold"/>
    </style:style>
    <style:style style:name="T1043" style:family="text">
      <style:text-properties fo:font-weight="bold" officeooo:rsid="034347db" style:font-weight-asian="bold" style:font-weight-complex="bold"/>
    </style:style>
    <style:style style:name="T1044" style:family="text">
      <style:text-properties fo:font-weight="bold" officeooo:rsid="03af3550" style:font-weight-asian="bold" style:font-weight-complex="bold"/>
    </style:style>
    <style:style style:name="T1045" style:family="text">
      <style:text-properties officeooo:rsid="033d40e7"/>
    </style:style>
    <style:style style:name="T1046" style:family="text">
      <style:text-properties officeooo:rsid="033fc5eb"/>
    </style:style>
    <style:style style:name="T1047" style:family="text">
      <style:text-properties officeooo:rsid="033fcee2"/>
    </style:style>
    <style:style style:name="T1048" style:family="text">
      <style:text-properties officeooo:rsid="0340aea2"/>
    </style:style>
    <style:style style:name="T1049" style:family="text">
      <style:text-properties officeooo:rsid="034296e1"/>
    </style:style>
    <style:style style:name="T1050" style:family="text">
      <style:text-properties officeooo:rsid="03496bc5"/>
    </style:style>
    <style:style style:name="T1051" style:family="text">
      <style:text-properties officeooo:rsid="03e384e9" fo:background-color="#ff00cc" loext:char-shading-value="0"/>
    </style:style>
    <style:style style:name="T1052" style:family="text">
      <style:text-properties officeooo:rsid="05288b7d" fo:background-color="#ff00cc" loext:char-shading-value="0"/>
    </style:style>
    <style:style style:name="T1053" style:family="text">
      <style:text-properties officeooo:rsid="0620c7e6" fo:background-color="#ff00cc" loext:char-shading-value="0"/>
    </style:style>
    <style:style style:name="T1054" style:family="text">
      <style:text-properties officeooo:rsid="066c6260" fo:background-color="#ff00cc" loext:char-shading-value="0"/>
    </style:style>
    <style:style style:name="T1055" style:family="text">
      <style:text-properties officeooo:rsid="03a0f9f0"/>
    </style:style>
    <style:style style:name="T1056" style:family="text">
      <style:text-properties officeooo:rsid="03a24bd7"/>
    </style:style>
    <style:style style:name="T1057" style:family="text">
      <style:text-properties officeooo:rsid="03a412ee"/>
    </style:style>
    <style:style style:name="T1058" style:family="text">
      <style:text-properties officeooo:rsid="03af3550"/>
    </style:style>
    <style:style style:name="T1059" style:family="text">
      <style:text-properties officeooo:rsid="03b1c5bb"/>
    </style:style>
    <style:style style:name="T1060" style:family="text">
      <style:text-properties officeooo:rsid="03b3de16"/>
    </style:style>
    <style:style style:name="T1061" style:family="text">
      <style:text-properties officeooo:rsid="03e384e9"/>
    </style:style>
    <style:style style:name="T1062" style:family="text">
      <style:text-properties fo:background-color="#ffffff" loext:char-shading-value="0"/>
    </style:style>
    <style:style style:name="T1063" style:family="text">
      <style:text-properties officeooo:rsid="03e384e9" fo:background-color="#ffffff" loext:char-shading-value="0"/>
    </style:style>
    <style:style style:name="T1064" style:family="text">
      <style:text-properties officeooo:rsid="067423bd" fo:background-color="#ffffff" loext:char-shading-value="0"/>
    </style:style>
    <style:style style:name="T1065" style:family="text">
      <style:text-properties officeooo:rsid="067447ee" fo:background-color="#ffffff" loext:char-shading-value="0"/>
    </style:style>
    <style:style style:name="T1066" style:family="text">
      <style:text-properties officeooo:rsid="067726ac" fo:background-color="#ffffff" loext:char-shading-value="0"/>
    </style:style>
    <style:style style:name="T1067" style:family="text">
      <style:text-properties officeooo:rsid="0677fba1" fo:background-color="#ffffff" loext:char-shading-value="0"/>
    </style:style>
    <style:style style:name="T1068" style:family="text">
      <style:text-properties officeooo:rsid="070d25c2" fo:background-color="#ffffff" loext:char-shading-value="0"/>
    </style:style>
    <style:style style:name="T1069" style:family="text">
      <style:text-properties officeooo:rsid="070dfe95" fo:background-color="#ffffff" loext:char-shading-value="0"/>
    </style:style>
    <style:style style:name="T1070" style:family="text">
      <style:text-properties officeooo:rsid="03f34899"/>
    </style:style>
    <style:style style:name="T1071" style:family="text">
      <style:text-properties officeooo:rsid="03f70a4f"/>
    </style:style>
    <style:style style:name="T1072" style:family="text">
      <style:text-properties officeooo:rsid="03f893fd"/>
    </style:style>
    <style:style style:name="T1073" style:family="text">
      <style:text-properties officeooo:rsid="03fd0f4e"/>
    </style:style>
    <style:style style:name="T1074" style:family="text">
      <style:text-properties officeooo:rsid="040ed2b8"/>
    </style:style>
    <style:style style:name="T1075" style:family="text">
      <style:text-properties officeooo:rsid="0422f0e5"/>
    </style:style>
    <style:style style:name="T1076" style:family="text">
      <style:text-properties officeooo:rsid="042474a0"/>
    </style:style>
    <style:style style:name="T1077" style:family="text">
      <style:text-properties officeooo:rsid="046f1300"/>
    </style:style>
    <style:style style:name="T1078" style:family="text">
      <style:text-properties officeooo:rsid="04f5c0d8"/>
    </style:style>
    <style:style style:name="T1079" style:family="text">
      <style:text-properties officeooo:rsid="05288b7d"/>
    </style:style>
    <style:style style:name="T1080" style:family="text">
      <style:text-properties officeooo:rsid="052bffaa"/>
    </style:style>
    <style:style style:name="T1081" style:family="text">
      <style:text-properties officeooo:rsid="052de443"/>
    </style:style>
    <style:style style:name="T1082" style:family="text">
      <style:text-properties officeooo:rsid="05324e77"/>
    </style:style>
    <style:style style:name="T1083" style:family="text">
      <style:text-properties officeooo:rsid="0539d965"/>
    </style:style>
    <style:style style:name="T1084" style:family="text">
      <style:text-properties officeooo:rsid="0553a1e1"/>
    </style:style>
    <style:style style:name="T1085" style:family="text">
      <style:text-properties officeooo:rsid="056218cb"/>
    </style:style>
    <style:style style:name="T1086" style:family="text">
      <style:text-properties officeooo:rsid="056ab7cf"/>
    </style:style>
    <style:style style:name="T1087" style:family="text">
      <style:text-properties officeooo:rsid="056c0a31"/>
    </style:style>
    <style:style style:name="T1088" style:family="text">
      <style:text-properties fo:background-color="#ffff99" loext:char-shading-value="0"/>
    </style:style>
    <style:style style:name="T1089" style:family="text">
      <style:text-properties officeooo:rsid="056c0a31" fo:background-color="#ffff99" loext:char-shading-value="0"/>
    </style:style>
    <style:style style:name="T1090" style:family="text">
      <style:text-properties officeooo:rsid="05794486" fo:background-color="#ffff99" loext:char-shading-value="0"/>
    </style:style>
    <style:style style:name="T1091" style:family="text">
      <style:text-properties officeooo:rsid="05933d2a"/>
    </style:style>
    <style:style style:name="T1092" style:family="text">
      <style:text-properties officeooo:rsid="0596c14f"/>
    </style:style>
    <style:style style:name="T1093" style:family="text">
      <style:text-properties officeooo:rsid="05a4a945"/>
    </style:style>
    <style:style style:name="T1094" style:family="text">
      <style:text-properties officeooo:rsid="05a5c777"/>
    </style:style>
    <style:style style:name="T1095" style:family="text">
      <style:text-properties officeooo:rsid="05c12cfd"/>
    </style:style>
    <style:style style:name="T1096" style:family="text">
      <style:text-properties officeooo:rsid="05c44d34"/>
    </style:style>
    <style:style style:name="T1097" style:family="text">
      <style:text-properties officeooo:rsid="05ccd9be"/>
    </style:style>
    <style:style style:name="T1098" style:family="text">
      <style:text-properties officeooo:rsid="05d91739"/>
    </style:style>
    <style:style style:name="T1099" style:family="text">
      <style:text-properties officeooo:rsid="05ef168e"/>
    </style:style>
    <style:style style:name="T1100" style:family="text">
      <style:text-properties officeooo:rsid="05f07aa8"/>
    </style:style>
    <style:style style:name="T1101" style:family="text">
      <style:text-properties officeooo:rsid="0620c7e6"/>
    </style:style>
    <style:style style:name="T1102" style:family="text">
      <style:text-properties officeooo:rsid="0629a934"/>
    </style:style>
    <style:style style:name="T1103" style:family="text">
      <style:text-properties officeooo:rsid="0651682c"/>
    </style:style>
    <style:style style:name="T1104" style:family="text">
      <style:text-properties officeooo:rsid="06587a29"/>
    </style:style>
    <style:style style:name="T1105" style:family="text">
      <style:text-properties officeooo:rsid="065a8dc5"/>
    </style:style>
    <style:style style:name="T1106" style:family="text">
      <style:text-properties officeooo:rsid="065b11a7"/>
    </style:style>
    <style:style style:name="T1107" style:family="text">
      <style:text-properties officeooo:rsid="065c302b"/>
    </style:style>
    <style:style style:name="T1108" style:family="text">
      <style:text-properties officeooo:rsid="065e553d"/>
    </style:style>
    <style:style style:name="T1109" style:family="text">
      <style:text-properties officeooo:rsid="066ba595"/>
    </style:style>
    <style:style style:name="T1110" style:family="text">
      <style:text-properties officeooo:rsid="066c6260"/>
    </style:style>
    <style:style style:name="T1111" style:family="text">
      <style:text-properties officeooo:rsid="06932b97"/>
    </style:style>
    <style:style style:name="T1112" style:family="text">
      <style:text-properties officeooo:rsid="069deef0"/>
    </style:style>
    <style:style style:name="T1113" style:family="text">
      <style:text-properties officeooo:rsid="03b3de16" fo:background-color="#99ff99" loext:char-shading-value="0"/>
    </style:style>
    <style:style style:name="T1114" style:family="text">
      <style:text-properties officeooo:rsid="06a1a060"/>
    </style:style>
    <style:style style:name="T1115" style:family="text">
      <style:text-properties officeooo:rsid="06b405d8"/>
    </style:style>
    <style:style style:name="T1116" style:family="text">
      <style:text-properties officeooo:rsid="06c4beb7"/>
    </style:style>
    <style:style style:name="T1117" style:family="text">
      <style:text-properties officeooo:rsid="06d04d40"/>
    </style:style>
    <style:style style:name="T1118" style:family="text">
      <style:text-properties officeooo:rsid="06d1432a"/>
    </style:style>
    <style:style style:name="T1119" style:family="text">
      <style:text-properties officeooo:rsid="06d2789f"/>
    </style:style>
    <style:style style:name="T1120" style:family="text">
      <style:text-properties officeooo:rsid="06d292a0"/>
    </style:style>
    <style:style style:name="T1121" style:family="text">
      <style:text-properties officeooo:rsid="06ddd624"/>
    </style:style>
    <style:style style:name="T1122" style:family="text">
      <style:text-properties officeooo:rsid="06e321c1"/>
    </style:style>
    <style:style style:name="T1123" style:family="text">
      <style:text-properties officeooo:rsid="0704ca4a"/>
    </style:style>
    <style:style style:name="T1124" style:family="text">
      <style:text-properties officeooo:rsid="070be50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INDEX</text:p>
      <text:p text:style-name="P62"/>
      <text:p text:style-name="P62">0. Abstract</text:p>
      <text:p text:style-name="P62">1. INTRODUCTION</text:p>
      <text:p text:style-name="P62"><text:tab/>1.1 On sound archetypes</text:p>
      <text:p text:style-name="P62"><text:tab/>1.2 On features extraction</text:p>
      <text:p text:style-name="P65">2. BACKGROUND</text:p>
      <text:p text:style-name="P65"><text:tab/>2.1 Automatic signal classification</text:p>
      <text:p text:style-name="P73"><text:span text:style-name="T1040"><text:tab/>2.2 </text:span><text:span text:style-name="T1041">Feature matching data synthesis</text:span></text:p>
      <text:p text:style-name="P66"><text:tab/>2.3 Perceptive feature matching data synthesis</text:p>
      <text:p text:style-name="P66"><text:tab/>2.4 Background summary</text:p>
      <text:p text:style-name="P67">3. METHOD</text:p>
      <text:p text:style-name="P74"><text:span text:style-name="T1042"><text:tab/></text:span><text:span text:style-name="T1040">3.1 Dataset </text:span><text:span text:style-name="T1044">creation</text:span></text:p>
      <text:p text:style-name="P74"><text:span text:style-name="T1040"><text:tab/><text:tab/><text:tab/></text:span><text:span text:style-name="T1043">Sounds selection</text:span></text:p>
      <text:p text:style-name="P74"><text:span text:style-name="T1040"><text:tab/><text:tab/><text:tab/></text:span><text:span text:style-name="T1042">The granular algorithm</text:span></text:p>
      <text:p text:style-name="P67"><text:tab/><text:tab/>3.<text:span text:style-name="T1058">1.1</text:span> Dataset human classification</text:p>
      <text:p text:style-name="P67"><text:tab/><text:tab/><text:tab/>The Survey</text:p>
      <text:p text:style-name="P67"><text:tab/><text:tab/><text:tab/>Survey statistics</text:p>
      <text:p text:style-name="P74"><text:tab/><text:tab/><text:tab/><text:span text:style-name="T1040">Obtained results vs. signal entropy</text:span></text:p>
      <text:p text:style-name="P67"><text:tab/><text:tab/>3.<text:span text:style-name="T1058">1.2</text:span> Dataset <text:span text:style-name="T1075">augmentation</text:span></text:p>
      <text:p text:style-name="P61"><text:tab/><text:span text:style-name="T1046">3.4 The classification algorithm</text:span></text:p>
      <text:p text:style-name="P72"><text:tab/><text:tab/>3.4.1 Introduction to CNNs</text:p>
      <text:p text:style-name="P61"><text:tab/><text:tab/><text:span text:style-name="T1046">3.4.2 The implemented analysis architecture</text:span></text:p>
      <text:p text:style-name="P61"><text:tab/><text:span text:style-name="T1047">3.5 The re-synthesis algorithm</text:span></text:p>
      <text:p text:style-name="P61"><text:tab/><text:tab/><text:span text:style-name="T1047">3.5.1 Collection of the re-synthesis dataset</text:span></text:p>
      <text:p text:style-name="P68"><text:tab/><text:tab/>3.5.2 The implemented <text:span text:style-name="T1050">re-</text:span>synthesis architecture</text:p>
      <text:p text:style-name="P61"><text:tab/><text:tab/><text:span text:style-name="T1047">3.5.3 Obtained accuracy</text:span></text:p>
      <text:p text:style-name="P68"><text:tab/>3.6 The User Interface</text:p>
      <text:p text:style-name="P61"><text:tab/><text:tab/><text:span text:style-name="T1047">3.6.1 User controls</text:span></text:p>
      <text:p text:style-name="P68"><text:tab/><text:tab/>3.6.2 Audio processing</text:p>
      <text:p text:style-name="P68"><text:tab/><text:tab/>3.6.3 Spatialization</text:p>
      <text:p text:style-name="P63">4. APPLICATION<text:span text:style-name="T1049">S</text:span></text:p>
      <text:p text:style-name="P69"><text:tab/>4.1 Aesthetic considerations</text:p>
      <text:p text:style-name="P69"><text:tab/><text:tab/>4.1.1 Sound ecosystems</text:p>
      <text:p text:style-name="P61"><text:tab/><text:tab/><text:span text:style-name="T1048">4.1.2 MIR in electronic music</text:span></text:p>
      <text:p text:style-name="P61"><text:tab/><text:tab/><text:span text:style-name="T1049">4.1.3 Auditory interaction</text:span></text:p>
      <text:p text:style-name="P70"><text:tab/>4.2 Performance morphology</text:p>
      <text:p text:style-name="P61"><text:tab/><text:tab/><text:span text:style-name="T1049">4.2.1 Live electronics setup</text:span></text:p>
      <text:p text:style-name="P61"><text:tab/><text:tab/><text:span text:style-name="T1049">4.2.2 Interactive installation setup</text:span></text:p>
      <text:p text:style-name="P61"><text:tab/><text:span text:style-name="T1049">4.3 Considerations on the achieved expressive possibilities</text:span></text:p>
      <text:p text:style-name="P64">5. FUTURE WORK</text:p>
      <text:p text:style-name="P64">6. CONCLUSIONS</text:p>
      <text:p text:style-name="P64">7. REFERENCES</text:p>
      <text:p text:style-name="P61"/>
      <text:p text:style-name="P61"/>
      <text:p text:style-name="P61"/>
      <text:p text:style-name="P61"/>
      <text:p text:style-name="P61"/>
      <text:p text:style-name="P61"/>
      <text:p text:style-name="P61"/>
      <text:p text:style-name="P61"/>
      <text:p text:style-name="P61"/>
      <text:p text:style-name="P61"><text:soft-page-break/>Abstract</text:p>
      <text:p text:style-name="P44"/>
      <text:p text:style-name="P45"><text:s text:c="4"/><text:span text:style-name="T395">This </text:span><text:span text:style-name="T396">research</text:span><text:span text:style-name="T395"> describes a preliminary approach to algorithmically reproduce the archetypical structure adopted by humans to </text:span><text:span text:style-name="T396">imagine and</text:span><text:span text:style-name="T395"> classify sounds.</text:span><text:span text:style-name="T404">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72"> This </text:span><text:span text:style-name="T373">approach </text:span><text:span text:style-name="T372">would confer a “</text:span><text:span text:style-name="T373">natural”</text:span><text:span text:style-name="T372"> character to sound synthesis and processing by </text:span><text:span text:style-name="T373">offering the possibility of modeling </text:span><text:span text:style-name="T374">timbres</text:span><text:span text:style-name="T373"> in a spontaneous manner, </text:span><text:span text:style-name="T375">directly reflecting</text:span><text:span text:style-name="T376"> our inner process of conceiving sounds</text:span><text:span text:style-name="T373">. This </text:span><text:span text:style-name="T377">would permit </text:span><text:span text:style-name="T394">an artist </text:span><text:span text:style-name="T377">to</text:span><text:span text:style-name="T373"> bypass the necessity of a consolidated knowledge in the fields of acoustics and signal processing, which are often involved in these proceedings. </text:span><text:span text:style-name="T363">The chosen approach is based on the implementation of an artificial intelligenc</text:span><text:span text:style-name="T114">e algorithm</text:span><text:span text:style-name="T363">, </text:span><text:span text:style-name="T367">specifically designed to </text:span><text:span text:style-name="T368">perform automatic signal classification and data synthesis tasks</text:span><text:span text:style-name="T367">. To </text:span><text:span text:style-name="T368">reach</text:span><text:span text:style-name="T363"> t</text:span><text:span text:style-name="T364">his</text:span><text:span text:style-name="T363"> </text:span><text:span text:style-name="T365">target,</text:span><text:span text:style-name="T363"> consolidated techniques of digital audio processing and deep learning will be</text:span><text:span text:style-name="T182"> </text:span><text:span text:style-name="T363">connected in a single framework. </text:span><text:span text:style-name="T366">At the end, this method will be applied in a practical situation, in order to demonstrate its expressive potentialities. </text:span><text:span text:style-name="T397">In </text:span><text:span text:style-name="T398">this instance</text:span><text:span text:style-name="T397">,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0"/>
      <text:p text:style-name="P41">INTRODUCTION</text:p>
      <text:p text:style-name="P50"/>
      <text:p text:style-name="P50">DA IN<text:span text:style-name="T1103">S</text:span>ERIRE: ON AUDITORY PERCEPTION</text:p>
      <text:p text:style-name="P48"/>
      <text:p text:style-name="P51">On sound archetypes</text:p>
      <text:p text:style-name="P57"/>
      <text:p text:style-name="P86"><text:span text:style-name="T407"><text:s text:c="3"/></text:span><text:span text:style-name="T433">In </text:span><text:span text:style-name="Emphasis"><text:span text:style-name="T399">Traité des Objets Musicaux</text:span></text:span><text:span text:style-name="Emphasis"><text:span text:style-name="T400"> </text:span></text:span><text:span text:style-name="Emphasis"><text:span text:style-name="T400"><text:bibliography-mark text:identifier="shaeffer" text:bibliography-type="article" text:author="Pierre Shaeffer" text:publisher="Editions du Seuil" text:title="Traité des Objets Musicaux" text:year="1966">[1]</text:bibliography-mark></text:span></text:span><text:span text:style-name="T450">,</text:span><text:span text:style-name="T433"> Pierre Shaeffer identified an absolute paradigm through which univocally classify sound events by specifying a selected set of perceptive features evoked by the sounds</text:span><text:span text:style-name="T408"><text:note text:id="ftn1" text:note-class="footnote"><text:note-citation>1</text:note-citation><text:note-body><text:p text:style-name="P154">Mass, dynamics, timbre, melodic profile, mass profile, grain and look.</text:p></text:note-body></text:note></text:span><text:span text:style-name="T408">. These features were supposed to be universal, and then equally perceived by different individuals. Therefore, this criterion allowed the identification of timbre classes, </text:span><text:span text:style-name="T409">characterized by specific </text:span><text:span text:style-name="T439">perceptive</text:span><text:span text:style-name="T409"> features.</text:span><text:span text:style-name="T408"> </text:span><text:span text:style-name="T410">An important corollary of this theory is the concept of </text:span><text:span text:style-name="T440">Temporal Semiotic Unit</text:span><text:span text:style-name="T441">y</text:span><text:span text:style-name="T440"> </text:span><text:span text:style-name="T410">(TSU), emerged at the Laboratoire de Musique et d’Informatique de Marseille in 1991</text:span><text:span text:style-name="T41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0">. The TSU is based on an evolution from the concept of </text:span><text:span text:style-name="T442">Sound Object</text:span><text:span text:style-name="T411"> to the idea of a </text:span><text:span text:style-name="T442">Semiotic </text:span><text:span text:style-name="T443">Sound </text:span><text:span text:style-name="T442">Object</text:span><text:span text:style-name="T411">. </text:span><text:span text:style-name="T412">This implicates</text:span><text:span text:style-name="T413"> </text:span><text:span text:style-name="T412">a </text:span><text:span text:style-name="T414">separation</text:span><text:span text:style-name="T412"> from Shaeffer’s pure gestalt-oriented view, which consider</text:span><text:span text:style-name="T413">s</text:span><text:span text:style-name="T412"> the timbre as </text:span><text:span text:style-name="T415">an entity </text:span><text:span text:style-name="T412">completely isolated from its context, </text:span><text:span text:style-name="T414">b</text:span><text:span text:style-name="T413">a</text:span><text:span text:style-name="T414">sing</text:span><text:span text:style-name="T413"> on </text:span><text:span text:style-name="T415">the conception of </text:span><text:span text:style-name="T413">a “limited listening” that ignores any “causal or associative meaning” of the sound object </text:span><text:span text:style-name="T41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3">.</text:span><text:span text:style-name="T412"> </text:span><text:span text:style-name="T413">Conversely, TSUs</text:span><text:span text:style-name="T416"> take in consideration the</text:span><text:span text:style-name="T444"> semantic value</text:span><text:span text:style-name="T416"> of sound material organized as temporal concatenation of sound events. </text:span><text:span text:style-name="T417">This </text:span><text:span text:style-name="T412">concept can be applied </text:span><text:span text:style-name="T415">both</text:span><text:span text:style-name="T412"> </text:span><text:span text:style-name="T418">to</text:span><text:span text:style-name="T412"> </text:span><text:span text:style-name="T419">temporal succession of sound objects (i.e. musical figures) and </text:span><text:span text:style-name="T418">to the</text:span><text:span text:style-name="T419"> evolution </text:span><text:span text:style-name="T420">(throug</text:span><text:span text:style-name="T421">h</text:span><text:span text:style-name="T420"> time) </text:span><text:span text:style-name="T419">of the timbre structure within a </text:span><text:span text:style-name="T415">single </text:span><text:span text:style-name="T419">sound object</text:span><text:span text:style-name="T411">. The latter</text:span><text:span text:style-name="T422"> </text:span><text:span text:style-name="T423">aspect </text:span><text:span text:style-name="T422">is of particular interest for this research </text:span><text:span text:style-name="T415">because it </text:span><text:span text:style-name="T424">permits to</text:span><text:span text:style-name="T415"> identif</text:span><text:span text:style-name="T424">y</text:span><text:span text:style-name="T415"> TSUs as</text:span><text:span text:style-name="T411"> </text:span><text:span text:style-name="T442">sound archetypes</text:span><text:span text:style-name="T411">, that </text:span><text:span text:style-name="T425">are</text:span><text:span text:style-name="T411"> timbre classes capable of evoking specific </text:span><text:span text:style-name="T445">semantic</text:span><text:span text:style-name="T411"> sensations. Consequently, it has emerged that these perceptive characters are strictly dependent from the background and the experience of an individual </text:span><text:span text:style-name="T41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1">. This is also empirically evident, in fact, for instance, </text:span><text:span text:style-name="T426">a </text:span><text:span text:style-name="T446">happy</text:span><text:span text:style-name="T427"> sound could mean something completely different for distinct persons. </text:span><text:span text:style-name="T434">Then, it is fundamental to consider the </text:span><text:span text:style-name="T451">ambiguity level </text:span><text:span text:style-name="T434">of a sound archetype, </text:span><text:span text:style-name="T435">as described in a more generic context by</text:span><text:span text:style-name="T434"> </text:span><text:span text:style-name="T447">Yang et al. </text:span><text:span text:style-name="T48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88">. </text:span><text:span text:style-name="T434">Accordingly, the higher is the ambiguity, the higher is the perception subjectivity of an archet</text:span><text:span text:style-name="T729">ype. </text:span><text:span text:style-name="T746">Therefore, from a theoretical point of view, this research aims to algorithmically model TSUs, taking into account their intrinsic ambiguous character. </text:span></text:p>
      <text:p text:style-name="P87"><text:span text:style-name="T454">To </text:span><text:span text:style-name="T489">precisely connote “</text:span><text:span text:style-name="T401">the archetypical structure adopted by humans to </text:span><text:span text:style-name="T402">imagine and</text:span><text:span text:style-name="T401"> classify sound</text:span><text:span text:style-name="T403">s</text:span><text:span text:style-name="T401">”</text:span><text:span text:style-name="T454">, we</text:span><text:span text:style-name="T455"> </text:span><text:span text:style-name="T490">rely on </text:span><text:span text:style-name="T455">the semiotic </text:span><text:span text:style-name="T456">tendenc</text:span><text:span text:style-name="T457">ies</text:span><text:span text:style-name="T455"> </text:span><text:span text:style-name="T456">derived </text:span><text:span text:style-name="T455">by </text:span><text:span text:style-name="T436">Lackoff and Johnson</text:span><text:span text:style-name="T458"> ‘</text:span><text:span text:style-name="T459">s </text:span><text:span text:style-name="T437">Methaphors we Live by </text:span><text:span text:style-name="T455"><text:bibliography-mark text:identifier="LAK" text:bibliography-type="article" text:author="George Lakoff, Mark Johnson" text:publisher="University of Chicago Press" text:title="Metaphors we live by" text:year="1989">[4]</text:bibliography-mark></text:span><text:span text:style-name="T460">. </text:span><text:span text:style-name="T461"><text:s/></text:span><text:span text:style-name="T462">In particular, the notion of </text:span><text:span text:style-name="T438">sound archetype</text:span><text:span text:style-name="T462"> </text:span><text:span text:style-name="T463">contemplated</text:span><text:span text:style-name="T462"> in our research strongly </text:span><text:span text:style-name="T464">depends</text:span><text:span text:style-name="T462"> on </text:span><text:span text:style-name="T460">metaphoric </text:span><text:span text:style-name="T465">and synesthetic </text:span><text:span text:style-name="T466">correlations</text:span><text:span text:style-name="T465"> </text:span><text:span text:style-name="T464">between audio perception and different semantic/perceptive areas. </text:span><text:span text:style-name="T467">A</text:span><text:span text:style-name="T464">s largely discussed by the above-mentioned authors, </text:span><text:span text:style-name="T467">human </text:span><text:span text:style-name="T468">intellection</text:span><text:span text:style-name="T467">, language and interpretation of the </text:span><text:soft-page-break/><text:span text:style-name="T467">sensorial experience </text:span><text:span text:style-name="T469">are</text:span><text:span text:style-name="T467"> sharply influenced by this type of implications.</text:span><text:span text:style-name="T465"> </text:span><text:span text:style-name="T470">For </text:span><text:span text:style-name="T471">instance</text:span><text:span text:style-name="T470">, within the western culture, is common to interrelate the concept</text:span><text:span text:style-name="T472">s</text:span><text:span text:style-name="T470"> of “up” </text:span><text:span text:style-name="T472">and</text:span><text:span text:style-name="T470"> “positive”, and the same with “down” and “negative”. This is due to many factors that are common in the background of this culture, such as the fact that a healthy person is usually erected and a diseased </text:span><text:span text:style-name="T473">one</text:span><text:span text:style-name="T470"> lyes down. </text:span><text:span text:style-name="T474">Furthermore, following synesthetic </text:span><text:span text:style-name="T475">correspondences</text:span><text:span text:style-name="T474">, western people are used </text:span><text:span text:style-name="T476">to </text:span><text:span text:style-name="T474">adopt expressions such as “sharp sentence” or “brilliant mind”, which can describe a particular character of the </text:span><text:span text:style-name="T477">notion</text:span><text:span text:style-name="T474"> providing a direct comparison with </text:span><text:span text:style-name="T478">different </text:span><text:span text:style-name="T477">concepts</text:span><text:span text:style-name="T478"> </text:span><text:span text:style-name="T476">(coming from different semantic areas) </text:span><text:span text:style-name="T479">that are </text:span><text:span text:style-name="T448">isomorphically</text:span><text:span text:style-name="T478"> correlated.</text:span><text:span text:style-name="T474"> </text:span><text:span text:style-name="T480">The same type of implications </text:span><text:span text:style-name="T481">occur</text:span><text:span text:style-name="T482"> for </text:span><text:span text:style-name="T483">the </text:span><text:span text:style-name="T484">mental </text:span><text:span text:style-name="T483">classification </text:span><text:span text:style-name="T491">and elaboration</text:span><text:span text:style-name="T483"> of perceptive stimu</text:span><text:span text:style-name="T485">li</text:span><text:span text:style-name="T482">. In fact, </text:span><text:span text:style-name="T486">h</text:span><text:span text:style-name="T534">umans tend to refer to </text:span><text:span text:style-name="T535">the latter</text:span><text:span text:style-name="T534"> adopting metaphoric/</text:span><text:span text:style-name="T536">synesthetic</text:span><text:span text:style-name="T534"> attributes. </text:span><text:span text:style-name="T344">These attributes </text:span><text:span text:style-name="T345">can be considered </text:span><text:span text:style-name="T219">perceptive archetypes</text:span><text:span text:style-name="T344">, </text:span><text:span text:style-name="T345">being</text:span><text:span text:style-name="T344"> </text:span><text:span text:style-name="T218">semantic units</text:span><text:span text:style-name="T344"> able to qualitatively represent the formal appearance of a perceptive phenomenon.</text:span><text:span text:style-name="T530"> </text:span><text:span text:style-name="T346">This is perfectly compatible with hearing-related intellection. </text:span><text:span text:style-name="T347">Indeed</text:span><text:span text:style-name="T346">, i</text:span><text:span text:style-name="T743">t is empirically evident that sound perception is able to evoke allegorical sensations and</text:span><text:span text:style-name="T741"> </text:span><text:span text:style-name="T742">humans are used to</text:span><text:span text:style-name="T743"> adopt these sensations to describe and categorize audio events. It is common, for instance, the use of terms such as </text:span><text:span text:style-name="T220">rounded </text:span><text:span text:style-name="T348">to label sounds. </text:span><text:span text:style-name="T743">Moreover, humans are able to imagine new</text:span><text:span text:style-name="T743"><text:note text:id="ftn2" text:note-class="footnote"><text:note-citation>2</text:note-citation><text:note-body><text:p text:style-name="P155">New sounds are intended as sounds which have not been heard by an individual, but are imagined <text:span text:style-name="T1111">elaborating and combining</text:span> the characteristics of experienced sounds. For instance, a sound of a blooming flower is impossible to hear, because a blooming flower doesn’t actually make a characteristic sound. Nevertheless, it could be imagined mixing <text:span text:style-name="T1111">the idea of</text:span> a “thin” and “delicate” <text:span text:style-name="T542">timbre</text:span> with the concept of a “rising” sound. <text:span text:style-name="T543">The result would be a caricature of a sound which does not exist in reality.</text:span></text:p></text:note-body></text:note></text:span><text:span text:style-name="T743"> sounds, </text:span><text:span text:style-name="T176">materializing </text:span><text:span text:style-name="T743">these attributes into imaginary audio fluxes.</text:span><text:span text:style-name="T406"> </text:span><text:span text:style-name="T428">For example, it is plausible</text:span><text:span text:style-name="T429"> </text:span><text:span text:style-name="T430">to </text:span><text:span text:style-name="T429">describe the sound produced by an old closing door </text:span><text:span text:style-name="T431">or</text:span><text:span text:style-name="T429"> a broken celery </text:span><text:span text:style-name="T430">as</text:span><text:span text:style-name="T429"> </text:span><text:span text:style-name="T449">crackly</text:span><text:span text:style-name="T429">. These timbres are different, but they share certain </text:span><text:span text:style-name="T432">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85"><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49">fundamental for </text:span><text:span text:style-name="T350">the</text:span><text:span text:style-name="T349"> characterization </text:span><text:span text:style-name="T351">of a</text:span><text:span text:style-name="T352"> sound archetype, </text:span><text:span text:style-name="T353">the individuation </text:span><text:span text:style-name="T354">and extraction of </text:span><text:span text:style-name="T357">the </text:span><text:span text:style-name="T355">features</text:span><text:span text:style-name="T356"> that are common</text:span><text:span text:style-name="T354"> </text:span><text:span text:style-name="T356">with</text:span><text:span text:style-name="T354"> different instances of a sound archetype.</text:span><text:span text:style-name="T324"> </text:span><text:span text:style-name="T325">Nevertheless, this particular method has not to be intended as a generalizable strategy to algorithmically replicate human </text:span><text:span text:style-name="T328">auditory</text:span><text:span text:style-name="T325">-related activities. Indeed it is focused </text:span><text:span text:style-name="T327">on</text:span><text:span text:style-name="T325"> the </text:span><text:span text:style-name="T327">implementation</text:span><text:span text:style-name="T325"> of a novel sound synthesis and processing techniq</text:span><text:span text:style-name="T726">ue, </text:span><text:span text:style-name="T727">aimed to manipulate</text:span><text:span text:style-name="T726"> sounds </text:span><text:span text:style-name="T325">administrating perceptual </text:span><text:span text:style-name="T326">audio</text:span><text:span text:style-name="T325"> </text:span><text:span text:style-name="T326">features</text:span><text:span text:style-name="T325">.</text:span></text:p>
      <text:p text:style-name="P81"/>
      <text:p text:style-name="P83"><text:span text:style-name="T287">O</text:span><text:span text:style-name="T286">n features </text:span><text:span text:style-name="T320">extraction</text:span></text:p>
      <text:p text:style-name="P80"/>
      <text:p text:style-name="P75"><text:span text:style-name="T329"><text:s text:c="4"/></text:span><text:span text:style-name="T208">F</text:span><text:span text:style-name="T209">eature</text:span><text:span text:style-name="T329"> </text:span><text:span text:style-name="T333">is</text:span><text:span text:style-name="T330"> a misleading term since it could refer to </text:span><text:span text:style-name="T334">slightly </text:span><text:span text:style-name="T330">different concepts. </text:span><text:span text:style-name="T334">On the one hand, it can be adopted</text:span><text:span text:style-name="T330"> as simple synonym of “characteristic”. </text:span><text:span text:style-name="T334">On the other hand, it has a precise scientific meaning, indicating</text:span><text:span text:style-name="T330"> particular qualities that can be </text:span><text:span text:style-name="T333">algorithmically analyzed and </text:span><text:span text:style-name="T330">extracted from </text:span><text:span text:style-name="T343">data, in particular audio information</text:span><text:span text:style-name="T330">. </text:span><text:span text:style-name="T335">From here onwards we will use this term referring to the second connotation.</text:span><text:span text:style-name="T330"> </text:span><text:span text:style-name="T336">Feature extraction techniques are widely employed in Music Information Retrieval </text:span><text:span text:style-name="T341">(MIR)</text:span><text:span text:style-name="T32"><text:note text:id="ftn3" text:note-class="footnote"><text:note-citation>3</text:note-citation><text:note-body><text:p text:style-name="P190">Interdisciplinary science of retrieving information from audio signals. Some of the disciplines involved in MIR are: signal processing, musicology and psychology.</text:p></text:note-body></text:note></text:span><text:span text:style-name="T336">. </text:span><text:span text:style-name="T337">They</text:span><text:span text:style-name="T336"> permit to reduce </text:span><text:span text:style-name="T342">the dimensionality of</text:span><text:span text:style-name="T336"> raw audio </text:span><text:span text:style-name="T337">data</text:span><text:span text:style-name="T336">, extracting only certain information that is meaningful for a precise task. </text:span><text:span text:style-name="T338">This procedure is aimed at restricting the required computing resources and simplifying </text:span><text:span text:style-name="T339">the </text:span><text:soft-page-break/><text:span text:style-name="T340">algorithmic </text:span><text:span text:style-name="T339">implementation </text:span><text:span text:style-name="T341">of MIR applications</text:span><text:span text:style-name="T339">.</text:span><text:span text:style-name="T330"> I</text:span><text:span text:style-name="T331">n this context </text:span><text:span text:style-name="T332">it </text:span><text:span text:style-name="T331">is relevant to classify features </text:span><text:span text:style-name="T286">in a hierarchy relative to their </text:span><text:span text:style-name="T210">abstraction </text:span><text:span text:style-name="T211">degree</text:span><text:span text:style-name="T212">.</text:span><text:span text:style-name="T286"> Low-level ones </text:span><text:span text:style-name="T316">can be intended as</text:span><text:span text:style-name="T286"> simple </text:span><text:span text:style-name="T288">signal-level</text:span><text:span text:style-name="T286"> properties, </text:span><text:span text:style-name="T288">such as</text:span><text:span text:style-name="T286"> frequency </text:span><text:span text:style-name="T289">and</text:span><text:span text:style-name="T286"> amplitude, </text:span><text:span text:style-name="T288">whereas </text:span><text:span text:style-name="T286">high-level ones are more </text:span><text:span text:style-name="T290">sophisticated </text:span><text:span text:style-name="T286">structures, for example music genre or even </text:span><text:span text:style-name="T210">beauty</text:span><text:span text:style-name="T286"> or </text:span><text:span text:style-name="T210">sadness</text:span><text:span text:style-name="T286">. </text:span><text:span text:style-name="T291">This hierarchy reflects also the </text:span><text:span text:style-name="T213">measurability </text:span><text:span text:style-name="T217">level</text:span><text:span text:style-name="T289"> </text:span><text:span text:style-name="T291">of a feature. Indeed, low-level ones are </text:span><text:span text:style-name="T292">usually </text:span><text:span text:style-name="T289">precisely computable</text:span><text:span text:style-name="T291"> and the more abstract ones </text:span><text:span text:style-name="T289">often can not be absolutely estimated</text:span><text:span text:style-name="T291">.</text:span><text:span text:style-name="T293"> </text:span><text:span text:style-name="T294">An important </text:span><text:span text:style-name="T295">property</text:span><text:span text:style-name="T294"> of this </text:span><text:span text:style-name="T321">organization</text:span><text:span text:style-name="T294"> is that high-level features can be described as </text:span><text:span text:style-name="T216">function</text:span><text:span text:style-name="T294"> of lower-level ones, </text:span><text:span text:style-name="T317">defining a</text:span><text:span text:style-name="T296"> </text:span><text:span text:style-name="T214">sub-feature </text:span><text:span text:style-name="T319">hierarchy</text:span><text:span text:style-name="T294">. </text:span><text:span text:style-name="T297">For instance, algorithms </text:span><text:span text:style-name="T298">aimed to</text:span><text:span text:style-name="T297"> music genre classification are </text:span><text:span text:style-name="T299">often </text:span><text:span text:style-name="T297">based on onset detection</text:span><text:span text:style-name="T297"><text:note text:id="ftn4" text:note-class="footnote"><text:note-citation>4</text:note-citation><text:note-body><text:p text:style-name="P160">This feature describes the beginning position of sound events within a sound file.</text:p></text:note-body></text:note></text:span><text:span text:style-name="T297"> </text:span><text:span text:style-name="T314"><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14">. </text:span><text:span text:style-name="T297">Th</text:span><text:span text:style-name="T319">e latter</text:span><text:span text:style-name="T300"> </text:span><text:span text:style-name="T297">is </text:span><text:span text:style-name="T318">in turn </text:span><text:span text:style-name="T319">function of </text:span><text:span text:style-name="T321">a cascade of</text:span><text:span text:style-name="T318"> lower level sub-features, as described by the following figure:</text:span></text:p>
      <text:p text:style-name="P82">FIGURE: MUSIC GENRE&lt;=ONSETS&lt;=ENVELOPE&lt;=AMPLITUDE VARIATIONS</text:p>
      <text:p text:style-name="P75"><text:span text:style-name="T303">This </text:span><text:span text:style-name="T292">example</text:span><text:span text:style-name="T303"> reflects the </text:span><text:span text:style-name="T301">increasing </text:span><text:span text:style-name="T303">amount of complexity and arbitrariness </text:span><text:span text:style-name="T301">that occurs rising</text:span><text:span text:style-name="T303"> the features scale, </text:span><text:span text:style-name="T292">starting from a precisely-estimable signal-level measure </text:span><text:span text:style-name="T298">(amplitude)</text:span><text:span text:style-name="T292"> and finishing up with an abstract and </text:span><text:span text:style-name="T299">ambigu</text:span><text:span text:style-name="T304">o</text:span><text:span text:style-name="T299">us</text:span><text:span text:style-name="T292"> </text:span><text:span text:style-name="T302">quality</text:span><text:span text:style-name="T292"> such as </text:span><text:span text:style-name="T299">song </text:span><text:span text:style-name="T292">genre (</text:span><text:span text:style-name="T305">that</text:span><text:span text:style-name="T292"> can be </text:span><text:span text:style-name="T299">arbitrary</text:span><text:span text:style-name="T292"> also for humans).</text:span><text:span text:style-name="T303"> From a different point of view, </text:span><text:span text:style-name="T306">audio </text:span><text:span text:style-name="T303">features can be </text:span><text:span text:style-name="T306">distinguished in static and </text:span><text:span text:style-name="T307">variable or, in other words, time-invariant and time-variant</text:span><text:span text:style-name="T306"> ones. </text:span><text:span text:style-name="T308">Even though audio signals are intrinsically time-dependent entities, an audio feature is considered static if it </text:span><text:span text:style-name="T307">is not direct function of time and then it is </text:span><text:span text:style-name="T309">significant</text:span><text:span text:style-name="T307"> to measure it in any portion of the signal. Conversely, a variable </text:span><text:span text:style-name="T310">one</text:span><text:span text:style-name="T307"> depends explicitly on time and then consist</text:span><text:span text:style-name="T322">s</text:span><text:span text:style-name="T307"> </text:span><text:span text:style-name="T322">of</text:span><text:span text:style-name="T307"> </text:span><text:span text:style-name="T311">the </text:span><text:span text:style-name="T215">mutation</text:span><text:span text:style-name="T307"> o</text:span><text:span text:style-name="T292">f</text:span><text:span text:style-name="T307"> </text:span><text:span text:style-name="T302">sub-features</text:span><text:span text:style-name="T307">. </text:span><text:span text:style-name="T312">This distinction is an important aspect to consider in this context because feature extraction algorithms </text:span><text:span text:style-name="T315">and </text:span><text:span text:style-name="T323">artificial </text:span><text:span text:style-name="T315">neural networks</text:span><text:span text:style-name="T312"> can be highly sensible to the time-variance aspect, </text:span><text:span text:style-name="T313">as will be discussed further on.</text:span></text:p>
      <text:p text:style-name="P96"><text:span text:style-name="T606">Feature extraction</text:span><text:span text:style-name="T605"> is a</text:span><text:span text:style-name="T606"> </text:span><text:span text:style-name="T605">fundamental</text:span><text:span text:style-name="T606"> </text:span><text:span text:style-name="T605">proceeding for the simulation of human mind’s capability of classification and re-evocation of perceptive </text:span><text:span text:style-name="T610">experience</text:span><text:span text:style-name="T605">. In fact, </text:span><text:span text:style-name="T607">gestalt laws of grouping point out tha</text:span><text:span text:style-name="T609">t</text:span><text:span text:style-name="T607">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05">human min</text:span><text:span text:style-name="T608">d</text:span><text:span text:style-name="T605"> performs an intellection that can be compared for many aspects to algorithmic high-level feature extraction </text:span><text:span text:style-name="T605"><text:bibliography-mark text:identifier="NN-grouping" text:bibliography-type="article" text:author="Pieter R. Roelfsema." text:publisher="The Annual Review of Neuroscience" text:title="Cortical Algorithms for Perceptual Grouping" text:year="2006">[9]</text:bibliography-mark></text:span><text:span text:style-name="T605">.</text:span><text:span text:style-name="T606"> </text:span><text:span text:style-name="T647">O</text:span><text:span text:style-name="T720">ne possible approach </text:span><text:span text:style-name="T724">to perform feature extraction </text:span><text:span text:style-name="T720">is to “</text:span><text:span text:style-name="T725">manually” </text:span><text:span text:style-name="T720">identify mathematical structure</text:span><text:span text:style-name="T723">s</text:span><text:span text:style-name="T720"> </text:span><text:span text:style-name="T723">that</text:span><text:span text:style-name="T720"> represent </text:span><text:span text:style-name="T724">the</text:span><text:span text:style-name="T720"> </text:span><text:span text:style-name="T724">target</text:span><text:span text:style-name="T721"> </text:span><text:span text:style-name="T722">qualit</text:span><text:span text:style-name="T723">ies</text:span><text:span text:style-name="T621">.</text:span><text:span text:style-name="T649"> </text:span><text:span text:style-name="T650">F</text:span><text:span text:style-name="T649">or this reason we can call this practice </text:span><text:span text:style-name="T621">Handcrafted Feature Detection</text:span><text:span text:style-name="T649"> (HFD). </text:span><text:span text:style-name="T651">This</text:span><text:span text:style-name="T677"> approach has been extensively used to date. One notable example is Essentia </text:span><text:span text:style-name="T678"><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77">, which is a state of art set of HFD tools developed at Pompeu Fabra, Barcelona. Essentia demonstrates that this method achieve a consistent precision in </text:span><text:span text:style-name="T679">signal classification</text:span><text:span text:style-name="T677"> tasks. Nevertheless, a substantial drawback is the high specificity. Indeed, in most cases </text:span><text:span text:style-name="T686">this approach</text:span><text:span text:style-name="T677"> </text:span><text:span text:style-name="T682">requires to</text:span><text:span text:style-name="T677"> </text:span><text:span text:style-name="T683">separately</text:span><text:span text:style-name="T677"> </text:span><text:span text:style-name="T684">model </text:span><text:span text:style-name="T682">every single feature</text:span><text:span text:style-name="T677">, </text:span><text:span text:style-name="T685">building</text:span><text:span text:style-name="T684"> specific algorithm</text:span><text:span text:style-name="T681">s</text:span><text:span text:style-name="T684">.</text:span><text:span text:style-name="T677"> </text:span><text:span text:style-name="T687">HFD is based on the classic computing paradigm that involves to solve a problem following specific instructions created by the programmer. This limits the problem-solving capabilities to problems that humans already know how to solve. </text:span><text:span text:style-name="T688">Accordingly, this approach is not particularly </text:span><text:span text:style-name="T714">suited</text:span><text:span text:style-name="T688"> for high-level features extraction tasks, since it can be difficult for humans to identify accurate mathematical structure</text:span><text:span text:style-name="T714">s</text:span><text:span text:style-name="T688"> to represent perceptive and arbitrary features </text:span><text:span text:style-name="T68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88">.</text:span><text:span text:style-name="T677"> </text:span><text:span text:style-name="T716">L</text:span><text:span text:style-name="T714">iterature shows plenty of </text:span><text:span text:style-name="T715">studies</text:span><text:span text:style-name="T714"> in this direction. On notable collection of researches regarding strategies </text:span><text:span text:style-name="T715">for </text:span><text:span text:style-name="T714">physical-modeling </text:span><text:span text:style-name="T715">of</text:span><text:span text:style-name="T714"> perceptive features </text:span><text:span text:style-name="T715">is </text:span><text:span text:style-name="T633">Sounding Objects </text:span><text:span text:style-name="T634">(SoB) </text:span><text:span text:style-name="T715"><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15">. </text:span><text:span text:style-name="T716">The methods presented in this work point out that HFD is a valid approach for high-level feature modeling, nevertheless confirm its high specificity. In fact, the majority of papers collected in </text:span><text:span text:style-name="T634">SoB </text:span><text:span text:style-name="T716">achieve</text:span></text:p>
      <text:p text:style-name="P97"><text:span text:style-name="T677">r</text:span><text:span text:style-name="T676">emarkably accurate results, </text:span><text:span text:style-name="T717">but in </text:span><text:span text:style-name="T718">relatively</text:span><text:span text:style-name="T717"> restricted contexts.</text:span></text:p>
      <text:p text:style-name="P95"><text:span text:style-name="T689">A </text:span><text:span text:style-name="T690">contrasting</text:span><text:span text:style-name="T680"> approach to </text:span><text:span text:style-name="T691">perform feature extraction </text:span><text:span text:style-name="T692">is to </text:span><text:span text:style-name="T695">adopt</text:span><text:span text:style-name="T693"> a generalizable </text:span><text:span text:style-name="T695">data processing paradigm </text:span><text:span text:style-name="T719">to</text:span><text:span text:style-name="T693"> re</text:span><text:span text:style-name="T719">plicate</text:span><text:span text:style-name="T693"> how human intellect interprets perceptive stimuli. </text:span><text:span text:style-name="T695">This expedient permits to extend the problem-solving capabilities of HFD </text:span><text:span text:style-name="T697">method</text:span><text:span text:style-name="T703">s</text:span><text:span text:style-name="T695">, </text:span><text:span text:style-name="T696">conferring an algorithm the </text:span><text:span text:style-name="T698">ability</text:span><text:span text:style-name="T696"> of autonomously finding solutions to problems </text:span><text:span text:style-name="T698">(including </text:span><text:span text:style-name="T699">issues</text:span><text:span text:style-name="T698"> that humans do </text:span><text:span text:style-name="T699">not</text:span><text:span text:style-name="T698"> know exactly how to resolve) </text:span><text:span text:style-name="T69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98">.</text:span><text:span text:style-name="T680"> </text:span><text:span text:style-name="T629">D</text:span><text:span text:style-name="T630">eep learning </text:span><text:span text:style-name="T692">strategies are oriented towards this direction</text:span><text:span text:style-name="T680">, </text:span><text:span text:style-name="T692">relying</text:span><text:span text:style-name="T680"> on </text:span><text:span text:style-name="T694">a statistical model </text:span><text:span text:style-name="T701">that aims to replicate</text:span><text:span text:style-name="T702"> the information processing modalities of</text:span><text:span text:style-name="T701"> the biological nervous system: the</text:span><text:span text:style-name="T694"> </text:span><text:span text:style-name="T631">Artificial</text:span><text:span text:style-name="T700"> </text:span><text:span text:style-name="T630">Neura</text:span><text:span text:style-name="T631">l </text:span><text:span text:style-name="T630">Network </text:span><text:span text:style-name="T680">(</text:span><text:span text:style-name="T700">A</text:span><text:span text:style-name="T680">NN). </text:span><text:span text:style-name="T703">For en exhaustive explanation of deep learning and ANNs refer to </text:span><text:span text:style-name="T632">Goodfellow et al. </text:span><text:span text:style-name="T680"><text:bibliography-mark text:identifier="DPBOOK" text:bibliography-type="book" text:author="Ian Goodfellow, Yoshua Bengio, Aaron Courville" text:publisher="MIT Press" text:title="Deep Learning" text:year="2016">[13]</text:bibliography-mark></text:span><text:span text:style-name="T680">. </text:span><text:soft-page-break/><text:span text:style-name="T648">ANN’s</text:span><text:span text:style-name="T649"> </text:span><text:span text:style-name="T652">problem-solving abilities are based on the </text:span><text:span text:style-name="T622">experience</text:span><text:span text:style-name="T652">, such as occurs for humans</text:span><text:span text:style-name="T652"><text:note text:id="ftn5" text:note-class="footnote"><text:note-citation>5</text:note-citation><text:note-body><text:p text:style-name="P161">For example, humans learn the correct movements required to ride a bicycle by trial and error. <text:span text:style-name="T744">In this case the experience consists of all the movements performed during the training, associated with their output, that is if a movement was successful or not.</text:span></text:p></text:note-body></text:note></text:span><text:span text:style-name="T652">. Therefore </text:span><text:span text:style-name="T653">they need to be “trained” with example data in order to be able to solve a problem.</text:span><text:span text:style-name="T652"> </text:span><text:span text:style-name="T653">ANNs </text:span><text:span text:style-name="T649">are capable of </text:span><text:span text:style-name="T654">analyzing </text:span><text:span text:style-name="T655">any kind of</text:span><text:span text:style-name="T649"> information (</text:span><text:span text:style-name="T655">for example</text:span><text:span text:style-name="T649"> sounds, images and videos) in a similar </text:span><text:span text:style-name="T656">manner</text:span><text:span text:style-name="T649"> as human </text:span><text:span text:style-name="T657">brain</text:span><text:span text:style-name="T649"> does and perform </text:span><text:span text:style-name="T658">complex </text:span><text:span text:style-name="T649">operation</text:span><text:span text:style-name="T676">s among</text:span><text:span text:style-name="T704"> data, </text:span><text:span text:style-name="T705">such as finding similarit</text:span><text:span text:style-name="T706">y patterns </text:span><text:span text:style-name="T70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76">. </text:span><text:span text:style-name="T707">This confers a</text:span><text:span text:style-name="T708">n A</text:span><text:span text:style-name="T707">NN the cap</text:span><text:span text:style-name="T708">ability</text:span><text:span text:style-name="T707"> of performing human-like </text:span><text:span text:style-name="T709">sophisticated</text:span><text:span text:style-name="T707"> operations such as data cataloguing </text:span><text:span text:style-name="T710">basing on abstract criterions, for </text:span><text:span text:style-name="T711">instance</text:span><text:span text:style-name="T710"> determining if an image </text:span><text:span text:style-name="T712">portrays</text:span><text:span text:style-name="T710"> “happy people”</text:span><text:span text:style-name="T707">. </text:span><text:span text:style-name="T711">A notable example of these capabilities is YouTube’s video recommendation system </text:span><text:span text:style-name="T711"><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11">. </text:span><text:span text:style-name="T713">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49">. </text:span></text:p>
      <text:p text:style-name="P76"><text:span text:style-name="T498">A</text:span><text:span text:style-name="T492">NN’s </text:span><text:span text:style-name="T499">training process</text:span><text:span text:style-name="T492"> affine</text:span><text:span text:style-name="T502">s</text:span><text:span text:style-name="T492"> the </text:span><text:span text:style-name="T499">model’s </text:span><text:span text:style-name="T492">performance for a </text:span><text:span text:style-name="T502">specific</text:span><text:span text:style-name="T492"> task. Th</text:span><text:span text:style-name="T511">en</text:span><text:span text:style-name="T492">, relying on the given experience, </text:span><text:span text:style-name="T499">it makes</text:span><text:span text:style-name="T492"> </text:span><text:span text:style-name="T500">the</text:span><text:span text:style-name="T492"> </text:span><text:span text:style-name="T499">A</text:span><text:span text:style-name="T492">NN an </text:span><text:span text:style-name="T452">expert system </text:span><text:span text:style-name="T492">for </text:span><text:span text:style-name="T502">that</text:span><text:span text:style-name="T492"> task, </text:span><text:span text:style-name="T504">providing a “knowledge” of</text:span><text:span text:style-name="T500"> </text:span><text:span text:style-name="T502">the </text:span><text:span text:style-name="T501">data required to solve a </text:span><text:span text:style-name="T504">precise</text:span><text:span text:style-name="T501"> problem.</text:span><text:span text:style-name="T500"> </text:span><text:span text:style-name="T509">Then, </text:span><text:span text:style-name="T510">A</text:span><text:span text:style-name="T500">NNs </text:span><text:span text:style-name="T507">are</text:span><text:span text:style-name="T500"> </text:span><text:span text:style-name="T507">able</text:span><text:span text:style-name="T500"> to improve their </text:span><text:span text:style-name="T508">accuracy</text:span><text:span text:style-name="T500">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92">On our specific case, </text:span><text:span text:style-name="T494">the </text:span><text:span text:style-name="T505">required </text:span><text:span text:style-name="T494">task is to build a model of </text:span><text:span text:style-name="T493">perception-related sound feature</text:span><text:span text:style-name="T502">s</text:span><text:span text:style-name="T492">. The given experience for this </text:span><text:span text:style-name="T495">purpose</text:span><text:span text:style-name="T492"> </text:span><text:span text:style-name="T496">has to</text:span><text:span text:style-name="T492"> be a set of sounds that are </text:span><text:span text:style-name="T494">labelled by humans with the perceived level </text:span><text:span text:style-name="T493">of th</text:span><text:span text:style-name="T505">e</text:span><text:span text:style-name="T493"> feature</text:span><text:span text:style-name="T503">s</text:span><text:span text:style-name="T493"><text:note text:id="ftn6" text:note-class="footnote"><text:note-citation>6</text:note-citation><text:note-body><text:p text:style-name="P156">Considering a supervised learning strategy</text:p></text:note-body></text:note></text:span><text:span text:style-name="T492">. The system </text:span><text:span text:style-name="T497">would</text:span><text:span text:style-name="T492"> find similarities among </text:span><text:span text:style-name="T505">the</text:span><text:span text:style-name="T492"> files to </text:span><text:span text:style-name="T509">produce</text:span><text:span text:style-name="T492"> a model </text:span><text:span text:style-name="T506">that</text:span><text:span text:style-name="T492"> reflects </text:span><text:span text:style-name="T494">how a sound should be shaped</text:span><text:span text:style-name="T492"> to </text:span><text:span text:style-name="T494">present </text:span><text:span text:style-name="T503">one</text:span><text:span text:style-name="T494"> particular </text:span><text:span text:style-name="T493">characteristic</text:span><text:span text:style-name="T492">. </text:span></text:p>
      <text:p text:style-name="P76"><text:span text:style-name="T531">The </text:span><text:span text:style-name="T537">A</text:span><text:span text:style-name="T531">NN</text:span><text:span text:style-name="T405"> approach manifests two significant advantages </text:span><text:span text:style-name="T531">in respect of HFD </text:span><text:span text:style-name="T538">for high-level feature extraction tasks</text:span><text:span text:style-name="T405">. First</text:span><text:span text:style-name="T532">ly,</text:span><text:span text:style-name="T405"> </text:span><text:span text:style-name="T541">A</text:span><text:span text:style-name="T533">NN-based model</text:span><text:span text:style-name="T531">s</text:span><text:span text:style-name="T533"> are non-specific, providing the possibility to extract</text:span><text:span text:style-name="T405"> many different features </text:span><text:span text:style-name="T533">with the same architecture,</text:span><text:span text:style-name="T405"> according to the given experience. </text:span><text:span text:style-name="T531">Moreover, they are notoriously convenient for </text:span><text:span text:style-name="T538">fuzzy and perceptive-oriented</text:span><text:span text:style-name="T531"> </text:span><text:span text:style-name="T539">chara</text:span><text:span text:style-name="T540">c</text:span><text:span text:style-name="T539">teristics</text:span><text:span text:style-name="T531">.</text:span><text:span text:style-name="T405"> </text:span><text:span text:style-name="T512">On the other hand, this approach presents two fundamental drawbacks. First, </text:span><text:span text:style-name="T515">A</text:span><text:span text:style-name="T512">NNs must be trained with a large amount of data in order to reach a reasonable experience, and then precision. Moreover, consistent comput</text:span><text:span text:style-name="T515">ing resources are</text:span><text:span text:style-name="T512"> often required because of the considerable amount of </text:span><text:span text:style-name="T513">data</text:span><text:span text:style-name="T512"> to process. </text:span><text:span text:style-name="T514">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56"/>
      <text:p text:style-name="P187">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43"/>
      <text:p text:style-name="P90">Automatic signal classification</text:p>
      <text:p text:style-name="P90"/>
      <text:p text:style-name="P91"><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98"><text:span text:style-name="T730">It possible to catalog audio signals according to different abstraction levels. In certain circumstances it could be valuable to</text:span><text:span text:style-name="T545"> distinguish simple signal-level characteristics. For instance, a database containing recorded violin tones could be organized according to the base pitch of the samples. Being the pitch a </text:span><text:soft-page-break/><text:span text:style-name="T545">precisely computable feature, this task could be conveniently accomplished through HFD algorithms such as the </text:span><text:span text:style-name="T185">autocorrelation </text:span><text:span text:style-name="T228"><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45">. Conversely, in other contexts it could be indispensable to adopt more abstract criterion for classification. For example, an interactive song database (e.g. Spotify</text:span><text:span text:style-name="T545"><text:note text:id="ftn7" text:note-class="footnote"><text:note-citation>7</text:note-citation><text:note-body><text:p text:style-name="P162">www.spotify.com</text:p></text:note-body></text:note></text:span><text:span text:style-name="T545"> and Last.fm</text:span><text:span text:style-name="T545"><text:note text:id="ftn8" text:note-class="footnote"><text:note-citation>8</text:note-citation><text:note-body><text:p text:style-name="P162">www.last.fm</text:p></text:note-body></text:note></text:span><text:span text:style-name="T545">)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57">https://www.slideshare.net/MrChrisJohnson/algorithmic-music-recommendations-at-spotify/22-Alternating_Least_Squarescode_httpsgithubcomMrChrisJohnsonimplicitMFMonday_January</text:p></text:note-body></text:note></text:span><text:span text:style-name="T185">, </text:span><text:span text:style-name="T224">which is adopted, </text:span><text:span text:style-name="T225">among others,</text:span><text:span text:style-name="T224"> by Spotify and Netflix to recommend new media. </text:span><text:span text:style-name="T225">Although, this technique is based on usage data, so it tend to not </text:span><text:span text:style-name="T227">suggest</text:span><text:span text:style-name="T225"> unpopular material, </text:span><text:span text:style-name="T226">introducing a significant bias in the predictions</text:span><text:span text:style-name="T225"> </text:span><text:span text:style-name="T225"><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25">, </text:span><text:span text:style-name="T238">whereas</text:span><text:span text:style-name="T225"> </text:span><text:span text:style-name="T229">A</text:span><text:span text:style-name="T545">NN-based methods have been identified as more accurate and generalizable for this purpose </text:span><text:span text:style-name="T545"><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45">. In general, </text:span><text:span text:style-name="T569">for automatic signal classification tasks based on abstract features. </text:span><text:span text:style-name="T575">ANNs</text:span><text:span text:style-name="T567"> </text:span><text:span text:style-name="T575">have been proved to</text:span><text:span text:style-name="T567"> </text:span><text:span text:style-name="T747">outperform traditional algorithms based on </text:span><text:span text:style-name="T757">handcrafted feature extraction, </text:span><text:span text:style-name="T747">especially for large-data tasks</text:span><text:span text:style-name="T748"><text:note text:id="ftn10" text:note-class="footnote"><text:note-citation>10</text:note-citation><text:note-body><text:p text:style-name="Footnote"><text:span text:style-name="T516">I</text:span><text:span text:style-name="T517">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47"> </text:span><text:span text:style-name="T747"><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47">. </text:span><text:span text:style-name="T185">Choi et al. </text:span><text:span text:style-name="T228"><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45">, for instance, implemented an accurate design to detect song similarities basing on Recurrent Neural Networks. </text:span></text:p>
      <text:p text:style-name="P98"><text:span text:style-name="T545">Similarities among data-points</text:span><text:span text:style-name="T659"> are </text:span><text:span text:style-name="T674">usually</text:span><text:span text:style-name="T659"> </text:span><text:span text:style-name="T660">identified comparing</text:span><text:span text:style-name="T659"> a set of </text:span><text:span text:style-name="T661">sub-</text:span><text:span text:style-name="T659">features </text:span><text:span text:style-name="T662">extracted from the raw data. The sub-features can be manually determined through HFD techniques</text:span><text:span text:style-name="T663"> </text:span><text:span text:style-name="T662">or can be</text:span><text:span text:style-name="T660"> identified by </text:span><text:span text:style-name="T664">automated processes such the </text:span><text:span text:style-name="T623">LFE</text:span><text:span text:style-name="T664"> </text:span><text:span text:style-name="T624">algorithm</text:span><text:span text:style-name="T665"> </text:span><text:span text:style-name="T664">implemented by </text:span><text:span text:style-name="T623">Nargesian et al.</text:span><text:span text:style-name="T660"> </text:span><text:span text:style-name="T664"><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64">. </text:span><text:span text:style-name="T662"><text:s/>A</text:span><text:span text:style-name="T666">NNs provid</text:span><text:span text:style-name="T667">e</text:span><text:span text:style-name="T666"> the possibility of </text:span><text:span text:style-name="T668">automatically extracting complex patterns </text:span><text:span text:style-name="T675">upon</text:span><text:span text:style-name="T668"> a features-set</text:span><text:span text:style-name="T668"><text:note text:id="ftn11" text:note-class="footnote"><text:note-citation>11</text:note-citation><text:note-body><text:p text:style-name="P163">Or even within raw-data, in unsupervised learning implementations.</text:p></text:note-body></text:note></text:span><text:span text:style-name="T668">, identifying </text:span><text:span text:style-name="T627">super</text:span><text:span text:style-name="T628">structures</text:span><text:span text:style-name="T668"> (high-level features) that can be problematic to be determined by humans. </text:span><text:span text:style-name="T671">Nevertheless, a drawback of this procedure, is that the ANN-learned features are difficult (in most cases impossible) to be clearly interpreted by humans. </text:span><text:span text:style-name="T672">In fact</text:span><text:span text:style-name="T636">, d</text:span><text:span text:style-name="T635">espite the average precision of the results obtained with </text:span><text:span text:style-name="T643">A</text:span><text:span text:style-name="T635">NNs, </text:span><text:span text:style-name="T618">Pons et al. </text:span><text:span text:style-name="T635"><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35"> have identified a deficiency in th</text:span><text:span text:style-name="T643">is</text:span><text:span text:style-name="T635"> approach to </text:span><text:span text:style-name="T637">sound </text:span><text:span text:style-name="T638">classification tasks</text:span><text:span text:style-name="T635">, which is caused by the lack of an accurate “</text:span><text:span text:style-name="T618">musical coherence</text:span><text:span text:style-name="T635">”, to use their own words. </text:span><text:span text:style-name="T641">Accordingly, </text:span><text:span text:style-name="T635">such method </text:span><text:span text:style-name="T639">often </text:span><text:span text:style-name="T635">performs as a </text:span><text:span text:style-name="T618">“black box”</text:span><text:span text:style-name="T618"><text:note text:id="ftn12" text:note-class="footnote"><text:note-citation>12</text:note-citation><text:note-body><text:p text:style-name="P191">In science, a black box is a system, <text:span text:style-name="T1">which</text:span> can be observed just for its inputs and outputs, without a concrete knowledge of the internal processes.</text:p></text:note-body></text:note></text:span><text:span text:style-name="T635">, which can not guarantee precise</text:span><text:span text:style-name="T645">ly</text:span><text:span text:style-name="T635"> control of what occurs on the inside. This is due to its overly generic character and the lack of </text:span><text:span text:style-name="T641">interpretable</text:span><text:span text:style-name="T635"> mathematical representations of the </text:span><text:span text:style-name="T641">learned</text:span><text:span text:style-name="T635"> </text:span><text:span text:style-name="T641">features</text:span><text:span text:style-name="T635">. </text:span><text:span text:style-name="T640">This research points out the importance of adopting a </text:span><text:span text:style-name="T620">motivated </text:span><text:span text:style-name="T640">architecture, fine tuned to produce results that can be </text:span><text:span text:style-name="T642">understood</text:span><text:span text:style-name="T640"> by humans.</text:span><text:span text:style-name="T644"> </text:span><text:span text:style-name="T643">In addition to this, a</text:span><text:span text:style-name="T668"> co</text:span><text:span text:style-name="T669">mbination of human-determined and ANN-based feature extraction is </text:span><text:span text:style-name="T670">proved to be a</text:span><text:span text:style-name="T673">n effective method</text:span><text:span text:style-name="T670"> to perform high-level feature extraction tasks. </text:span><text:span text:style-name="T673">This procedure permits to</text:span><text:span text:style-name="T670"> </text:span><text:span text:style-name="T673">focus the ANN learning just on</text:span><text:span text:style-name="T626"> motivated </text:span><text:span text:style-name="T673">characteristics of data, producing more interpretable outcomes.</text:span><text:span text:style-name="T626"> </text:span><text:span text:style-name="T670">The work of </text:span><text:span text:style-name="T625">M. Stamenovic </text:span><text:span text:style-name="T670"><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25"> </text:span><text:span text:style-name="T670">is an exemplary case of this trend.</text:span></text:p>
      <text:p text:style-name="P92"><text:span text:style-name="T546">Several NN architectures are possible to </text:span><text:span text:style-name="T547">perform </text:span><text:span text:style-name="T728">data</text:span><text:span text:style-name="T547"> classification and</text:span><text:span text:style-name="T546">, usually, different </text:span><text:span text:style-name="T548">categories of </text:span><text:span text:style-name="T546">tasks require different designs. </text:span>Various studies proved that <text:span text:style-name="T183">Convolutional Neural Networks</text:span> (CNN) and <text:span text:style-name="T183">Recurrent Neural Networks</text:span> (RNN) are the most suitable for audio applications. <text:span text:style-name="T734">For an overview of these two models refer to </text:span><text:span text:style-name="T632">Goodfellow et al. </text:span><text:span text:style-name="T680"><text:bibliography-mark text:identifier="DPBOOK" text:bibliography-type="book" text:author="Ian Goodfellow, Yoshua Bengio, Aaron Courville" text:publisher="MIT Press" text:title="Deep Learning" text:year="2016">[13]</text:bibliography-mark></text:span><text:span text:style-name="T734">. </text:span>In particular, it ha<text:span text:style-name="T735">s</text:span> been proved that CNNs perform better for tracking static features, <text:span text:style-name="T734">thus they are particularly suited for image-related applications</text:span><text:span text:style-name="T734"><text:note text:id="ftn13" text:note-class="footnote"><text:note-citation>13</text:note-citation><text:note-body><text:p text:style-name="P165">Accordingly, CNNs are suitable to deal with spectral representations of audio information</text:p></text:note-body></text:note></text:span><text:span text:style-name="T734">. Conversely</text:span> RNNs are more convenient for time-related dependencies, <text:span text:style-name="T734">therefore they are more appropriate to model sequential data </text:span><text:span text:style-name="T734"><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36">Thus, the choice of the A</text:span><text:span text:style-name="T547">NN </text:span><text:span text:style-name="T733">architecture</text:span><text:span text:style-name="T547"> </text:span><text:span text:style-name="T549">is</text:span><text:span text:style-name="T547"> quite sensible to the time-variance aspect of the </text:span><text:span text:style-name="T549">data itself and the </text:span><text:span text:style-name="T547">features to extract. </text:span><text:span text:style-name="T734">RN</text:span><text:span text:style-name="T568">Ns could seem the obvious choice for audio-related applications, considering the intrinsic sequential nature of sound information. Although </text:span><text:span text:style-name="T582">Zhang et al.</text:span><text:span text:style-name="T568"> </text:span><text:span text:style-name="T568"><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68"> </text:span><text:span text:style-name="T550">demonstrated that an entirely CNN-based architecture can perform with comparable accuracy on audio classification tasks (speech recognition), providing a significantly higher computing efficiency with respect to RNNs. A </text:span><text:span text:style-name="T747">combination of the two methods has been ascertained to merge the benefits of both strategies, notwithstanding the high computing requirements</text:span><text:span text:style-name="T550">. </text:span><text:span text:style-name="T577">Choi et al</text:span><text:span text:style-name="T550">. </text:span><text:span text:style-name="T550"><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50">, for instance, have successfully adopted this approach. </text:span></text:p>
      <text:p text:style-name="P77"><text:soft-page-break/></text:p>
      <text:p text:style-name="P52"><text:span text:style-name="T1045">Feature matching data</text:span> synthesis</text:p>
      <text:p text:style-name="P52"/>
      <text:p text:style-name="P93"><text:span text:style-name="T737">This proceeding involves the g</text:span>eneration of <text:span text:style-name="T550">plausible data </text:span><text:span text:style-name="T115">to</text:span><text:span text:style-name="T550"> match specific features</text:span>. <text:span text:style-name="T737">In the field of audio processing the majority of studies focused on text to speech synthesis applications</text:span>. <text:span text:style-name="T738">In the context of this research</text:span><text:span text:style-name="T550">, </text:span><text:span text:style-name="T565">it is targeted to the</text:span><text:span text:style-name="T550"> genera</text:span><text:span text:style-name="T565">tion of</text:span><text:span text:style-name="T550"> sounds that are associable to given human perceptive sensations. The literature shows two different approaches to achieve this task</text:span><text:span text:style-name="T551">s. </text:span><text:span text:style-name="T553">The firs</text:span><text:span text:style-name="T552">t</text:span><text:span text:style-name="T553"> consist</text:span><text:span text:style-name="T552">s</text:span><text:span text:style-name="T553"> </text:span><text:span text:style-name="T576">of</text:span><text:span text:style-name="T553"> producing through </text:span><text:span text:style-name="T570">learning-capable </text:span><text:span text:style-name="T553">models the feature</text:span><text:span text:style-name="T570">s</text:span><text:span text:style-name="T553"> to be </text:span><text:span text:style-name="T554">emulated</text:span><text:span text:style-name="T553"> and </text:span><text:span text:style-name="T570">producing</text:span><text:span text:style-name="T553"> the audio waveform through algorithms specifically </text:span><text:span text:style-name="T552">arranged for sound synthesis, such as the </text:span><text:span text:style-name="T578">Harmonic Plus Noise Vocoder</text:span><text:span text:style-name="T552"> </text:span><text:span text:style-name="T552"><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52">. Instead, the second contemplates the </text:span><text:span text:style-name="T554">direct </text:span><text:span text:style-name="T552">synthesis of the final waveform through </text:span><text:span text:style-name="T570">the learning-capable</text:span><text:span text:style-name="T552"> models. </text:span><text:span text:style-name="T555">The </text:span><text:span text:style-name="T570">learning-capable models</text:span><text:span text:style-name="T555"> that </text:span><text:span text:style-name="T570">have been mostly adopted for</text:span><text:span text:style-name="T555"> this purpose are </text:span><text:span text:style-name="T579">Markov Chains</text:span><text:span text:style-name="T555"> an</text:span><text:span text:style-name="T570">d</text:span><text:span text:style-name="T555"> </text:span><text:span text:style-name="T579">Neural Networks</text:span><text:span text:style-name="T555">. </text:span><text:span text:style-name="T566">T</text:span><text:span text:style-name="T557">he Markov Chain is an aleatory process </text:span><text:span text:style-name="T556">aimed to generate plausible sequences</text:span><text:span text:style-name="T558">, </text:span><text:span text:style-name="T556">basing on existing examples of sequences belonging to the same </text:span><text:span text:style-name="T558">complexity </text:span><text:span text:style-name="T559">and context</text:span><text:span text:style-name="T556">. Therefore, such a system can be trained to produce progressions, emulating the behavior of the given examples, </text:span><text:span text:style-name="T560">defining probability matrixes that reflect the possibility of changing from one state of the sequence to </text:span><text:span text:style-name="T571">the </text:span><text:span text:style-name="T560">successive</text:span><text:span text:style-name="T556">. This </text:span><text:span text:style-name="T572">ability</text:span><text:span text:style-name="T561"> makes the Markov Chain a </text:span><text:span text:style-name="T572">convenient</text:span><text:span text:style-name="T561"> </text:span><text:span text:style-name="T572">method</text:span><text:span text:style-name="T561"> to </text:span><text:span text:style-name="T572">generate</text:span><text:span text:style-name="T561"> musical compositions (sequences of notes) </text:span><text:span text:style-name="T558">that mimic other compositions or present an “organized aleatory” structure</text:span><text:span text:style-name="T561">. An illustrious example of this application has been undertaken by Iannis Xenakis in his “Analogique” </text:span><text:span text:style-name="T561"><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61">. </text:span><text:span text:style-name="T562">In addition to this, </text:span><text:span text:style-name="T567">m</text:span><text:span text:style-name="T562">arkovian processes have been extensively used to perform timbre-level audio synthesis, considering that the set of parameters required by any sound synthesis algorithm could be intended as a (non temporal) sequence. </text:span><text:span text:style-name="T580">Hidden Markov Model Vocoders (HMMV)</text:span><text:span text:style-name="T584"> represent the most common utilization of this </text:span><text:span text:style-name="T594">technique.</text:span><text:span text:style-name="T584"> </text:span><text:span text:style-name="T585">This procedure is based on synthesis algorithm</text:span><text:span text:style-name="T597">s</text:span><text:span text:style-name="T585"> that </text:span><text:span text:style-name="T594">simulate</text:span><text:span text:style-name="T585"> </text:span><text:span text:style-name="T594">the </text:span><text:span text:style-name="T585">vocal emission, defining “excitation” and “</text:span><text:span text:style-name="T586">spectral</text:span><text:span text:style-name="T585">” parameters. </text:span><text:span text:style-name="T597">A</text:span><text:span text:style-name="T586"> HMM learns </text:span><text:span text:style-name="T595">these</text:span><text:span text:style-name="T586"> parameters from </text:span><text:span text:style-name="T596">a speech database</text:span><text:span text:style-name="T586"><text:note text:id="ftn14" text:note-class="footnote"><text:note-citation>14</text:note-citation><text:note-body><text:p text:style-name="P164"><text:span text:style-name="T732">Actually from specific features extracted from these files, such as the </text:span><text:span text:style-name="T731">spectrum, fundamental frequency and phoneme duration</text:span></text:p></text:note-body></text:note></text:span><text:span text:style-name="T586"> </text:span><text:span text:style-name="T587">and </text:span><text:span text:style-name="T597">generates</text:span><text:span text:style-name="T587"> plausible </text:span><text:span text:style-name="T597">parameters-sets</text:span><text:span text:style-name="T587"> </text:span><text:span text:style-name="T602">that</text:span><text:span text:style-name="T587"> make the </text:span><text:span text:style-name="T594">synthesizer (vocoder</text:span><text:span text:style-name="T597">)</text:span><text:span text:style-name="T587"> produce </text:span><text:span text:style-name="T588">the emulation of</text:span><text:span text:style-name="T587"> desired </text:span><text:span text:style-name="T588">speech words </text:span><text:span text:style-name="T586"><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86">. </text:span><text:span text:style-name="T593">The same </text:span><text:span text:style-name="T597">concept</text:span><text:span text:style-name="T593"> can be </text:span><text:span text:style-name="T597">adopted</text:span><text:span text:style-name="T593"> for different synthesis models. </text:span><text:span text:style-name="T581">Miranda et al. </text:span><text:span text:style-name="T593"><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93">, </text:span><text:span text:style-name="T597">for example,</text:span><text:span text:style-name="T593"> implemented an interesting example </text:span><text:span text:style-name="T597">of granular synthesis controlled by Marko</text:span><text:span text:style-name="T598">v</text:span><text:span text:style-name="T597"> Chains. </text:span><text:span text:style-name="T586">M</text:span><text:span text:style-name="T589">arkov</text:span><text:span text:style-name="T598">ian</text:span><text:span text:style-name="T589"> processes and Neural Networks</text:span><text:span text:style-name="T589"><text:note text:id="ftn15" text:note-class="footnote"><text:note-citation>15</text:note-citation><text:note-body><text:p text:style-name="P158">In particular Recurrent Neural Networks</text:p></text:note-body></text:note></text:span><text:span text:style-name="T589"> have been used to perform strictly similar tasks to date</text:span><text:span text:style-name="T589"><text:note text:id="ftn16" text:note-class="footnote"><text:note-citation>16</text:note-citation><text:note-body><text:p text:style-name="P159">In fact<text:span text:style-name="T739"> Hidden Markov Models</text:span> have been extensively used also for automatic <text:span text:style-name="T739">speech</text:span> classification tasks</text:p></text:note-body></text:note></text:span><text:span text:style-name="T589">. </text:span><text:span text:style-name="T590">H</text:span><text:span text:style-name="T589">owever, besides other substantial </text:span><text:span text:style-name="T591">contrasts</text:span><text:span text:style-name="T589">, </text:span><text:span text:style-name="T591">Markov Chains are capable of generating only </text:span><text:span text:style-name="T583">sub-sequences</text:span><text:span text:style-name="T591"> of the training data, </text:span><text:span text:style-name="T592">that means </text:span><text:span text:style-name="T599">portions </text:span><text:span text:style-name="T592">sequences that are present also in their experience. On the contrary, </text:span><text:span text:style-name="T603">A</text:span><text:span text:style-name="T592">NNs are capable of synthesizing pieces of data that are not identical to the training examples </text:span><text:span text:style-name="T592"><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592">. Thus, </text:span><text:span text:style-name="T603">A</text:span><text:span text:style-name="T592">NN</text:span><text:span text:style-name="T601">s are able to</text:span><text:span text:style-name="T592"> produce more dynamic and various outcomes than </text:span><text:span text:style-name="T600">Marko</text:span><text:span text:style-name="T601">v</text:span><text:span text:style-name="T600"> Chain</text:span><text:span text:style-name="T601">s</text:span><text:span text:style-name="T592"> </text:span><text:span text:style-name="T601">in automatic data synthesis </text:span><text:span text:style-name="T603">contexts</text:span><text:span text:style-name="T601">.</text:span><text:span text:style-name="T586"> </text:span></text:p>
      <text:p text:style-name="P94"><text:span text:style-name="T1038">ANN-based synthesis approach can be adopted for the generation of the features to be transformed in audio, whereas other specific algorithms synthesize the final waveform. </text:span><text:span text:style-name="T221">Zen et al. </text:span><text:span text:style-name="T604"><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38">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38"> </text:span><text:span text:style-name="T554"><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38">, has proposed an important example of this technique. </text:span><text:span text:style-name="T550">A crucial development of this </text:span><text:span text:style-name="T574">implementation</text:span><text:span text:style-name="T550"> is that it has been trained to generate both speech and pianoforte audio files. It has </text:span><text:span text:style-name="T573">been assessed through human judgements</text:span><text:span text:style-name="T550"> that this approach improv</text:span><text:span text:style-name="T563">es</text:span><text:span text:style-name="T550"> by 50% the previous state of art of speech synthesis in terms of naturalness </text:span><text:span text:style-name="T550"><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50">. Instead, generated piano samples have not been evaluated </text:span><text:span text:style-name="T564">through </text:span><text:span text:style-name="T573">formal </text:span><text:span text:style-name="T564">surveys</text:span><text:span text:style-name="T550">, although they are audible on the </text:span><text:span text:style-name="T611">website</text:span><text:span text:style-name="T611"><text:note text:id="ftn17" text:note-class="footnote"><text:note-citation>17</text:note-citation><text:note-body><text:p text:style-name="P192">https://deepmind.com/blog/wavenet-generative-model-raw-audio/</text:p></text:note-body></text:note></text:span><text:span text:style-name="T611"> and, to </text:span><text:span text:style-name="T613">our</text:span><text:span text:style-name="T611"> </text:span><text:span text:style-name="T613">opinion</text:span><text:span text:style-name="T611">, present a sharply realistic character despite some unwanted noise. </text:span><text:span text:style-name="T614">However, i</text:span><text:span text:style-name="T612">t is important to denote that the given experience needed to obtain realistic piano sounds consist</text:span><text:span text:style-name="T615">s</text:span><text:span text:style-name="T612"> </text:span><text:span text:style-name="T615">of</text:span><text:span text:style-name="T612"> hundred of ours of piano recordings. </text:span><text:span text:style-name="T616">Another </text:span><text:span text:style-name="T617">relevant</text:span><text:span text:style-name="T616"> experiment of NN-based data synthesis has been proposed by </text:span><text:span text:style-name="T618">Re</text:span><text:span text:style-name="T619">e</text:span><text:span text:style-name="T618">d et al. </text:span><text:span text:style-name="T635"><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16">, demonstrating that a similar approach could be successfully adopted also for </text:span><text:span text:style-name="T617">t</text:span><text:span text:style-name="T635">ext to </text:span><text:span text:style-name="T646">i</text:span><text:span text:style-name="T635">mage synthesis</text:span><text:span text:style-name="T616">.</text:span><text:span text:style-name="T738"> Notwithstanding the average better accuracy of ANNs in complex models, the Markov Chain </text:span><text:soft-page-break/><text:span text:style-name="T738">approach shows a comparable performance in context with limited training datasets. Furthermore, markovian models permit to spare considerable computing resources in respect of ANNs. </text:span><text:span text:style-name="T738"><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38">. </text:span></text:p>
      <text:p text:style-name="P54"/>
      <text:p text:style-name="P52"><text:span text:style-name="T1039">Perceptive feature matching</text:span> <text:span text:style-name="T1045">data </text:span>synthesis </text:p>
      <text:p text:style-name="P52"/>
      <text:p text:style-name="P55"><text:span text:style-name="T361">Several techniques targeted to synthesize sounds matching specific abstract and perceptive features have been developed. One of the most notable is the </text:span><text:span text:style-name="T184">Concatenative Granular Synthesis</text:span><text:span text:style-name="T362"> (CGS) </text:span><text:span text:style-name="T362"><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62">.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55">A<text:span text:style-name="T740"> study strictly related to our research has been undertaken by </text:span><text:span text:style-name="T186">Gounaropouls et al. </text:span><text:span text:style-name="T22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23">. </text:span><text:span text:style-name="T230">They described a method to classify timbres according to perceptive labels (e.g. </text:span><text:span text:style-name="T188">metallic</text:span><text:span text:style-name="T230">, </text:span><text:span text:style-name="T188">wooden</text:span><text:span text:style-name="T230">, </text:span><text:span text:style-name="T188">bright) </text:span><text:span text:style-name="T231">and synthesize sounds matching desired characteristics. This has been accomplished adopting </text:span><text:span text:style-name="T232">2 different Neural Networks: one for the classification </text:span><text:span text:style-name="T233">of audio files </text:span><text:span text:style-name="T232">and one for the synthesis </text:span><text:span text:style-name="T233">of the parameters required by an additive synthesis algorithm. </text:span><text:span text:style-name="T234">A different approach for a similar purpose has been undertaken by </text:span><text:span text:style-name="T189">Rocchesso et al. </text:span><text:span text:style-name="T234">in the above-mentioned </text:span><text:span text:style-name="T190">Sounding Objects </text:span><text:span text:style-name="T23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34"> </text:span><text:span text:style-name="T236">collection</text:span><text:span text:style-name="T234">, </text:span><text:span text:style-name="T235">in which are presented several physical-modeling techniques to synthesize sounds matching specific perceptive features. </text:span><text:span text:style-name="T236">One notable example </text:span><text:span text:style-name="T237">is </text:span><text:span text:style-name="T191">B.L. Giordano</text:span><text:span text:style-name="T237">’s algorithm to categorize sounds according to the source material and synthesizing impact sounds matching “material macro-categories”.</text:span></text:p>
      <text:p text:style-name="P59"/>
      <text:p text:style-name="P60">Background summary</text:p>
      <text:p text:style-name="P58"/>
      <text:p text:style-name="P88"><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29">METHOD</text:p>
      <text:p text:style-name="P53"><text:s/></text:p>
      <text:p text:style-name="P104"><text:s text:c="4"/>From a practical point of view, the objective of this research is to produce a working and usable framework to perform features-matching audio <text:span text:style-name="T1112">analysis and re-</text:span>synthesis based on human perception. The <text:soft-page-break/>goal is to obtain an optimized environment capable of being employed in real-time on a common laptop computer.</text:p>
      <text:p text:style-name="Standard"><text:span text:style-name="T370">In this place, </text:span><text:span text:style-name="T371">operational constraints have been undertaken in order to obtain concrete and usable results in a restricted scenario.</text:span><text:span text:style-name="T369"> </text:span><text:span text:style-name="T371">First of all</text:span><text:span text:style-name="T544">, we focused on the concept of </text:span><text:span text:style-name="T192">sound texture</text:span><text:span text:style-name="T544">, intended as time-homogeneous aggregate of similar acoustic events that can be recognized with “time-averaged statistics” </text:span><text:span text:style-name="T544"><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44">.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39"><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39">. </text:span><text:span text:style-name="T544">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78">Another important consideration is that perception-related phenomenons can be studied following two radically different approaches: the Helmoltzian and the </text:span><text:span text:style-name="T379">G</text:span><text:span text:style-name="T378">estalt-oriented </text:span><text:span text:style-name="T380">view </text:span><text:span text:style-name="T38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78">. The fi</text:span><text:span text:style-name="T379">r</text:span><text:span text:style-name="T378">st focuses its attention on the identification, quantification and interpretation of neurophysiological processes derived from perceptive stimuli. Instead, the latter is oriented to </text:span><text:span text:style-name="T381">the interpretation of the abstract sensations produced by the same</text:span><text:span text:style-name="T378"> stimuli, </text:span><text:span text:style-name="T382">which are intrinsically non-measurable entities </text:span><text:span text:style-name="T383">and can be analyzed only through human descriptions</text:span><text:span text:style-name="T382">. </text:span><text:span text:style-name="T384">We consider the latter a more efficient way to achieve our task </text:span><text:span text:style-name="T383">since sound imagination </text:span><text:span text:style-name="T385">concerns</text:span><text:span text:style-name="T383"> abstract </text:span><text:span text:style-name="T386">emotions that are non-exactly measurable. </text:span><text:span text:style-name="T385">As a corollary of adopting a non-exact methodology we are conscious to deal with a serie</text:span><text:span text:style-name="T387">s</text:span><text:span text:style-name="T385"> of </text:span><text:span text:style-name="T388">ambiguity </text:span><text:span text:style-name="T385">factors that </text:span><text:span text:style-name="T389">are intrinsic to</text:span><text:span text:style-name="T388"> human perception </text:span><text:span text:style-name="T390">(and interpretation of perception)</text:span><text:span text:style-name="T388">.</text:span><text:span text:style-name="T385"> </text:span><text:span text:style-name="T389">The most influent ones </text:span><text:span text:style-name="T391">are</text:span><text:span text:style-name="T389">:</text:span></text:p>
      <text:p text:style-name="P49">-The interpretation of sensorial stimuli is influenced by the experience of an individual.</text:p>
      <text:p text:style-name="P46"><text:span text:style-name="T389">-</text:span><text:span text:style-name="T392">The interpretation of a stimulus can be ambiguous even for one individual.</text:span></text:p>
      <text:p text:style-name="P46"><text:span text:style-name="T389">-</text:span><text:span text:style-name="T387">There are many factors that </text:span><text:span text:style-name="T389">can distort perc</text:span><text:span text:style-name="T392">e</text:span><text:span text:style-name="T389">ption, </text:span><text:span text:style-name="T387">such as the </text:span><text:span text:style-name="T389">non-optimal operation of sensory organ</text:span><text:span text:style-name="T393">s.</text:span></text:p>
      <text:p text:style-name="P46"><text:span text:style-name="T389">-</text:span><text:span text:style-name="T390">An individual could not be able to properly describe a perceptive sensation.</text:span></text:p>
      <text:p text:style-name="P47"><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42"/>
      <text:p text:style-name="P71"><text:span text:style-name="T15">D</text:span><text:span text:style-name="T2">ataset creation</text:span></text:p>
      <text:p text:style-name="P31"/>
      <text:p text:style-name="P89"><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89"><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66">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39">FIGURE: GRANO</text:p>
      <text:p text:style-name="P4">This patch extracts and reproduces one single slice <text:span text:style-name="T1116">from</text:span> a sound file, provid<text:span text:style-name="T1057">ing</text:span> control over:</text:p>
      <text:p text:style-name="P4">-Initial <text:span text:style-name="T1116">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55">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55">Source sample ID (referring to the sounds downloaded from Freesound)</text:span></text:p>
      <text:p text:style-name="P5">-<text:span text:style-name="T1055">Metronome speed</text:span></text:p>
      <text:p text:style-name="P5">-<text:span text:style-name="T1056">Initial slice position</text:span></text:p>
      <text:p text:style-name="P5">-<text:span text:style-name="T1070">Position randomness</text:span></text:p>
      <text:p text:style-name="P5">-<text:span text:style-name="T1056">Initial slice duration</text:span></text:p>
      <text:p text:style-name="P5">-<text:span text:style-name="T1056">Slice duration randomness</text:span></text:p>
      <text:p text:style-name="P5">-<text:span text:style-name="T1056">Initial Playback speed</text:span></text:p>
      <text:p text:style-name="P5">-<text:span text:style-name="T1056">Playback speed randomness</text:span></text:p>
      <text:p text:style-name="P5">-<text:span text:style-name="T1057">Envelope type</text:span></text:p>
      <text:p text:style-name="P150"><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47">A </text:span><text:span text:style-name="T753">collection</text:span><text:span text:style-name="T747"> of 1000 3-seconds </text:span><text:span text:style-name="T755">sounds</text:span><text:span text:style-name="T747"> has been recorded, trying to obtain a balanced dataset</text:span><text:span text:style-name="T762">. </text:span><text:span text:style-name="T763">For this purpose, a hierarchy of 5 discrete levels of perceptive order has been defined. Then, we manually created randomly tuned textures and recorded 200 samples for each order class. </text:span><text:span text:style-name="T765">Unfortunately,</text:span><text:span text:style-name="T749"> we empirically denoted</text:span><text:span text:style-name="T749"><text:note text:id="ftn19" text:note-class="footnote"><text:note-citation>19</text:note-citation><text:note-body><text:p text:style-name="P184">This has been assessed through informal judgements of a dozen of subjects</text:p></text:note-body></text:note></text:span><text:span text:style-name="T749"> that the algorithm tend</text:span><text:span text:style-name="T750">s</text:span><text:span text:style-name="T749"> to generate textures unbalanced towards perceptive chaos. </text:span><text:span text:style-name="T756">For this reason, is has been necessary to select the randomly generated textures by hand, in order to avoid a collection containing a larger amount of chaotic sounds.</text:span><text:span text:style-name="T764"> </text:span><text:span text:style-name="T765">For this, </text:span><text:span text:style-name="T747">it has been necessary to impose decisions based on </text:span><text:span text:style-name="T751">the perception of a restricted amount of individuals.</text:span><text:span text:style-name="T749"> </text:span><text:span text:style-name="T752">5</text:span><text:span text:style-name="T751"> different subjects participated in this classification process, individually generating, classifying and recording </text:span><text:span text:style-name="T752">2</text:span><text:span text:style-name="T751">00 textures each.</text:span><text:span text:style-name="T749"> </text:span><text:span text:style-name="T747">This certainly </text:span><text:span text:style-name="T753">introduce</text:span><text:span text:style-name="T754">d</text:span><text:span text:style-name="T747"> bias, although we retained this aspect secondary to the homogeneity of the dataset.</text:span></text:p>
      <text:p text:style-name="P99"/>
      <text:p text:style-name="P30">Dataset <text:span text:style-name="T1059">human classification</text:span></text:p>
      <text:p text:style-name="P30"/>
      <text:p text:style-name="P8">Human labeling of the data-points is a necessary procedure to permit a supervised learning architecture. <text:span text:style-name="T1060">For this purpose, an individual survey has been proposed to 100 different subjects. The test has been planned as an interactive electronic document that produces a text file containing all the responses. The </text:span><text:soft-page-break/><text:span text:style-name="T1060">algorithm has been implemented through the software Max Msp. The primary target was to obtain </text:span><text:span text:style-name="T1113">5</text:span><text:span text:style-name="T1060">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60"><text:note text:id="ftn20" text:note-class="footnote"><text:note-citation>20</text:note-citation><text:note-body><text:p text:style-name="P174">Different from each other and between different tests</text:p></text:note-body></text:note></text:span><text:span text:style-name="T1060">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60">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60"><text:note text:id="ftn21" text:note-class="footnote"><text:note-citation>21</text:note-citation><text:note-body><text:p text:style-name="P167">5 independent classifications for 1000 sounds</text:p></text:note-body></text:note></text:span><text:span text:style-name="T1060">.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17">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17">s</text:span> to identify the person who took a particular test, to eventually re-propose it in case of damaging of the output files. Whereas, the other<text:span text:style-name="T1077">s</text:span> are targeted to <text:span text:style-name="T1114">diagnose</text:span> possible bias-<text:span text:style-name="T1077">factors</text:span> in the classification <text:span text:style-name="T1114">that could</text:span> deriv<text:span text:style-name="T1114">e</text:span> from the age or the personal background of <text:span text:style-name="T1071">the</text:span> tester<text:span text:style-name="T1071">s</text:span>.</text:p>
      <text:p text:style-name="P15">The successive section initially propose<text:span text:style-name="T1118">s</text:span> <text:span text:style-name="T1072">3 short </text:span>previews of the sounds to classify. A preview consist<text:span text:style-name="T1097">s</text:span> <text:span text:style-name="T1097">of</text:span> a selection of 5 concatenated timbres <text:span text:style-name="T1072">taken from</text:span> the classification dataset, separated by one second of silence. Every preview contains sounds from different order classes<text:note text:id="ftn22" text:note-class="footnote"><text:note-citation>22</text:note-citation><text:note-body><text:p text:style-name="P168">The <text:span text:style-name="T1061">same </text:span>classes established in the dataset collection process</text:p></text:note-body></text:note>, <text:span text:style-name="T1061">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61">After this stage begins the actual sound classification section. The user interface of this section is portrayed in Figure </text:span><text:span text:style-name="T1051">X</text:span><text:span text:style-name="T1063">. </text:span></text:p>
      <text:p text:style-name="P24">FIGURA: INTERFACCIA CLASSIFICAZIONE</text:p>
      <text:p text:style-name="P25"><text:span text:style-name="T1073">T</text:span>h<text:span text:style-name="T1119">e</text:span> interface <text:span text:style-name="T1073">permits</text:span> <text:span text:style-name="T1119">the user </text:span>to jump forward and backward in the space of the samples to classify, <text:span text:style-name="T1073">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073"><text:bibliography-mark text:identifier="likert" text:bibliography-type="article" text:author="Rob Johns" text:publisher="Survey Question Bank: Methods Fact Sheet 1" text:title="Likert items and scales" text:year="2010">[40]</text:bibliography-mark></text:span><text:span text:style-name="T1073">.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194">1. The boxes are equal, equidistant and centered in the test frame.</text:p>
      <text:p text:style-name="P194"><text:soft-page-break/>2. The boxes are not associated with numerical values. Instead, non-quantitative references are given.</text:p>
      <text:p text:style-name="P194">3. For every test, an algorithm randomly selects the scale direction: from chaos to order, or vice-versa (switching also the position of the reference labels).</text:p>
      <text:p text:style-name="P26">In addition to this, since the inquired perceptive feature can be ambiguous, the test provides the possibility to <text:span text:style-name="T1120">abstain from the judgement of specific samples</text:span>. <text:span text:style-name="T1074">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27"/>
      <text:p text:style-name="P28">DA INSERIRE: STATISTICHE E ENTROPIA</text:p>
      <text:p text:style-name="P28"/>
      <text:p text:style-name="P38">Da<text:span text:style-name="T1076">taset Augmentation</text:span></text:p>
      <text:p text:style-name="P38"/>
      <text:p text:style-name="P151"><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69">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70">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45">generat</text:span><text:span text:style-name="T806">ing</text:span><text:span text:style-name="T745"> “slightly different” versions of every </text:span><text:span text:style-name="T804">data-point</text:span><text:span text:style-name="T745">, maintaining </text:span><text:span text:style-name="T844">undamaged</text:span><text:span text:style-name="T804"> the features to be predicted. </text:span><text:span text:style-name="T805">This permits to extend the size of a </text:span><text:span text:style-name="T829">training </text:span><text:span text:style-name="T805">dataset, </text:span><text:span text:style-name="T806">and then to increase the accuracy of a deep learning model</text:span><text:span text:style-name="T805">. </text:span><text:span text:style-name="T806">In our particular case, a </text:span><text:span text:style-name="T1035">cascade</text:span><text:span text:style-name="T806"> of spectral and time-related elaborations have been applied to each sample, in order to create alternative versions, maintain</text:span><text:span text:style-name="T813">ing</text:span><text:span text:style-name="T806"> the original amount of perceived order level. </text:span><text:span text:style-name="T845">T</text:span><text:span text:style-name="T829">o obtain a large amount of different augmented files </text:span><text:span text:style-name="T846">for each data-point</text:span><text:span text:style-name="T829">, some parameters of </text:span><text:span text:style-name="T846">the</text:span><text:span text:style-name="T829"> elaboration</text:span><text:span text:style-name="T846">s</text:span><text:span text:style-name="T829"> are randomly </text:span><text:span text:style-name="T1031">updated</text:span><text:span text:style-name="T829"> for every instance, as well as the sequence</text:span><text:span text:style-name="T833"> </text:span><text:span text:style-name="T829">and the activation of each algorithm.</text:span><text:span text:style-name="T806"> </text:span><text:span text:style-name="T813">This process ha</text:span><text:span text:style-name="T830">s</text:span><text:span text:style-name="T813"> been </text:span><text:span text:style-name="T830">entirely </text:span><text:span text:style-name="T813">implemented through the Python language. </text:span><text:span text:style-name="T830">Finally, t</text:span><text:span text:style-name="T806">he augmentation extended </text:span><text:span text:style-name="T807">our </text:span><text:span text:style-name="T806">dataset from </text:span><text:span text:style-name="T810">425 to 4</text:span><text:span text:style-name="T809">250</text:span><text:span text:style-name="T806"> data-points </text:span><text:span text:style-name="T807">and incremented by </text:span><text:span text:style-name="T809">X%</text:span><text:span text:style-name="T811"> </text:span><text:span text:style-name="T812">the prediction accuracy on non-observed data. </text:span><text:span text:style-name="T745">The </text:span><text:span text:style-name="T1035">following</text:span><text:span text:style-name="T745"> </text:span><text:span text:style-name="T847">processing</text:span><text:span text:style-name="T745"> </text:span><text:span text:style-name="T1032">algorithms </text:span><text:span text:style-name="T745">have been individually applied to every sound:<text:line-break/></text:span><text:span text:style-name="T833">1. </text:span><text:span text:style-name="T745">Convolution between high-energy spectral areas. </text:span><text:span text:style-name="T819">Initially, the STFT of the input signal</text:span><text:span text:style-name="T832">s</text:span><text:span text:style-name="T819"> is performed and the spectral peaks are detected. For this we adopted functions extracted from </text:span><text:span text:style-name="T831">the </text:span><text:span text:style-name="T814">SMS-Tools library</text:span><text:span text:style-name="T814"><text:note text:id="ftn25" text:note-class="footnote"><text:note-citation>25</text:note-citation><text:note-body><text:p text:style-name="P172">https://github.com/MTG/sms-tools</text:p></text:note-body></text:note></text:span><text:span text:style-name="T814">. </text:span><text:span text:style-name="T815">After this stage, </text:span><text:span text:style-name="T816">a random amount of the highest peaks (from 1 to 3) is </text:span><text:span text:style-name="T1035">convolved</text:span><text:span text:style-name="T816"> with other random</text:span><text:span text:style-name="T820">ly</text:span><text:span text:style-name="T816"> chosen </text:span><text:span text:style-name="T820">lower </text:span><text:span text:style-name="T816">peaks. </text:span><text:span text:style-name="T817">This process </text:span><text:span text:style-name="T818">permits to obtain </text:span><text:span text:style-name="T831">samples with</text:span><text:span text:style-name="T818"> </text:span><text:span text:style-name="T821">different spectral </text:span><text:span text:style-name="T847">shapes</text:span><text:span text:style-name="T821">, maintaining the “spectral imprinting”</text:span><text:span text:style-name="T818"> of the original </text:span><text:span text:style-name="T831">samples</text:span><text:span text:style-name="T818">.</text:span><text:span text:style-name="T745"><text:line-break/></text:span><text:span text:style-name="T833">2. </text:span><text:span text:style-name="T745">Random filtering. </text:span><text:span text:style-name="T822">A random amount (from 1 to 4) </text:span><text:span text:style-name="T832">of </text:span><text:span text:style-name="T822">2</text:span><text:span text:style-name="T823">nd</text:span><text:span text:style-name="T822"> order notch </text:span><text:span text:style-name="T826">C</text:span><text:span text:style-name="T822">hebytshev filters are applied to the input signal. Cutoff and Q are randomly tuned within a utile range. This generates randomly equalized versions of the original </text:span><text:span text:style-name="T832">sounds</text:span><text:span text:style-name="T822">.</text:span><text:span text:style-name="T745"><text:line-break/></text:span><text:span text:style-name="T833">3. </text:span><text:span text:style-name="T745">Random time stretching. </text:span><text:span text:style-name="T824">A simple resampling-based time stretching algorithm is applied to the input </text:span><text:soft-page-break/><text:span text:style-name="T824">signal</text:span><text:span text:style-name="T832">s</text:span><text:span text:style-name="T824">, stretching (with pitch shift) the sounds </text:span><text:span text:style-name="T832">by</text:span><text:span text:style-name="T824"> a random percentage (from 0 to 30). </text:span><text:span text:style-name="T745"><text:line-break/></text:span><text:span text:style-name="T833">4. </text:span><text:span text:style-name="T745">Convolution with random impulse responses. </text:span><text:span text:style-name="T825">Input signals are convoluted </text:span><text:span text:style-name="T826">with randomly chosen </text:span><text:span text:style-name="T827">room impulse responses, collected from </text:span><text:span text:style-name="T848">the </text:span><text:span text:style-name="T827">Voxengo website</text:span><text:span text:style-name="T827"><text:note text:id="ftn26" text:note-class="footnote"><text:note-citation>26</text:note-citation><text:note-body><text:p text:style-name="P171">http://www.voxengo/imodeler</text:p></text:note-body></text:note></text:span><text:span text:style-name="T827">. </text:span><text:span text:style-name="T828">The balance between dry and wet signal is controlled by a random variable. This adds to </text:span><text:span text:style-name="T832">the </text:span><text:span text:style-name="T828">original signals the simulation of ambiance re</text:span><text:span text:style-name="T832">v</text:span><text:span text:style-name="T828">erbs.</text:span></text:p>
      <text:p text:style-name="P117"><text:span text:style-name="T833">In particular, </text:span><text:span text:style-name="T834">2 and 4 </text:span><text:span text:style-name="T836">have been fundamental</text:span><text:span text:style-name="T834"> to improve the model’s accuracy for signals recorded with microphones, which </text:span><text:span text:style-name="T835">can contain reverb and heavy equalizations due to the microphone’s and the room’s characteristics. U</text:span><text:span text:style-name="T849">nfortunately, It has not been possible to organize a formal survey to assess whether the augmented files maintain the same perceptive order level of the original samples. </text:span><text:span text:style-name="T848">However, t</text:span><text:span text:style-name="T849">his property has been verified through formal judgements of a dozen of individuals, with a positive feedback. </text:span><text:span text:style-name="T837">Nevertheless, this augmentation technique can </text:span><text:span text:style-name="T1033">not</text:span><text:span text:style-name="T837"> be considered as a generalizable method. </text:span><text:span text:style-name="T850">In fact, it is not proved that the augmented files maintain undamaged</text:span><text:span text:style-name="T837"> features different than the chaos/order.</text:span></text:p>
      <text:p text:style-name="P196"/>
      <text:p text:style-name="P126"><text:span text:style-name="T851">At the end of</text:span><text:span text:style-name="T745"> the first research stage, we obtained a dataset consisting in </text:span><text:span text:style-name="T808">4250</text:span><text:span text:style-name="T745"> sound samples, </text:span><text:span text:style-name="T842">that we consider a sufficient amount to </text:span><text:span text:style-name="T843">train</text:span><text:span text:style-name="T842"> a </text:span><text:span text:style-name="T1034">neural network</text:span><text:span text:style-name="T842"> model</text:span><text:span text:style-name="T745">. Each sample is associated with a discreet human classification, describing </text:span><text:span text:style-name="T838">its</text:span><text:span text:style-name="T745"> perceptive order level. </text:span><text:span text:style-name="T839">The chaos/order feature has been proved to present an acceptable ambiguity level (</text:span><text:span text:style-name="T840">X%</text:span><text:span text:style-name="T839">), relying on the tester’s judgements. Th</text:span><text:span text:style-name="T1012">erefore</text:span><text:span text:style-name="T839">, it can be conside</text:span><text:span text:style-name="T841">red a feature that different individuals</text:span><text:span text:style-name="T841"><text:note text:id="ftn27" text:note-class="footnote"><text:note-citation>27</text:note-citation><text:note-body><text:p text:style-name="P173">Individuals with a common background of the testers.</text:p></text:note-body></text:note></text:span><text:span text:style-name="T841"> perceive in a similar manner. </text:span></text:p>
      <text:p text:style-name="P102"/>
      <text:p text:style-name="P118"><text:span text:style-name="T841">T</text:span><text:span text:style-name="T745">he classification algorithm</text:span></text:p>
      <text:p text:style-name="P105"/>
      <text:p text:style-name="P127"><text:span text:style-name="T745">The specific purpose of this research stage </text:span><text:span text:style-name="T1014">is</text:span><text:span text:style-name="T745"> to obtain a </text:span><text:span text:style-name="T1005">model</text:span><text:span text:style-name="T745"> capable of predicting the perceived </text:span><text:span text:style-name="T853">order</text:span><text:span text:style-name="T875"> level of an audio signal, relying on the collected dataset. The goal </text:span><text:span text:style-name="T926">is</text:span><text:span text:style-name="T875"> to </text:span><text:span text:style-name="T876">produce</text:span><text:span text:style-name="T875"> a </text:span><text:span text:style-name="T876">light and fast enough</text:span><text:span text:style-name="T875"> algorithm </text:span><text:span text:style-name="T876">to be operated in pseudo-real-time on a common laptop computer. </text:span><text:span text:style-name="T930">W</text:span><text:span text:style-name="T877">e considered as target a behavior faster than 200 milliseconds on a Macbook Pro </text:span><text:span text:style-name="T878">201</text:span><text:span text:style-name="T880">1</text:span><text:span text:style-name="T880"><text:note text:id="ftn28" text:note-class="footnote"><text:note-citation>28</text:note-citation><text:note-body><text:p text:style-name="Footnote">CPU: Intel i5 2,3 GhZ, RAM: 4 Gb 1333 MhZ DDR3</text:p></text:note-body></text:note></text:span><text:span text:style-name="T877">. </text:span><text:span text:style-name="T878">In order to fulfill these requirements we opted for a </text:span><text:span text:style-name="T854">Convolutional Neural Network</text:span><text:span text:style-name="T878"> design, implemented </text:span><text:span text:style-name="T879">in</text:span><text:span text:style-name="T878"> the Python programming language. </text:span><text:span text:style-name="T881">We selected this </text:span><text:span text:style-name="T922">model</text:span><text:span text:style-name="T881"> for several reasons that have been treated in the previous sections. In particular:</text:span></text:p>
      <text:p text:style-name="P127"><text:span text:style-name="T881">1. ANNs are proved do be </text:span><text:span text:style-name="T935">a</text:span><text:span text:style-name="T881">n effective choice for fuzzy/percepti</text:span><text:span text:style-name="T922">v</text:span><text:span text:style-name="T881">e feature extraction </text:span><text:span text:style-name="T881"><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81">.</text:span></text:p>
      <text:p text:style-name="P128"><text:span text:style-name="T745">2. CNNs are proved to achieve consistent accuracy in audio classification </text:span><text:span text:style-name="T1013">tasks </text:span><text:span text:style-name="T74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45">.</text:span></text:p>
      <text:p text:style-name="P128"><text:span text:style-name="T745">3. CNNs are proved to be more computationally efficient, in respect of competing models (RNNs) </text:span><text:span text:style-name="T74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45">.</text:span></text:p>
      <text:p text:style-name="P108">This approach has been selected a priori, basing on the information gathered from several researches.</text:p>
      <text:p text:style-name="P131"><text:span text:style-name="T745">Nevertheless, one significant disadvantage of this technique, in respect of a RNN implementation, is that the model’s input data to be classified must present equal dimensionality. </text:span><text:span text:style-name="T1015">In our particular case, this </text:span><text:span text:style-name="T1016">means that only sounds with an exact fixed duration can be classified.</text:span></text:p>
      <text:p text:style-name="P107"/>
      <text:p text:style-name="P106">Introduction to Convolutional Neural Networks</text:p>
      <text:p text:style-name="P109"/>
      <text:p text:style-name="P152"><text:span text:style-name="T1006">The application in which CNNs excel </text:span><text:span text:style-name="T1010">(but not limited to) </text:span><text:span text:style-name="T1006">is automatic classification of image-related data </text:span><text:span text:style-name="T1006"><text:bibliography-mark text:identifier="intro to CNNs" text:bibliography-type="article" text:author="Jianxin Wu" text:publisher="https://cs.nju.edu.cn/wujx/paper/CNN.pdf" text:title="Introduction to Convolutional Neural Networks" text:year="2017">[42]</text:bibliography-mark></text:span><text:span text:style-name="T1006">, </text:span><text:span text:style-name="T1007">in fact, the</text:span><text:span text:style-name="T1011">ir</text:span><text:span text:style-name="T1007"> functioning is inspired by the behavior of the visual cortex</text:span><text:span text:style-name="T1008">. </text:span><text:span text:style-name="T1009">As </text:span><text:span text:style-name="T869">David H. </text:span><text:span text:style-name="T868">Hubel </text:span><text:span text:style-name="T966">observed in </text:span><text:span text:style-name="T968">several</text:span><text:span text:style-name="T966"> experiments, for example </text:span><text:span text:style-name="T869">Transformation of Information in the Cat's Visual System</text:span><text:span text:style-name="T967"> </text:span><text:span text:style-name="T882"><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82">, </text:span><text:span text:style-name="T883">certain “neuronal cells”, </text:span><text:span text:style-name="T927">to use </text:span><text:span text:style-name="T938">his</text:span><text:span text:style-name="T927"> own words,</text:span><text:span text:style-name="T883"> are able </text:span><text:span text:style-name="T931">to</text:span><text:span text:style-name="T883"> </text:span><text:span text:style-name="T931">recognize and</text:span><text:span text:style-name="T883"> react to complex aggregation of stimuli. </text:span><text:span text:style-name="T884">The latter can be thought as</text:span><text:span text:style-name="T883"> </text:span><text:span text:style-name="T855">visual patterns</text:span><text:span text:style-name="T883"> </text:span><text:span text:style-name="T931">that define</text:span><text:span text:style-name="T884"> archetypical constructs such as “vertical line</text:span><text:span text:style-name="T903">s</text:span><text:span text:style-name="T884">” or “curved segment</text:span><text:span text:style-name="T903">s</text:span><text:span text:style-name="T884">”. </text:span><text:span text:style-name="T885">This is perfectly coherent with </text:span><text:span text:style-name="T923">the </text:span><text:span text:style-name="T885">grouping processes </text:span><text:span text:style-name="T939">identified</text:span><text:span text:style-name="T885"> by the Gestalt </text:span><text:span text:style-name="T885"><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885">. </text:span><text:span text:style-name="T886">T</text:span><text:span text:style-name="T906">hen</text:span><text:span text:style-name="T886">, the basic concept beyond the CNN is to algorithmically replicate this visual aggregation process, in order to recognize “</text:span><text:span text:style-name="T931">archetypical”</text:span><text:span text:style-name="T886"> shapes in images </text:span><text:span text:style-name="T887">and defin</text:span><text:span text:style-name="T927">e </text:span><text:span text:style-name="T887">complex structures to </text:span><text:span text:style-name="T888">detect </text:span><text:span text:style-name="T889">manifold</text:span><text:span text:style-name="T888"> information in data. </text:span><text:span text:style-name="T931">For</text:span><text:span text:style-name="T928"> example, </text:span><text:span text:style-name="T931">a</text:span><text:span text:style-name="T928"> CNN task could be</text:span><text:span text:style-name="T888"> </text:span><text:span text:style-name="T927">establishing</text:span><text:span text:style-name="T888"> if an image portra</text:span><text:span text:style-name="T890">ys</text:span><text:span text:style-name="T888"> a monkey, and </text:span><text:span text:style-name="T940">determining</text:span><text:span text:style-name="T936"> </text:span><text:span text:style-name="T888">the particular species of the animal. A</text:span><text:span text:style-name="T932">n introduction of the basic functioning of a CNN will follow, although it should be considered as a qualitative description, targeted to contextualize the architecture we implemented. It should not be intended as an exhaustive </text:span><text:span text:style-name="T929">explanation</text:span><text:span text:style-name="T932"> of </text:span><text:soft-page-break/><text:span text:style-name="T931">this deep learning model</text:span><text:span text:style-name="T932">. All the following information can be verified and further deepened consulting </text:span><text:span text:style-name="T862">Jianxin Wu </text:span><text:span text:style-name="T932"><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32">, </text:span><text:span text:style-name="T802">Goodfellow et al. </text:span><text:span text:style-name="T799"><text:bibliography-mark text:identifier="DPBOOK" text:bibliography-type="book" text:author="Ian Goodfellow, Yoshua Bengio, Aaron Courville" text:publisher="MIT Press" text:title="Deep Learning" text:year="2016">[13]</text:bibliography-mark></text:span><text:span text:style-name="T799">, </text:span><text:span text:style-name="T803">D. Stutz </text:span><text:span text:style-name="T800"><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32">.</text:span></text:p>
      <text:p text:style-name="P141"><text:span text:style-name="T875">Considering </text:span><text:span text:style-name="T891">a</text:span><text:span text:style-name="T875"> CNN as a </text:span><text:span text:style-name="T853">black box</text:span><text:span text:style-name="T875">, it</text:span><text:span text:style-name="T931">s input consist in</text:span><text:span text:style-name="T875"> a digitized image and </text:span><text:span text:style-name="T931">its</text:span><text:span text:style-name="T875"> output </text:span><text:span text:style-name="T933">is a</text:span><text:span text:style-name="T875"> prediction that depends on what it has been trained for. </text:span><text:span text:style-name="T892">The input is usually a multidimensional vector (or tensor), as an image with </text:span><text:span text:style-name="T856">X </text:span><text:span text:style-name="T892">rows, </text:span><text:span text:style-name="T856">Y </text:span><text:span text:style-name="T892">columns and 3 channels (RGB), </text:span><text:span text:style-name="T893">although differently shaped tensors are similarly managed. </text:span><text:span text:style-name="T894">In fact, </text:span><text:span text:style-name="T895">in audio applications, STFT matrixes are </text:span><text:span text:style-name="T896">usually </text:span><text:span text:style-name="T895">adopted, which are shaped as </text:span><text:span text:style-name="T857">n_time_frames * n_fft_bins * 2. </text:span><text:span text:style-name="T897">Instead, the output can be either a single or multiple value, which represent</text:span><text:span text:style-name="T900">s</text:span><text:span text:style-name="T897"> the computed probability of matching </text:span><text:span text:style-name="T937">the</text:span><text:span text:style-name="T897"> inquired feature</text:span><text:span text:style-name="T898">(</text:span><text:span text:style-name="T897">s</text:span><text:span text:style-name="T898">)</text:span><text:span text:style-name="T897">. </text:span><text:span text:style-name="T899">The internal architecture of a CNN is subdivided in </text:span><text:span text:style-name="T910">different</text:span><text:span text:style-name="T899"> </text:span><text:span text:style-name="T908">processing algorithms</text:span><text:span text:style-name="T858"> </text:span><text:span text:style-name="T899">connected in a cascade fashion, </text:span><text:span text:style-name="T908">which are refer</text:span><text:span text:style-name="T909">r</text:span><text:span text:style-name="T908">ed as layers</text:span><text:span text:style-name="T899">. </text:span><text:span text:style-name="T910">Information propagates from the input to the output of the network, sequentially passing </text:span><text:span text:style-name="T911">(and being modified)</text:span><text:span text:style-name="T910"> through each layer, </text:span><text:span text:style-name="T911">as Figure </text:span><text:span text:style-name="T970">X</text:span><text:span text:style-name="T975"> </text:span><text:span text:style-name="T995">shows</text:span><text:span text:style-name="T975">.</text:span></text:p>
      <text:p text:style-name="P110">FIGURA: schema a blocchi CNN </text:p>
      <text:p text:style-name="P142"><text:span text:style-name="T901">The amount, </text:span><text:span text:style-name="T904">typ</text:span><text:span text:style-name="T912">ology</text:span><text:span text:style-name="T904">, </text:span><text:span text:style-name="T901">sequence and </text:span><text:span text:style-name="T915">hyper</text:span><text:span text:style-name="T901">parameters</text:span><text:span text:style-name="T901"><text:note text:id="ftn29" text:note-class="footnote"><text:note-citation>29</text:note-citation><text:note-body><text:p text:style-name="P175">Parameters that can be defined only by the programmer. In other words, they cannot be automatically learned by the network.</text:p></text:note-body></text:note></text:span><text:span text:style-name="T901"> of the layers constitute </text:span><text:span text:style-name="T902">the </text:span><text:span text:style-name="T859">architecture </text:span><text:span text:style-name="T902">of a CNN </text:span><text:span text:style-name="T913">and,</text:span><text:span text:style-name="T902"> </text:span><text:span text:style-name="T913">usually, different tasks require different </text:span><text:span text:style-name="T923">designs</text:span><text:span text:style-name="T913">. For example, a CNN </text:span><text:span text:style-name="T923">arranged</text:span><text:span text:style-name="T913"> to perform object </text:span><text:span text:style-name="T914">mapping</text:span><text:span text:style-name="T913"> can be comp</text:span><text:span text:style-name="T914">letely inaccurate for</text:span><text:span text:style-name="T913"> </text:span><text:span text:style-name="T914">pictorial style recognition. Accordingly, it is important to </text:span><text:span text:style-name="T925">implement</text:span><text:span text:style-name="T914"> the most suitable </text:span><text:span text:style-name="T924">architecture</text:span><text:span text:style-name="T914"> for </text:span><text:span text:style-name="T941">each</text:span><text:span text:style-name="T914"> specific task.</text:span></text:p>
      <text:p text:style-name="P144"><text:span text:style-name="T904">The </text:span><text:span text:style-name="T905">most common layer types adopted in CNNs are: </text:span><text:span text:style-name="T860">convolutional</text:span><text:span text:style-name="T905">, </text:span><text:span text:style-name="T861">nonlinear</text:span><text:span text:style-name="T917">, </text:span><text:span text:style-name="T860">pooling</text:span><text:span text:style-name="T905"> and </text:span><text:span text:style-name="T860">fully connected, </text:span><text:span text:style-name="T907">even though many others </text:span><text:span text:style-name="T934">are possible</text:span><text:span text:style-name="T907">. </text:span><text:span text:style-name="T916">The </text:span><text:span text:style-name="T918">behavior of convolutional layers, which are the most </text:span><text:span text:style-name="T934">present</text:span><text:span text:style-name="T918"> in CNNs, is based on the operation of convolution </text:span><text:span text:style-name="T919">kernels</text:span><text:span text:style-name="T918"> (also referred as </text:span><text:span text:style-name="T919">filters</text:span><text:span text:style-name="T918">). </text:span><text:span text:style-name="T920">A kernel is a tensor considerably smaller in respect of the input image</text:span><text:span text:style-name="T920"><text:note text:id="ftn30" text:note-class="footnote"><text:note-citation>30</text:note-citation><text:note-body><text:p text:style-name="P176"><text:span text:style-name="T1078">Even though</text:span> the depth size (e.g. <text:span text:style-name="T1121">3</text:span> for RGB files) is <text:span text:style-name="T1078">usually </text:span>the same of the input image</text:p></text:note-body></text:note></text:span><text:span text:style-name="T920">. </text:span><text:span text:style-name="T921">The contained values approximate the shape of a visual pattern, representing an archetypical visual feature. Figure </text:span><text:span text:style-name="T971">X</text:span><text:span text:style-name="T976"> shows a simple kernel containing a curved feature.</text:span></text:p>
      <text:p text:style-name="P143"><text:span text:style-name="T1000">FIGURA: KERNEL </text:span><text:span text:style-name="T1002">SIMILE A</text:span><text:span text:style-name="T1001">https://translate.google.it/?hl=it#it/en/approssimano</text:span><text:span text:style-name="T976"> <text:s/></text:span></text:p>
      <text:p text:style-name="P111">FORMULA: KERNEL CONVOLUTION</text:p>
      <text:p text:style-name="P145"><text:span text:style-name="T976">B</text:span><text:span text:style-name="T974">y convolving a kernel with an identically-sized </text:span><text:span text:style-name="T984">section</text:span><text:span text:style-name="T974"> of the input image (</text:span><text:span text:style-name="T980">as </text:span><text:span text:style-name="T981">figured</text:span><text:span text:style-name="T980"> by Formula </text:span><text:span text:style-name="T972">X</text:span><text:span text:style-name="T974">), is obtained a value that reflects the amount of matching between the two vectors.</text:span><text:span text:style-name="T980"> </text:span><text:span text:style-name="T974">This indicates how much the feature </text:span><text:span text:style-name="T996">carried</text:span><text:span text:style-name="T974"> by the kernel is present in the analyzed image section. </text:span><text:span text:style-name="T978">The matrix obtained b</text:span><text:span text:style-name="T977">y “</text:span><text:span text:style-name="T992">striding</text:span><text:span text:style-name="T977">” the kernel in all the possible positions within the input image</text:span><text:span text:style-name="T978"> is called </text:span><text:span text:style-name="T871">feature map</text:span><text:span text:style-name="T980">. </text:span><text:span text:style-name="T979">This </text:span><text:span text:style-name="T996">tensor</text:span><text:span text:style-name="T978"> represent</text:span><text:span text:style-name="T979">s </text:span><text:span text:style-name="T980">then</text:span><text:span text:style-name="T978"> the amount and dislocation of a particular feature </text:span><text:span text:style-name="T997">(visual pattern)</text:span><text:span text:style-name="T978"> in the whole image</text:span><text:span text:style-name="T871">, </text:span><text:span text:style-name="T980">as described in Figure </text:span><text:span text:style-name="T972">X</text:span><text:span text:style-name="T978">. </text:span></text:p>
      <text:p text:style-name="P119"><text:span text:style-name="T978">F</text:span><text:span text:style-name="T974">IGURA: FEATURE MAP</text:span></text:p>
      <text:p text:style-name="P129"><text:span text:style-name="T974">Nevertheless, the above-explained scenario is simplistic. In fact, kernels are usually more complex than the one shown in Figure </text:span><text:span text:style-name="T969">X</text:span><text:span text:style-name="T974">. Furthermore, in </text:span><text:span text:style-name="T983">the </text:span><text:span text:style-name="T974">real world, a convolutional layer can implement even dozens of </text:span><text:span text:style-name="T997">them</text:span><text:span text:style-name="T974"> </text:span><text:span text:style-name="T982">to detect multiple features, defining high-dimensional feature maps.</text:span></text:p>
      <text:p text:style-name="P130"><text:span text:style-name="T982">S</text:span><text:span text:style-name="T974">ince the operations performed in a convolutional layer are strictly </text:span><text:span text:style-name="T870">linear </text:span><text:span text:style-name="T974">(</text:span><text:span text:style-name="T985">element-wise</text:span><text:span text:style-name="T974"> multiplication </text:span><text:span text:style-name="T985">and summation</text:span><text:span text:style-name="T974">), </text:span><text:span text:style-name="T986">a common practice is to add </text:span><text:span text:style-name="T872">non-linearities</text:span><text:span text:style-name="T986">, applying an </text:span><text:span text:style-name="T872">activation function</text:span><text:span text:style-name="T986"> to </text:span><text:span text:style-name="T996">every element of a</text:span><text:span text:style-name="T986"> feature map. </text:span><text:span text:style-name="T987">This proceeding permits to better match fuzzy features, which </text:span><text:span text:style-name="T989">involve</text:span><text:span text:style-name="T987"> non-linear correlations </text:span><text:span text:style-name="T988">among pixels</text:span><text:span text:style-name="T987">. For example, </text:span><text:span text:style-name="T988">the species o</text:span><text:span text:style-name="T997">f a</text:span><text:span text:style-name="T988"> </text:span><text:span text:style-name="T997">portrayed</text:span><text:span text:style-name="T988"> animal certainly can’t be mapped through </text:span><text:span text:style-name="T994">the</text:span><text:span text:style-name="T988"> simple matching of “basic patterns”, since it </text:span><text:span text:style-name="T990">obviously </text:span><text:span text:style-name="T989">implicates</text:span><text:span text:style-name="T988"> complex and non-linear dependencies </text:span><text:span text:style-name="T996">dislocated within </text:span><text:span text:style-name="T998">the</text:span><text:span text:style-name="T996"> image</text:span><text:span text:style-name="T988">. </text:span><text:span text:style-name="T991">The most frequently adopted activation function is the </text:span><text:span text:style-name="T874">rectified linear unit</text:span><text:span text:style-name="T999"> (</text:span><text:span text:style-name="T873">ReLU</text:span><text:span text:style-name="T874">)</text:span><text:span text:style-name="T991">, which is described by </text:span><text:span text:style-name="T993">Formula</text:span><text:span text:style-name="T1003"> </text:span><text:span text:style-name="T1004">X.</text:span></text:p>
      <text:p text:style-name="P113">FORMULA f(x) = max(0,x)</text:p>
      <text:p text:style-name="P133"><text:span text:style-name="T942">This function </text:span><text:span text:style-name="T950">basically </text:span><text:span text:style-name="T942">turns all the negative values of its input to 0. This increases the nonlinearities of a model, facilitating the learning of fuzzy and complex features. For an exhaustive overview of ReLU refer to </text:span><text:span text:style-name="T864">Nair et al. </text:span><text:span text:style-name="T942"><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42">.</text:span></text:p>
      <text:p text:style-name="P134"><text:span text:style-name="T942">A common (but not mandatory) practice in CNN design is to reduce the dimensionality</text:span><text:span text:style-name="T942"><text:note text:id="ftn31" text:note-class="footnote"><text:note-citation>31</text:note-citation><text:note-body><text:p text:style-name="P177">All dimensions, except the depth</text:p></text:note-body></text:note></text:span><text:span text:style-name="T942"> of the feature maps through dedicated processing algorithms referred as </text:span><text:span text:style-name="T864">pooling </text:span><text:span text:style-name="T942">layers (also mentioned as downsampling layers). </text:span><text:span text:style-name="T944">This proceeding </text:span><text:span text:style-name="T945">serves mostly to increase the computational efficiency of a model, </text:span><text:soft-page-break/><text:span text:style-name="T945">reducing the amount of calculi to </text:span><text:span text:style-name="T965">be </text:span><text:span text:style-name="T945">performed. </text:span><text:span text:style-name="T947">It is also aimed at </text:span><text:span text:style-name="T945">minimiz</text:span><text:span text:style-name="T947">ing</text:span><text:span text:style-name="T945"> the possibility of overfitting. The most common pooling strategy is called </text:span><text:span text:style-name="T865">max pooling. </text:span><text:span text:style-name="T945">This technique involves the application of a simple striding kernel, in a similar fashion of convolutional layers. </text:span><text:span text:style-name="T946">The max pooling filter </text:span><text:span text:style-name="T943">analyses an image subsection an outputs </text:span><text:span text:style-name="T964">only </text:span><text:span text:style-name="T943">its maximum value, as </text:span><text:span text:style-name="T948">illustrated</text:span><text:span text:style-name="T943"> by Figure </text:span><text:span text:style-name="T973">X</text:span><text:span text:style-name="T943"> and Formula </text:span><text:span text:style-name="T973">X</text:span><text:span text:style-name="T943">, </text:span><text:span text:style-name="T949">populating </text:span><text:span text:style-name="T961">the output</text:span><text:span text:style-name="T949"> tensor with the downsampled data.</text:span></text:p>
      <text:p text:style-name="P121">FORMULA: POOLING KERNEL</text:p>
      <text:p text:style-name="P121">FIGURA: POOLING</text:p>
      <text:p text:style-name="P135">The last layer of a CNN is always a <text:span text:style-name="T183">fully connected </text:span><text:span text:style-name="T193">layer</text:span><text:span text:style-name="T183">, </text:span><text:span text:style-name="T240">which is the most commonly adopted in ANN</text:span><text:span text:style-name="T248">s</text:span><text:span text:style-name="T240"> in general. </text:span><text:span text:style-name="T277">It</text:span><text:span text:style-name="T241"> </text:span><text:span text:style-name="T277">usually </text:span><text:span text:style-name="T241">consists in a </text:span><text:span text:style-name="T277">parallel </text:span><text:span text:style-name="T241">set of </text:span><text:span text:style-name="T194">neurons, </text:span><text:span text:style-name="T241">which are simple computing cells. </text:span><text:span text:style-name="T242">The amount of neurons defines the </text:span><text:span text:style-name="T195">depth</text:span><text:span text:style-name="T242"> parameter of this kind of layer.</text:span><text:span text:style-name="T241"> Neurons contain basic processing structures referred as </text:span><text:span text:style-name="T194">activation functions</text:span><text:span text:style-name="T241">. Several types of them are possible (including the above-mentioned ReLU) <text:s/>and the choice of the right </text:span><text:span text:style-name="T262">one</text:span><text:span text:style-name="T241"> is an important factor for an ANN model design. </text:span><text:span text:style-name="T242">In a fully connected layer, all the input </text:span><text:span text:style-name="T277">elements</text:span><text:span text:style-name="T242"> are connected to </text:span><text:span text:style-name="T243">every neuron and all the connections are rescaled </text:span><text:span text:style-name="T244">multiplying </text:span><text:span text:style-name="T248">the input </text:span><text:span text:style-name="T244">by a </text:span><text:span text:style-name="T196">weight</text:span><text:span text:style-name="T243"> </text:span><text:span text:style-name="T244">factor </text:span><text:span text:style-name="T243">and </text:span><text:span text:style-name="T244">add</text:span><text:span text:style-name="T248">ing</text:span><text:span text:style-name="T244"> a </text:span><text:span text:style-name="T196">bias</text:span><text:span text:style-name="T243">, </text:span><text:span text:style-name="T262">as shown in Figure </text:span><text:span text:style-name="T359">X</text:span><text:span text:style-name="T262">.</text:span></text:p>
      <text:p text:style-name="P123"><text:span text:style-name="T243">F</text:span><text:span text:style-name="T222">IGURA: FULLY CONNECTED LAYER</text:span></text:p>
      <text:p text:style-name="P135"><text:span text:style-name="T245">The final layer of a CNN must have a </text:span><text:span text:style-name="T197">depth</text:span><text:span text:style-name="T245"> size equal to the number of classes that the model should distinguish. </text:span><text:span text:style-name="T246">For example, a design targeted to </text:span><text:span text:style-name="T248">discriminate</text:span><text:span text:style-name="T246"> if an image portraits “happy” or “sad” people, should present a final fully connected layer with only 2 neurons. </text:span><text:span text:style-name="T247">A proper choice of weight</text:span><text:span text:style-name="T277">s</text:span><text:span text:style-name="T247">, biases and activation functions permits to select which input </text:span><text:span text:style-name="T277">elements</text:span><text:span text:style-name="T247"><text:note text:id="ftn32" text:note-class="footnote"><text:note-citation>32</text:note-citation><text:note-body><text:p text:style-name="P185">Which in CNNs are usually feature <text:span text:style-name="T1122">maps</text:span> extracted by convolutional layers and eventually downsampled.</text:p></text:note-body></text:note></text:span><text:span text:style-name="T247"> are correlated to match a particular class.</text:span></text:p>
      <text:p text:style-name="P136"><text:span text:style-name="T247">A </text:span><text:span text:style-name="T222">common CNN designs involves a concatenation of several layers in a cascade fashion, for instance:</text:span></text:p>
      <text:p text:style-name="P146"><text:span text:style-name="T1085">input=&gt;</text:span>conv=&gt;nonlinear=&gt;conv=&gt;nonlinear=&gt;pooling=&gt;conv=&gt;nonlinear=&gt;pooling=&gt;fully connected<text:span text:style-name="T1085">=&gt;prediction</text:span></text:p>
      <text:p text:style-name="P137">Following this architecture from the input to the output, the original data becomes represented by increasingly higher level features (more and more fuzzy, abstract and nonlinear) and finally becomes a restricted array of predictions. <text:span text:style-name="T1079">This occurs because, going through the network, the features extracted by convolutional layers become function of the previously extracted features, defining complex superstructures. Figure </text:span><text:span text:style-name="T1052">X</text:span><text:span text:style-name="T1079"> can visually clarify this concept. </text:span></text:p>
      <text:p text:style-name="P124">FIGURA: COMPLESSITA’ CRESCENTE FEATURES</text:p>
      <text:p text:style-name="P138">The training process of an ANN is aimed at <text:span text:style-name="T1082">automatically </text:span>identifying the network’s <text:span text:style-name="T183">parameters</text:span> that permit a correct classification <text:span text:style-name="T1081">of the </text:span>desired features. In the case of a classic CNN design this means to find <text:span text:style-name="T1082">meaningful</text:span> kernels <text:span text:style-name="T1082">for the convolutional layers </text:span>and the appropriate weights and biases <text:span text:style-name="T1080">for</text:span> the fully connected <text:span text:style-name="T1083">ones</text:span>. Although, the <text:span text:style-name="T1084">hyper</text:span><text:span text:style-name="T183">parameters </text:span><text:span text:style-name="T222">relative the network design (layers sequence, depth ecc.) must be defined a prior</text:span><text:span text:style-name="T261">i </text:span><text:span text:style-name="T277">and can’t be learned by the network itself</text:span><text:span text:style-name="T222">. </text:span><text:span text:style-name="T253">In supervised learning problems this procedure relies on labelled training datasets, in which every data-point is </text:span><text:span text:style-name="T254">correlated to</text:span><text:span text:style-name="T253"> a numerical value </text:span><text:span text:style-name="T254">that express which class it </text:span><text:span text:style-name="T255">belongs </text:span><text:span text:style-name="T263">to</text:span><text:span text:style-name="T254">. </text:span><text:span text:style-name="T255">For example, “happy people” could be 0 and “sad people” could be 1.</text:span><text:span text:style-name="T251"> In the training process,</text:span><text:span text:style-name="T250"> all parameters are randomly initialized and then they are fine-tuned through</text:span><text:span text:style-name="T249"> a</text:span><text:span text:style-name="T252">n optimization</text:span><text:span text:style-name="T249"> proces</text:span><text:span text:style-name="T253">s </text:span><text:span text:style-name="T256">that </text:span><text:span text:style-name="T253">is divided in consecutive stages. Initially, </text:span><text:span text:style-name="T258">every </text:span><text:span text:style-name="T253">data-</text:span><text:span text:style-name="T258">point</text:span><text:span text:style-name="T253"> </text:span><text:span text:style-name="T257">forward propagates</text:span><text:span text:style-name="T253"> </text:span><text:span text:style-name="T257">through the</text:span><text:span text:style-name="T253"> network, </text:span><text:span text:style-name="T258">generating a prediction. The latter would be potentially wrong </text:span><text:span text:style-name="T278">at the beginning</text:span><text:span text:style-name="T258">, since the network parameters are still random </text:span><text:span text:style-name="T278">or non optimized</text:span><text:span text:style-name="T258">. </text:span><text:span text:style-name="T259">Then, a </text:span><text:span text:style-name="T198">loss function</text:span><text:span text:style-name="T258"> </text:span><text:span text:style-name="T259">of the prediction is computed, comparing </text:span><text:span text:style-name="T284">the latter</text:span><text:span text:style-name="T259"> with the expected outcome (the label). This value represents the model’s accuracy, in other words, how much a prediction is distant from the truth. </text:span><text:span text:style-name="T260">Several loss functions can be adopted and the choice of this </text:span><text:span text:style-name="T261">hyper</text:span><text:span text:style-name="T260">parameter influences various aspects of the training, among which, the training speed and the obtainable accuracy. A common loss function f</text:span><text:span text:style-name="T261">or</text:span><text:span text:style-name="T260"> CNN-based categorization applications is </text:span><text:span text:style-name="T199">categorical crossentropy, </text:span><text:span text:style-name="T260">which is </text:span><text:span text:style-name="T263">described</text:span><text:span text:style-name="T260"> by Formula </text:span><text:span text:style-name="T358">X</text:span><text:span text:style-name="T260">.</text:span></text:p>
      <text:p text:style-name="P122"><text:span text:style-name="T260">F</text:span><text:span text:style-name="T222">ORMULA: CATEGORICAL CROSSENTROPY</text:span></text:p>
      <text:p text:style-name="P139"><text:span text:style-name="T942">Successively, </text:span><text:span text:style-name="T951">a backpropagation process individuates which parameters influence the final prediction and </text:span><text:span text:style-name="T954">updates</text:span><text:span text:style-name="T951"> them in order to obtain correct </text:span><text:span text:style-name="T953">outcomes</text:span><text:span text:style-name="T951">, </text:span><text:span text:style-name="T952">relying on a </text:span><text:span text:style-name="T866">gradient descent</text:span><text:span text:style-name="T952"> algorithm. </text:span><text:span text:style-name="T955">This process is performed for every data-poin</text:span><text:span text:style-name="T956">t</text:span><text:span text:style-name="T955"> and the goal is to obtain a single parameters-set </text:span><text:span text:style-name="T956">to obtain </text:span><text:span text:style-name="T962">the most accurate</text:span><text:span text:style-name="T956"> prediction</text:span><text:span text:style-name="T959">s</text:span><text:span text:style-name="T956"> for any data </text:span><text:span text:style-name="T957">similar to the training </text:span><text:span text:style-name="T963">data-points</text:span><text:span text:style-name="T957">. </text:span><text:span text:style-name="T958">This usually requires various “cycles”, or </text:span><text:soft-page-break/><text:span text:style-name="T867">epochs</text:span><text:span text:style-name="T867"><text:note text:id="ftn33" text:note-class="footnote"><text:note-citation>33</text:note-citation><text:note-body><text:p text:style-name="P178">A training epoch occurs when all data-points are passed through the forward-backward propagation process.</text:p></text:note-body></text:note></text:span><text:span text:style-name="T867"> </text:span><text:span text:style-name="T958">of training. </text:span><text:span text:style-name="T960">A correctly designed and trained CNN is then capable of generalizing its task, performing </text:span><text:span text:style-name="T962">accurate</text:span><text:span text:style-name="T960"> predictions on unobserved data.</text:span></text:p>
      <text:p text:style-name="P115"/>
      <text:p text:style-name="P125"><text:span text:style-name="T960">T</text:span><text:span text:style-name="T942">he implemented analysis architecture</text:span></text:p>
      <text:p text:style-name="P139"/>
      <text:p text:style-name="P140">The prediction accuracy of a CNN, and of ANNs in general, is sharply influenced by <text:span text:style-name="T1086">the </text:span>representation typology of its input data. In fact, as explained above, a prior extraction of <text:span text:style-name="T206">motivated</text:span><text:span text:style-name="T282"> (task</text:span><text:span text:style-name="T1115">-related) </text:span>features can increase the accuracy of a model, focusing the training on relevant aspects. <text:span text:style-name="T1087">In the case of audio classification, spectrograms (STFT) have been proved to provide more accurate outcomes, in respect of feeding CNNs with time-domain waveforms </text:span><text:span text:style-name="T1087"><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087">.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14"><text:note text:id="ftn34" text:note-class="footnote"><text:note-citation>34</text:note-citation><text:note-body><text:p text:style-name="P172">https://github.com/MTG/sms-tools</text:p></text:note-body></text:note></text:span><text:span text:style-name="T1087">. In addition to this, every 3-seconds sound has been segmented in 0.5-seconds frames, overlapped by 50%. This permitted to further extend the dataset dimension by a factor of 11, obtaining a total of </text:span><text:span text:style-name="T1090">51304</text:span><text:span text:style-name="T1087">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087"> matrix, containing the STFTs of all data-points, shaped as (</text:span><text:span text:style-name="T1089">51304</text:span><text:span text:style-name="T1087">, 22, 513), where the first dimension is the total number of data-points, the second is the amount of fft frames (time) and the third is the amount of fft bins (frequencies) of every frame. The other is the </text:span><text:span text:style-name="T201">target</text:span><text:span text:style-name="T1087"> matrix and contains the one-hot-encoded</text:span><text:span text:style-name="T1087"><text:note text:id="ftn35" text:note-class="footnote"><text:note-citation>35</text:note-citation><text:note-body><text:p text:style-name="P181">One-hot-encoding consists <text:span text:style-name="T1097">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095">This representation reflects the output prediction vector of the CNN model.</text:span></text:p></text:note-body></text:note></text:span><text:span text:style-name="T1087"> human classifications. It is shaped as (</text:span><text:span text:style-name="T1089">51304</text:span><text:span text:style-name="T1087">, 11), where the first dimension is, again, the total number of data-points and the second is the amount of possible order classes. The CNN architecture we realized has been inspired by the work of </text:span><text:span text:style-name="T200">Salomon et al. </text:span><text:span text:style-name="T264"><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64">, </text:span><text:span text:style-name="T265">applying substantial modifications. </text:span><text:span text:style-name="T266">The implemented design follows the diagram of Figure </text:span><text:span text:style-name="T360">X</text:span><text:span text:style-name="T266">.</text:span></text:p>
      <text:p text:style-name="P148">FIGURA: IMPLEMENTED DESIGN.</text:p>
      <text:p text:style-name="P153"><text:span text:style-name="T769">The training has been performed for 50 epochs with a batch size </text:span><text:span text:style-name="T778"><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69"> of </text:span><text:span text:style-name="T775">10</text:span><text:span text:style-name="T769"> data-point</text:span><text:span text:style-name="T776">s, </text:span><text:span text:style-name="T777">adopting</text:span><text:span text:style-name="T769"> </text:span><text:span text:style-name="T760">Categorical </text:span><text:span text:style-name="T758">Crossentropy </text:span><text:span text:style-name="T766">as loss function </text:span><text:span text:style-name="T767">and</text:span><text:span text:style-name="T768"> </text:span><text:span text:style-name="T767">learning rate optimized by an ADAM algorithm </text:span><text:span text:style-name="T767"><text:bibliography-mark text:identifier="adam optimizer" text:bibliography-type="article" text:author="Diederik P. Kingma, Jimmy Ba" text:publisher=" arXiv:1412.6980" text:title="Adam: A Method for Stochastic Optimization" text:year="2014">[48]</text:bibliography-mark></text:span><text:span text:style-name="T767">. </text:span><text:span text:style-name="T768">The use of </text:span><text:span text:style-name="T759">dropout </text:span><text:span text:style-name="T770">layers serve</text:span><text:span text:style-name="T772">d</text:span><text:span text:style-name="T770"> at reducing the possibility of overfitting. </text:span><text:span text:style-name="T771">These layers </text:span><text:span text:style-name="T774">momentary</text:span><text:span text:style-name="T771"> deactivate a given percentage of </text:span><text:span text:style-name="T774">random </text:span><text:span text:style-name="T771">neurons of its input</text:span><text:span text:style-name="T771"><text:note text:id="ftn36" text:note-class="footnote"><text:note-citation>36</text:note-citation><text:note-body><text:p text:style-name="P179">In the case of a pooling layer as input, “cells” of the feature map are deactivated.</text:p></text:note-body></text:note></text:span><text:span text:style-name="T771">, forcing the model to not rely on particular features to learn a concept </text:span><text:span text:style-name="T771"><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71">. </text:span><text:span text:style-name="T773">The adopted kernel dimension for the convolutional layers indicates that the extracted features are included in spectral regions of approximately </text:span><text:span text:style-name="T779">23</text:span><text:span text:style-name="T773"> milliseconds * </text:span><text:span text:style-name="T779">172</text:span><text:span text:style-name="T790"> </text:span><text:span text:style-name="T780">Hz. </text:span><text:span text:style-name="T781">The pooling size has been selected following an empirical intuition based on the adjectives collected in the classification test. In fact, several </text:span><text:span text:style-name="T788">reported </text:span><text:span text:style-name="T781">attributes, for example </text:span><text:span text:style-name="T761">fragmented/continuous</text:span><text:span text:style-name="T781">, suggest that </text:span><text:span text:style-name="T782">many testers adopted time-variant perceptive structures for discriminating chaos and ordered textures, rather than static</text:span><text:span text:style-name="T783"> proportions </text:span><text:span text:style-name="T787">among</text:span><text:span text:style-name="T783"> </text:span><text:span text:style-name="T787">frequency-related</text:span><text:span text:style-name="T783"> information. For this reason, the implemented size of the pooling filters is 2*4, respectively referring to the time and frequency ax</text:span><text:span text:style-name="T789">e</text:span><text:span text:style-name="T783">s. </text:span><text:span text:style-name="T784">This makes the downsampling more </text:span><text:span text:style-name="T785">e</text:span><text:span text:style-name="T784">ffective </text:span><text:span text:style-name="T789">for</text:span><text:span text:style-name="T784"> the </text:span><text:span text:style-name="T789">spectral (static) information</text:span><text:span text:style-name="T784">, </text:span><text:span text:style-name="T785">maintaining a softer approximation for </text:span><text:span text:style-name="T786">the </text:span><text:span text:style-name="T785">time-related dependencies. </text:span>We adopted 90% of the dataset for the CNN training and the remaining 10% as validation set, in order to test the final model accuracy on unobserved data. This architecture presents <text:span text:style-name="T1096">approximately </text:span>a 99% classification accuracy for the training and 68% for the validation set, which could be considered a satisfying result at this stage. <text:span text:style-name="T1091">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092">For this purpose, we implemented a “striding” buffer, with a fixed size equal to the duration of the trained sounds (0.5 seconds). The buffer is cyclically updated with samples coming directly from the sound card</text:span><text:span text:style-name="T1092"><text:note text:id="ftn37" text:note-class="footnote"><text:note-citation>37</text:note-citation><text:note-body><text:p text:style-name="P182">By steps of 512 samples.</text:p></text:note-body></text:note></text:span><text:span text:style-name="T1092">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49"/>
      <text:p text:style-name="P120">The re-synthesis algorithm</text:p>
      <text:p text:style-name="P120"/>
      <text:p text:style-name="P132">This research stage is aimed at obtaining an algorithm capable of producing audible sound texture<text:span text:style-name="T1093">s</text:span> that present a desired level of perceptive order. <text:span text:style-name="T1094">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67">(OSC) protocol</text:span><text:span text:style-name="T267"><text:note text:id="ftn38" text:note-class="footnote"><text:note-citation>38</text:note-citation><text:note-body><text:p text:style-name="P186">http://opensoundcontrol.org/</text:p></text:note-body></text:note></text:span><text:span text:style-name="T267">. T</text:span><text:span text:style-name="T268">he audio synthesis part consist</text:span><text:span text:style-name="T280">s</text:span><text:span text:style-name="T268"> </text:span><text:span text:style-name="T272">of</text:span><text:span text:style-name="T268"> a granular algorithm strictly similar to the </text:span><text:span text:style-name="T279">one </text:span><text:span text:style-name="T268">adopted for the dataset creation. </text:span><text:span text:style-name="T269">The principal difference is that this is based on one single large audio buffer, instead of 100 smaller ones. </text:span><text:span text:style-name="T270">This </text:span><text:span text:style-name="T285">modification </text:span><text:span text:style-name="T270">is due the fact that Max Msp introduces a significant latency when loading buffers and, for real time operations, a single pre-loaded </text:span><text:span text:style-name="T271">file</text:span><text:span text:style-name="T270"> provides a faster response. </text:span><text:span text:style-name="T272">The large buffer has been created </text:span><text:span text:style-name="T274">by </text:span><text:span text:style-name="T272">concatenating </text:span><text:span text:style-name="T274">portions</text:span><text:span text:style-name="T273"> </text:span><text:span text:style-name="T274">of</text:span><text:span text:style-name="T273"> the sounds downloaded from the Freesound database and present</text:span><text:span text:style-name="T283">s</text:span><text:span text:style-name="T273"> a duration of 42.18 minutes</text:span><text:span text:style-name="T273"><text:note text:id="ftn39" text:note-class="footnote"><text:note-citation>39</text:note-citation><text:note-body><text:p text:style-name="P180">This operation has been performed through the software Pro Tools 10.</text:p></text:note-body></text:note></text:span><text:span text:style-name="T273">. </text:span><text:span text:style-name="T275">Then, the parameter</text:span><text:span text:style-name="T276">s-s</text:span><text:span text:style-name="T275">pace of </text:span><text:span text:style-name="T285">the audio</text:span><text:span text:style-name="T275"> synthesis algorithm consist</text:span><text:span text:style-name="T280">s</text:span><text:span text:style-name="T275"> </text:span><text:span text:style-name="T281">of</text:span><text:span text:style-name="T275"> </text:span><text:span text:style-name="T276">an array of </text:span><text:span text:style-name="T275">8 </text:span><text:span text:style-name="T276">values</text:span><text:span text:style-name="T275">:</text:span></text:p>
      <text:p text:style-name="P6">-<text:span text:style-name="T1055">Metronome speed</text:span></text:p>
      <text:p text:style-name="P6">-<text:span text:style-name="T1056">Initial slice position</text:span></text:p>
      <text:p text:style-name="P6">-<text:span text:style-name="T1070">Position randomness</text:span></text:p>
      <text:p text:style-name="P6">-<text:span text:style-name="T1056">Initial slice duration</text:span></text:p>
      <text:p text:style-name="P6">-<text:span text:style-name="T1056">Slice duration randomness</text:span></text:p>
      <text:p text:style-name="P6">-<text:span text:style-name="T1056">Initial Playback speed</text:span></text:p>
      <text:p text:style-name="P6">-<text:span text:style-name="T1056">Playback speed randomness</text:span></text:p>
      <text:p text:style-name="P16">-Envelope type</text:p>
      <text:p text:style-name="P197"><text:span text:style-name="T518">The parameters-sets are generate</text:span><text:span text:style-name="T519">d</text:span><text:span text:style-name="T518"> by a si</text:span><text:span text:style-name="T520">m</text:span><text:span text:style-name="T518">ple markovian process </text:span><text:span text:style-name="T521">capable of producing the correct values to synthesize a texture with a desired perceptive order level. </text:span><text:span text:style-name="T524">Since </text:span><text:span text:style-name="T529">M</text:span><text:span text:style-name="T524">arkov </text:span><text:span text:style-name="T529">C</text:span><text:span text:style-name="T524">hains are experience-based processes (as ANNs), t</text:span><text:span text:style-name="T521">o obtain this behavior it has been necessary to </text:span><text:span text:style-name="T523">collect</text:span><text:span text:style-name="T521"> another dataset, containing parameters-sets associated with the perceptive order level of the textures produced by each </text:span><text:span text:style-name="T528">set</text:span><text:span text:style-name="T521">. This can be thought as a database of labelled </text:span><text:span text:style-name="T453">presets </text:span><text:span text:style-name="T522">for the granular synthesizer</text:span><text:span text:style-name="T525">.</text:span><text:span text:style-name="T522"> This is then adopted by the </text:span><text:span text:style-name="T529">M</text:span><text:span text:style-name="T522">arkov </text:span><text:span text:style-name="T529">C</text:span><text:span text:style-name="T522">hain as </text:span><text:span text:style-name="T526">an experience, from which learn how</text:span><text:span text:style-name="T522"> to produce new semi-aleatory presets that match a desired </text:span><text:span text:style-name="T527">order level</text:span><text:span text:style-name="T522">. </text:span><text:span text:style-name="T792">To avoid any </text:span><text:span text:style-name="T798">possible </text:span><text:span text:style-name="T792">confusion, from here onwards we will refer to the dataset collected for the CNN training as </text:span><text:span text:style-name="T801">classification dataset </text:span><text:span text:style-name="T792">and to the one aimed </text:span><text:span text:style-name="T796">at</text:span><text:span text:style-name="T792"> automatic parameters-set generation as </text:span><text:span text:style-name="T801">re-synthesis dataset. </text:span><text:span text:style-name="T791">Th</text:span><text:span text:style-name="T794">e latter</text:span><text:span text:style-name="T791"> has been generated through an automatic algorithm </text:span><text:span text:style-name="T793">and, a</text:span><text:span text:style-name="T792">gain, </text:span><text:span text:style-name="T793">i</text:span><text:span text:style-name="T792">t has been built </text:span><text:span text:style-name="T795">in order to obtain a homogeneous balance </text:span><text:span text:style-name="T797">among</text:span><text:span text:style-name="T795"> the classes. </text:span><text:span text:style-name="T139">The algorithm diagram is summarized in Figure </text:span><text:span text:style-name="T148">X</text:span><text:span text:style-name="T140">.</text:span></text:p>
      <text:p text:style-name="P32">FIGURA: DIAGRAMMA AUTOMATIC SYNTH DATASET CREATION</text:p>
      <text:p text:style-name="P17">To obtain one single data-point, first a random parameters-set is created. <text:span text:style-name="T1098">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098"><text:note text:id="ftn40" text:note-class="footnote"><text:note-citation>40</text:note-citation><text:note-body><text:p text:style-name="P183">Relying on this formula:</text:p></text:note-body></text:note></text:span><text:span text:style-name="T1098"> are automatically discarded. This proceeding has not been necessary in the classification dataset creation, </text:span><text:soft-page-break/><text:span text:style-name="T1098">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9"><text:span text:style-name="T1099">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23"><text:bibliography-mark text:identifier="markov chain basics" text:bibliography-type="article" text:author="Anders Tolver" text:publisher="ISBN 978-87-7078-952-3" text:title="An Introduction to Markov Chains" text:year="2016">[50]</text:bibliography-mark></text:span><text:span text:style-name="T1123">.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00">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01">has been</text:span> <text:span text:style-name="T1101">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01"> (that is the first value of the parameters-set), should be associated with all </text:span><text:span text:style-name="T204">initial slice positions</text:span><text:span text:style-name="T1101"> (that is the second value) that follow a metronome speed equal to 30. The same operation is performed for all the adjacent states in a “chain” fashion (1=&gt;2, 2=&gt;3, 3=&gt;4, 4=&gt;5, 5=&gt;6, 6=&gt;7, 7=&gt;8), forming nested dictionaries, as shown in Figure </text:span><text:span text:style-name="T1053">X</text:span><text:span text:style-name="T1101">.</text:span></text:p>
      <text:p text:style-name="P34">FIGURA: NESTED DICTIONARY</text:p>
      <text:p text:style-name="P195"><text:span text:style-name="T1101">This arrangement implicates that the system is </text:span><text:span text:style-name="T205">memoryless, </text:span><text:span text:style-name="T1102">satisfying the </text:span><text:span text:style-name="T205">Markov property. </text:span><text:span text:style-name="T1102">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02">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05">to real people </text:span>to verify the perceptive accuracy of the generated textures. Unfortunately, due to mere lack of time, it has not been possible to <text:span text:style-name="T1105">propose</text:span> <text:span text:style-name="T1104">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06">Also here, t</text:span>he first question serve<text:span text:style-name="T1124">s</text:span> to identify the person who took a particular test, to eventually re-propose it in case of <text:span text:style-name="T1106">los</text:span>s <text:span text:style-name="T1106">of data</text:span>. Whereas, the other<text:span text:style-name="T1077">s</text:span> are targeted to identify possible bias-<text:span text:style-name="T1077">factors</text:span> in the classification<text:span text:style-name="T1107">s</text:span>, derived from the age or the personal background of <text:span text:style-name="T1071">the</text:span> tester<text:span text:style-name="T1071">s</text:span>. <text:span text:style-name="T1108">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09">very chaotic</text:span></text:p>
      <text:p text:style-name="P14">-<text:span text:style-name="T1109">moderately chaotic</text:span></text:p>
      <text:p text:style-name="P14">-<text:span text:style-name="T1109">balanced</text:span></text:p>
      <text:p text:style-name="P14">-<text:span text:style-name="T1109">moderately ordered</text:span></text:p>
      <text:p text:style-name="P14">-<text:span text:style-name="T1109">very ordered</text:span></text:p>
      <text:p text:style-name="P22">As for the classification dataset, the scale direction has been randomized for every test, printing half test sheets in one direction and half in the other. <text:span text:style-name="T1110">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54">X</text:span><text:span text:style-name="T1110">.</text:span></text:p>
      <text:p text:style-name="P35">FIGURA: STATISTICHE RE-SYNTHESIS SURVEY</text:p>
      <text:p text:style-name="P23">The obtained accuracy for the re-synthesis stage is <text:span text:style-name="T1088">70%</text:span><text:span text:style-name="T1062">, which is coherent with our expectations. The </text:span><text:span text:style-name="T1068">precision is</text:span><text:span text:style-name="T1062"> higher than the validation accuracy of the analysis system (68%). </text:span><text:span text:style-name="T1068">T</text:span><text:span text:style-name="T1069">his</text:span><text:span text:style-name="T1062"> is certainly due to the restriction of the classification scale. Although, </text:span><text:span text:style-name="T1064">these outcomes indicate that the re-synthesis is slightly unbalanced towards the perceptive chaos. In </text:span><text:span text:style-name="T1065">fact, we empirically denoted that a request of chaotic textures always produce the desired result, whereas a request of ordered ones, sometimes produces “slightly more disordered” sounds. </text:span><text:span text:style-name="T1066">Nevertheless, </text:span><text:span text:style-name="T1067">the latter</text:span><text:span text:style-name="T1066"> opinion is based on various hours of testing performed by us and are not confirmed by other individuals.</text:span></text:p>
      <text:p text:style-name="P9"/>
      <text:p text:style-name="P36">The user interface</text:p>
      <text:p text:style-name="P20"/>
      <text:p text:style-name="P78"><text:soft-page-break/><text:span text:style-name="T745">At the end, the classification and </text:span><text:span text:style-name="T1036">re-</text:span><text:span text:style-name="T745">synthesis algorithms have been connected in a single framework with a simple user interface, </text:span><text:span text:style-name="T1017">which is portrayed in Figure </text:span><text:span text:style-name="T1018">X</text:span><text:span text:style-name="T1017">. </text:span></text:p>
      <text:p text:style-name="P84"><text:span text:style-name="T1017">F</text:span><text:span text:style-name="T745">IGURA: SCREENSHOT INTERFACCIA</text:span></text:p>
      <text:p text:style-name="P79"><text:span text:style-name="T1019">The interface has been arranged for a quadraphonic performance, in order to be able to manage a multichannel and immersive environment. </text:span><text:span text:style-name="T1020">The </text:span><text:span text:style-name="T1021">4 </text:span><text:span text:style-name="T1020">central blocks </text:span><text:span text:style-name="T1021">are identical and each contains one analysis/re-synthesis channel, as well as other functions. Every channel</text:span><text:span text:style-name="T745"> provides the possibility of continuously classifying a signal coming from </text:span><text:span text:style-name="T1021">the sound card</text:span><text:span text:style-name="T745"> containing, for example, the </text:span><text:span text:style-name="T1021">recorded </text:span><text:span text:style-name="T745">self output of the system diffused by a speaker mixed with sounds generated by people present in the room. </text:span><text:span text:style-name="T1021">It implements as well commands for</text:span><text:span text:style-name="T745"> producing </text:span><text:span text:style-name="T1017">on demand </text:span><text:span text:style-name="T745">sounds with a desired amount of </text:span><text:span text:style-name="T875">order</text:span><text:span text:style-name="T745">. These processes can also be automated </text:span><text:span text:style-name="T1022">through a metronome</text:span><text:span text:style-name="T745"> to obtain constantly changing textures. Furthermore, it is possible to make the sounds to be generated directly dependent from the CNN predictions, for example producing textures that present </text:span><text:span text:style-name="T853">opposite</text:span><text:span text:style-name="T745"> </text:span><text:span text:style-name="T875">order</text:span><text:span text:style-name="T852"> </text:span><text:span text:style-name="T745">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23">The reverb consists in a Max Msp implementation performed by </text:span><text:span text:style-name="T863">Andrea Vigani</text:span><text:span text:style-name="T1023"> of the famous Miller Puckette’s rev3~, instead, the random amplifier has been coded by us and basically applies randomly-spaced percussive amplitude envelopes to an incoming signal. </text:span><text:span text:style-name="T745">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52">bias </text:span><text:span text:style-name="T745">the CNN, moving the predictions towards a certain direction. </text:span><text:span text:style-name="T1024">In addition to these capabilities, several spatialization tools have been </text:span><text:span text:style-name="T1026">added</text:span><text:span text:style-name="T1024"> to extend the expressive possibilities of the whole system. </text:span><text:span text:style-name="T1025">The </text:span><text:span text:style-name="T1026">implemented functions permit to </text:span><text:span text:style-name="T1027">perform automatic and manual circular movements for every </text:span><text:span text:style-name="T1028">individual </text:span><text:span text:style-name="T1027">channel, as well as </text:span><text:span text:style-name="T1028">collective </text:span><text:span text:style-name="T1027">random </text:span><text:span text:style-name="T1028">displacements. </text:span><text:span text:style-name="T745">Therefore, the user interface brings control over the order level of a sound to be generated, automation modalities, audio processing </text:span><text:span text:style-name="T1029">and spatialization</text:span><text:span text:style-name="T745">. The </text:span><text:span text:style-name="T1030">functioning of </text:span><text:span text:style-name="T1037">a</text:span><text:span text:style-name="T1030"> single channel </text:span><text:span text:style-name="T745">can be summarized with the following block diagram: </text:span></text:p>
      <text:p text:style-name="P101">FIGURA: USABLE FRAMEWORK</text:p>
      <text:p text:style-name="P20"/>
      <text:p text:style-name="P37">APPLICATIONS</text:p>
      <text:p text:style-name="P18"/>
      <text:p text:style-name="P18"/>
      <text:p text:style-name="P33"/>
      <text:p text:style-name="P6"/>
      <text:p text:style-name="P147"/>
      <text:p text:style-name="P149"/>
      <text:p text:style-name="P149"/>
      <text:p text:style-name="P100"/>
      <text:p text:style-name="P115"/>
      <text:p text:style-name="P115"/>
      <text:p text:style-name="P114"/>
      <text:p text:style-name="P112"><text:s/></text:p>
      <text:p text:style-name="P116"/>
      <text:p text:style-name="P105"/>
      <text:p text:style-name="P105"/>
      <text:p text:style-name="P105"/>
      <text:p text:style-name="P105"/>
      <text:p text:style-name="P103"/>
      <text:p text:style-name="P38"/>
      <text:p text:style-name="P38"/>
      <text:p text:style-name="P24"/>
      <text:p text:style-name="P10"/>
      <text:p text:style-name="P7"><text:soft-page-break/></text:p>
      <text:p text:style-name="P30"/>
      <text:p text:style-name="P3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88">Bibliography</text:p>
          </text:index-title>
          <text:p text:style-name="P189">[1] Pierre Shaeffer. Traité des Objets Musicaux. Editions du Seuil, 1966</text:p>
          <text:p text:style-name="P189">[2] Aline Frey, Xavier Hautbois, Philippe Bootz, Charles Tijus. An experimental validation of Temporal Semiotic Units and Parameterized Time Motifs . Musicae Scientie Vol. 18(1), pp. 98-123, 2014</text:p>
          <text:p text:style-name="P189">[3] Hui Yang, Anne De Roeck, Alistair Willis, Bashar Nuseibeh. A Methodology for Automatic Identification of Nocuous Ambiguity. Proceedings of the 23rd International Conference on Computational Linguistics (Coling 2010), pp. 1218–1226, 2010, 2010</text:p>
          <text:p text:style-name="P189">[4] George Lakoff, Mark Johnson. Metaphors we live by. University of Chicago Press, 1989</text:p>
          <text:p text:style-name="P189">[5] Stephen McAdams, Emmanuel Bigand. Thinking in sound: The cognitive psy- chology of human audition (pp. 146-198). Oxford University Press, 1993</text:p>
          <text:p text:style-name="P189">6: Giovanni Bruno Vicario, Prolegomena to the Perceptual Study of Sounds, 2003,,</text:p>
          <text:p text:style-name="P189">[7] Mao-Yuan Kao, Chang-Biau Yang. Tempo and beat tracking for audio signals with musicgenre classification . Int. J. Intelligent Information and Database Systems, Vol. 3, No. 3, 2009</text:p>
          <text:p text:style-name="P189">[8] Shihui han, Glyn W. Humphreys, Lin Chen. Uniform connectedness and classicalGestalt principles of perceptual grouping. Perception &amp; Psychophysics, 61 (4), 661-674, 1999</text:p>
          <text:p text:style-name="P189">[9] Pieter R. Roelfsema.. Cortical Algorithms for Perceptual Grouping. The Annual Review of Neuroscience, 2006</text:p>
          <text:p text:style-name="P189">[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89">[11] Sonali. B. Maind, Priyanka Wankar. Research Paper on Basic of Artificial Neural Network. International Journal on Recent and Innovation Trends in Computing and Communication, Volume 2, Issue 1, 2014</text:p>
          <text:p text:style-name="P189">[12] Davide Rocchesso, Roberto Bresin, Mikael Fernström . Sounding Objects. IEEE Computer Society Press Los Alamitos, 2003</text:p>
          <text:p text:style-name="P189">13: Ian Goodfellow, Yoshua Bengio, Aaron Courville, Deep Learning, 2016,,</text:p>
          <text:p text:style-name="P189">[14] Paul Covington, Jay Adams, Emre Sargin. Deep Neural Networks for YouTube Recommendations. Proceedings of the 10th ACM Conference on Recommender Systems, 2016</text:p>
          <text:p text:style-name="P189">[15] Alex Gounaropoulos, Colin G. Johnson. A Neural Network Approach for Synthesising Timbres from Adjectives. Proceedings SMC'07, 4th Sound and Music Computing Conference, 2007</text:p>
          <text:p text:style-name="P189">[16] Lawrence R. Rabiner. On the Use of AutocorrelationAnalysis for Pitch Detection. IEEE Trans. Acoust, Speech,Signal Processing, VOL. ASSP-25, NO. 1, 1977</text:p>
          <text:p text:style-name="P189">[17] Aaron van den Oord, Sander Dieleman, Benjamin Schrauwen. Deep content-based music recommendation. Advances in Neural Information Processing Systems 26 (NIPS), 2013</text:p>
          <text:p text:style-name="P189">[18] Anusha Balakrishnan, Kalpit Dixit. DeepPlaylist: Using Recurrent Neural Networks to Predict Song Similarity. Google Scholar, Conference Proceedings, 2016</text:p>
          <text:p text:style-name="P189">[19] Grigory Antipov, Sid-Ahmed Berrani, Natacha Ruchaud, Jean- Luc Dugelay. Learned vs. Handcrafted Features for Pedestrian Gender Recognition. Proceedings of the 23rd ACM international conference on Multimedia, PP 1263-126, 2015</text:p>
          <text:p text:style-name="P189">[20] Keunwoo Choi, György Fazekas, Mark Sandler. Towards Playlist Generation Algorithms Using RNNs Trained on Within-Track Transitions. arXiv:1606.02096, 2016</text:p>
          <text:p text:style-name="P189">[21] Fatemeh Nargesian, Horst Samulowitz, Udayan Khurana, Elias B. Khalil, Deepak Turaga. Learning Feature Engineering for Classification. Proceedings of the Twenty-Sixth International Joint Conference on Artificial Intelligence (IJCAI-17), 2017</text:p>
          <text:p text:style-name="P189">[22] Jordi Pons, Thomas Lidy, Xavier Serra. Experimenting with Musically Motivated Convolutional Neural Networks. 14th International Workshop on Content-Based Multimedia Indexing (CBMI), IEEE, pp. 1-6, 2016</text:p>
          <text:p text:style-name="P189">[23] Marko Stamenovic. Identifying Cover Songs Using Deep Neural Networks. Semanthic Scholar, Conference Proceedings, 2015</text:p>
          <text:p text:style-name="P189"><text:soft-page-break/>[24] Keunwoo Choi, Gyo ̈rgy Fazekas, Mark Sandler, Kyunghyun Cho. Convolutional Recurrent Neural Networks for Music Classification. Neural and Evolutionary Computing, Cornell University Library, 2016</text:p>
          <text:p text:style-name="P189">[25] Ying Zhang, Mohammad Pezeshki, Philemon Brakel, Saizheng Zhang, Cesar Laurent Yoshua Bengio, Aaron Courville. Towards End-to-End Speech Recognition with Deep Convolutional Neural Network. arXiv:1701.02720v1, 2017</text:p>
          <text:p text:style-name="P189">[26] Xavier Serra. Musical Sound Modeling with Sinusoids plus Noise. Musical Signal Processing, Swets &amp; Zeitlinger, pp. 91-122, 1997</text:p>
          <text:p text:style-name="P189">[27] <text:s/>Iannis Xenakis. Formalized Music: Thought and Mathematics in Composition. Special issue of La Revue musicale, nos. 253–254. Paris: Editions Richard-Masse, 1963</text:p>
          <text:p text:style-name="P189">[28] Samgramsing Kayte, Monica Mundada, Jayesh Gujrathi. Hidden Markov Model Based Speech Synthesis: A Review. International Journal of Computer Applications (0975-8887) vol. 3, 2015</text:p>
          <text:p text:style-name="P189">[29] Miranda, Eduardo &amp; Maia Junior, Adolfo. Granular Synthesis of Sounds Through Markov Chains with Fuzzy Control. International Computer Music Conference, ICMC, 2005</text:p>
          <text:p text:style-name="P189">[30] Kyle McDonald. Neural Nets for Generating Music. https://medium.com/artists-and-machine-intelligence/neural-nets-for-generating-music-f46dffac21c0, 2017</text:p>
          <text:p text:style-name="P189">[31] Heiga Zen, Andrew Senior, Mike Schuster. Statistical parametric speech synthesis using deep neural networks. Proceedings of the IEEE International Conference on Acoustics, Speech and Signal Processing (ICASSP), pp. 7962-7966, 2013</text:p>
          <text:p text:style-name="P189">[32] Aa ̈ron van den Oord, Karen Simonyan, Nal Kalchbrenner, Sander Dieleman, Oriol Vinyals, Andrew Senior, Heiga Zen, Alex Graves, Koray Kavukcuoglu. Wavenet: a generative model for raw audio. 9th ISCA Speech Synthesis Workshop, pp. 125-125, 2016</text:p>
          <text:p text:style-name="P189">[33] Scott Reed, Zeynep Akata, Xinchen Yan, Lajanugen Logeswaran, Bernt Schiele, Honglak Lee. Generative Adversarial Text to Image Synthesis. International Conference of Machine Learning, 2016</text:p>
          <text:p text:style-name="P189">[34] Maximilian Panzner, Philipp Cimiano. Comparing Hidden Markov Models and Long Short Term Memory Neural Networks for Learning Action Representations. Lecture Notes in Computer Science, vol 10122. Springer, Cham, 2016</text:p>
          <text:p text:style-name="P189">[35] Diemo Schwarz. Curent Research in Concatenative Sound Synthesis. Proceedings of the International Computer Music Conference (ICMC), 2005</text:p>
          <text:p text:style-name="P189">[36] Josh H. McDermott, Eero P. Simoncelli. Sound texture perception via statistics of the auditory periphery: Evidence from sound synthesis. 71(5):926-940. doi:10.1016/j.neuron.2011.06.032., 2011</text:p>
          <text:p text:style-name="P189">[37] Jung, C. G. &amp; Jung, L. &amp; Meyer-Grass, M. &amp; Falzeder, E. &amp; Woolfson. Children's Dreams: Notes from the Seminar Given in 1936-1940. Princeton: Princeton University Press, 2012</text:p>
          <text:p text:style-name="P189">[38] Paulina Hensman, David Masko. The Impact of Inbalanced Training Data for Convolutional Neural Networks. Degree project in Computer Science, KTH Royal Institute of Technology, 2015</text:p>
          <text:p text:style-name="P189">[39] Curtis Roads. Microsound. The MIT Press, 2005</text:p>
          <text:p text:style-name="P189">[40] Rob Johns. Likert items and scales. Survey Question Bank: Methods Fact Sheet 1, 2010</text:p>
          <text:p text:style-name="P189">[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8T11:36:52.786402000</dc:date>
    <meta:editing-duration>P9DT3H3M5S</meta:editing-duration>
    <meta:editing-cycles>1397</meta:editing-cycles>
    <meta:generator>LibreOffice/5.1.2.2$MacOSX_X86_64 LibreOffice_project/d3bf12ecb743fc0d20e0be0c58ca359301eb705f</meta:generator>
    <meta:document-statistic meta:table-count="0" meta:image-count="0" meta:object-count="0" meta:page-count="23" meta:paragraph-count="285" meta:word-count="13814" meta:character-count="93316" meta:non-whitespace-character-count="79672"/>
  </office:meta>
</office:document-meta>
</file>